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en/thumb/a/a4/Flag_of_the_United_States.svg/23px-Flag_of_the_United_States.svg.png" draw:style-name="gr1" draw:text-style-name="P1" svg:width="0.2394in" svg:height="0.1248in" svg:x="3.5555in" svg:y="0.1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" draw:name="https://upload.wikimedia.org/wikipedia/en/thumb/a/a4/Flag_of_the_United_States.svg/23px-Flag_of_the_United_States.svg.png" draw:style-name="gr1" draw:text-style-name="P1" svg:width="0.2394in" svg:height="0.1248in" svg:x="3.5555in" svg:y="0.3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" draw:name="https://upload.wikimedia.org/wikipedia/en/thumb/a/a4/Flag_of_the_United_States.svg/23px-Flag_of_the_United_States.svg.png" draw:style-name="gr1" draw:text-style-name="P1" svg:width="0.2394in" svg:height="0.1248in" svg:x="3.5555in" svg:y="0.5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" draw:name="https://upload.wikimedia.org/wikipedia/en/thumb/a/a4/Flag_of_the_United_States.svg/23px-Flag_of_the_United_States.svg.png" draw:style-name="gr1" draw:text-style-name="P1" svg:width="0.2394in" svg:height="0.1248in" svg:x="3.5555in" svg:y="0.7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" draw:name="https://upload.wikimedia.org/wikipedia/en/thumb/a/a4/Flag_of_the_United_States.svg/23px-Flag_of_the_United_States.svg.png" draw:style-name="gr1" draw:text-style-name="P1" svg:width="0.2394in" svg:height="0.1248in" svg:x="3.5555in" svg:y="0.8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" draw:name="https://upload.wikimedia.org/wikipedia/en/thumb/a/a4/Flag_of_the_United_States.svg/23px-Flag_of_the_United_States.svg.png" draw:style-name="gr1" draw:text-style-name="P1" svg:width="0.2394in" svg:height="0.1248in" svg:x="3.5555in" svg:y="1.0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" draw:name="https://upload.wikimedia.org/wikipedia/en/thumb/a/a4/Flag_of_the_United_States.svg/23px-Flag_of_the_United_States.svg.png" draw:style-name="gr1" draw:text-style-name="P1" svg:width="0.2394in" svg:height="0.1248in" svg:x="3.5555in" svg:y="1.2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" draw:name="https://upload.wikimedia.org/wikipedia/en/thumb/a/a4/Flag_of_the_United_States.svg/23px-Flag_of_the_United_States.svg.png" draw:style-name="gr1" draw:text-style-name="P1" svg:width="0.2394in" svg:height="0.1248in" svg:x="3.5555in" svg:y="1.4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8" draw:name="https://upload.wikimedia.org/wikipedia/en/thumb/a/a4/Flag_of_the_United_States.svg/23px-Flag_of_the_United_States.svg.png" draw:style-name="gr1" draw:text-style-name="P1" svg:width="0.2394in" svg:height="0.1248in" svg:x="3.5555in" svg:y="1.6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" draw:name="https://upload.wikimedia.org/wikipedia/en/thumb/a/a4/Flag_of_the_United_States.svg/23px-Flag_of_the_United_States.svg.png" draw:style-name="gr1" draw:text-style-name="P1" svg:width="0.2394in" svg:height="0.1248in" svg:x="3.5555in" svg:y="1.7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" draw:name="https://upload.wikimedia.org/wikipedia/en/thumb/a/a4/Flag_of_the_United_States.svg/23px-Flag_of_the_United_States.svg.png" draw:style-name="gr1" draw:text-style-name="P1" svg:width="0.2394in" svg:height="0.1248in" svg:x="3.5555in" svg:y="1.9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" draw:name="https://upload.wikimedia.org/wikipedia/commons/thumb/8/88/Flag_of_Australia_%28converted%29.svg/23px-Flag_of_Australia_%28converted%29.svg.png" draw:style-name="gr1" draw:text-style-name="P1" svg:width="0.2394in" svg:height="0.1248in" svg:x="3.5555in" svg:y="2.1335in">
            <draw:image xlink:href="https://upload.wikimedia.org/wikipedia/commons/thumb/8/88/Flag_of_Australia_%28converted%29.svg/23px-Flag_of_Australia_%28converted%29.svg.png" xlink:type="simple" xlink:show="embed" xlink:actuate="onLoad" draw:mime-type="image/png">
              <text:p/>
            </draw:image>
          </draw:frame>
          <draw:frame draw:z-index="12" draw:name="https://upload.wikimedia.org/wikipedia/en/thumb/a/a4/Flag_of_the_United_States.svg/23px-Flag_of_the_United_States.svg.png" draw:style-name="gr1" draw:text-style-name="P1" svg:width="0.2394in" svg:height="0.1248in" svg:x="3.5555in" svg:y="2.3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" draw:name="https://upload.wikimedia.org/wikipedia/en/thumb/a/a4/Flag_of_the_United_States.svg/23px-Flag_of_the_United_States.svg.png" draw:style-name="gr1" draw:text-style-name="P1" svg:width="0.2394in" svg:height="0.1248in" svg:x="3.5555in" svg:y="2.4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" draw:name="https://upload.wikimedia.org/wikipedia/en/thumb/a/a4/Flag_of_the_United_States.svg/23px-Flag_of_the_United_States.svg.png" draw:style-name="gr1" draw:text-style-name="P1" svg:width="0.2394in" svg:height="0.1248in" svg:x="3.5555in" svg:y="2.6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" draw:name="https://upload.wikimedia.org/wikipedia/en/thumb/0/05/Flag_of_Brazil.svg/22px-Flag_of_Brazil.svg.png" draw:style-name="gr1" draw:text-style-name="P1" svg:width="0.2287in" svg:height="0.1559in" svg:x="3.5555in" svg:y="2.8445in">
            <draw:image xlink:href="https://upload.wikimedia.org/wikipedia/en/thumb/0/05/Flag_of_Brazil.svg/22px-Flag_of_Brazil.svg.png" xlink:type="simple" xlink:show="embed" xlink:actuate="onLoad" draw:mime-type="image/png">
              <text:p/>
            </draw:image>
          </draw:frame>
          <draw:frame draw:z-index="16" draw:name="https://upload.wikimedia.org/wikipedia/commons/thumb/d/d9/Flag_of_Canada_%28Pantone%29.svg/23px-Flag_of_Canada_%28Pantone%29.svg.png" draw:style-name="gr1" draw:text-style-name="P1" svg:width="0.2394in" svg:height="0.1248in" svg:x="3.5555in" svg:y="3.022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17" draw:name="https://upload.wikimedia.org/wikipedia/en/thumb/a/a4/Flag_of_the_United_States.svg/23px-Flag_of_the_United_States.svg.png" draw:style-name="gr1" draw:text-style-name="P1" svg:width="0.2394in" svg:height="0.1248in" svg:x="3.5555in" svg:y="3.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" draw:name="https://upload.wikimedia.org/wikipedia/en/thumb/a/a4/Flag_of_the_United_States.svg/23px-Flag_of_the_United_States.svg.png" draw:style-name="gr1" draw:text-style-name="P1" svg:width="0.2394in" svg:height="0.1248in" svg:x="3.5555in" svg:y="3.3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" draw:name="https://upload.wikimedia.org/wikipedia/en/thumb/a/a4/Flag_of_the_United_States.svg/23px-Flag_of_the_United_States.svg.png" draw:style-name="gr1" draw:text-style-name="P1" svg:width="0.2394in" svg:height="0.1248in" svg:x="3.5555in" svg:y="3.5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" draw:name="https://upload.wikimedia.org/wikipedia/en/thumb/b/ba/Flag_of_Germany.svg/23px-Flag_of_Germany.svg.png" draw:style-name="gr1" draw:text-style-name="P1" svg:width="0.2394in" svg:height="0.1453in" svg:x="3.5555in" svg:y="3.7335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21" draw:name="https://upload.wikimedia.org/wikipedia/en/thumb/b/ba/Flag_of_Germany.svg/23px-Flag_of_Germany.svg.png" draw:style-name="gr1" draw:text-style-name="P1" svg:width="0.2394in" svg:height="0.1453in" svg:x="3.5555in" svg:y="3.911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22" draw:name="https://upload.wikimedia.org/wikipedia/en/thumb/a/a4/Flag_of_the_United_States.svg/23px-Flag_of_the_United_States.svg.png" draw:style-name="gr1" draw:text-style-name="P1" svg:width="0.2394in" svg:height="0.1248in" svg:x="3.5555in" svg:y="4.0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3" draw:name="https://upload.wikimedia.org/wikipedia/en/thumb/a/a4/Flag_of_the_United_States.svg/23px-Flag_of_the_United_States.svg.png" draw:style-name="gr1" draw:text-style-name="P1" svg:width="0.2394in" svg:height="0.1248in" svg:x="3.5555in" svg:y="4.2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" draw:name="https://upload.wikimedia.org/wikipedia/en/thumb/a/a4/Flag_of_the_United_States.svg/23px-Flag_of_the_United_States.svg.png" draw:style-name="gr1" draw:text-style-name="P1" svg:width="0.2394in" svg:height="0.1248in" svg:x="3.5555in" svg:y="4.4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5" draw:name="https://upload.wikimedia.org/wikipedia/en/thumb/a/a4/Flag_of_the_United_States.svg/23px-Flag_of_the_United_States.svg.png" draw:style-name="gr1" draw:text-style-name="P1" svg:width="0.2394in" svg:height="0.1248in" svg:x="3.5555in" svg:y="4.6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6" draw:name="https://upload.wikimedia.org/wikipedia/commons/thumb/8/88/Flag_of_Australia_%28converted%29.svg/23px-Flag_of_Australia_%28converted%29.svg.png" draw:style-name="gr1" draw:text-style-name="P1" svg:width="0.2394in" svg:height="0.1248in" svg:x="3.5555in" svg:y="4.8in">
            <draw:image xlink:href="https://upload.wikimedia.org/wikipedia/commons/thumb/8/88/Flag_of_Australia_%28converted%29.svg/23px-Flag_of_Australia_%28converted%29.svg.png" xlink:type="simple" xlink:show="embed" xlink:actuate="onLoad" draw:mime-type="image/png">
              <text:p/>
            </draw:image>
          </draw:frame>
          <draw:frame draw:z-index="27" draw:name="https://upload.wikimedia.org/wikipedia/en/thumb/a/a4/Flag_of_the_United_States.svg/23px-Flag_of_the_United_States.svg.png" draw:style-name="gr1" draw:text-style-name="P1" svg:width="0.2394in" svg:height="0.1248in" svg:x="3.5555in" svg:y="4.9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8" draw:name="https://upload.wikimedia.org/wikipedia/en/thumb/b/ba/Flag_of_Germany.svg/23px-Flag_of_Germany.svg.png" draw:style-name="gr1" draw:text-style-name="P1" svg:width="0.2394in" svg:height="0.1453in" svg:x="3.5555in" svg:y="5.1555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29" draw:name="https://upload.wikimedia.org/wikipedia/en/thumb/a/a4/Flag_of_the_United_States.svg/23px-Flag_of_the_United_States.svg.png" draw:style-name="gr1" draw:text-style-name="P1" svg:width="0.2394in" svg:height="0.1248in" svg:x="3.5555in" svg:y="5.3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0" draw:name="https://upload.wikimedia.org/wikipedia/en/thumb/a/a4/Flag_of_the_United_States.svg/23px-Flag_of_the_United_States.svg.png" draw:style-name="gr1" draw:text-style-name="P1" svg:width="0.2394in" svg:height="0.1248in" svg:x="3.5555in" svg:y="5.5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1" draw:name="https://upload.wikimedia.org/wikipedia/commons/thumb/0/08/Flag_of_Switzerland_%28Pantone%29.svg/16px-Flag_of_Switzerland_%28Pantone%29.svg.png" draw:style-name="gr1" draw:text-style-name="P1" svg:width="0.1661in" svg:height="0.1661in" svg:x="3.5555in" svg:y="5.689in">
            <draw:image xlink:href="https://upload.wikimedia.org/wikipedia/commons/thumb/0/08/Flag_of_Switzerland_%28Pantone%29.svg/16px-Flag_of_Switzerland_%28Pantone%29.svg.png" xlink:type="simple" xlink:show="embed" xlink:actuate="onLoad" draw:mime-type="image/png">
              <text:p/>
            </draw:image>
          </draw:frame>
          <draw:frame draw:z-index="32" draw:name="https://upload.wikimedia.org/wikipedia/en/thumb/a/a4/Flag_of_the_United_States.svg/23px-Flag_of_the_United_States.svg.png" draw:style-name="gr1" draw:text-style-name="P1" svg:width="0.2394in" svg:height="0.1248in" svg:x="3.5555in" svg:y="5.8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3" draw:name="https://upload.wikimedia.org/wikipedia/en/thumb/4/4c/Flag_of_Sweden.svg/23px-Flag_of_Sweden.svg.png" draw:style-name="gr1" draw:text-style-name="P1" svg:width="0.2394in" svg:height="0.1453in" svg:x="3.5555in" svg:y="6.0445in">
            <draw:image xlink:href="https://upload.wikimedia.org/wikipedia/en/thumb/4/4c/Flag_of_Sweden.svg/23px-Flag_of_Sweden.svg.png" xlink:type="simple" xlink:show="embed" xlink:actuate="onLoad" draw:mime-type="image/png">
              <text:p/>
            </draw:image>
          </draw:frame>
          <draw:frame draw:z-index="34" draw:name="https://upload.wikimedia.org/wikipedia/en/thumb/a/a4/Flag_of_the_United_States.svg/23px-Flag_of_the_United_States.svg.png" draw:style-name="gr1" draw:text-style-name="P1" svg:width="0.2394in" svg:height="0.1248in" svg:x="3.5555in" svg:y="6.2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5" draw:name="https://upload.wikimedia.org/wikipedia/en/thumb/a/a4/Flag_of_the_United_States.svg/23px-Flag_of_the_United_States.svg.png" draw:style-name="gr1" draw:text-style-name="P1" svg:width="0.2394in" svg:height="0.1248in" svg:x="3.5555in" svg:y="6.4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6" draw:name="https://upload.wikimedia.org/wikipedia/en/thumb/4/4c/Flag_of_Sweden.svg/23px-Flag_of_Sweden.svg.png" draw:style-name="gr1" draw:text-style-name="P1" svg:width="0.2394in" svg:height="0.1453in" svg:x="3.5555in" svg:y="6.578in">
            <draw:image xlink:href="https://upload.wikimedia.org/wikipedia/en/thumb/4/4c/Flag_of_Sweden.svg/23px-Flag_of_Sweden.svg.png" xlink:type="simple" xlink:show="embed" xlink:actuate="onLoad" draw:mime-type="image/png">
              <text:p/>
            </draw:image>
          </draw:frame>
          <draw:frame draw:z-index="37" draw:name="https://upload.wikimedia.org/wikipedia/en/thumb/a/a4/Flag_of_the_United_States.svg/23px-Flag_of_the_United_States.svg.png" draw:style-name="gr1" draw:text-style-name="P1" svg:width="0.2394in" svg:height="0.1248in" svg:x="3.5555in" svg:y="6.7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8" draw:name="https://upload.wikimedia.org/wikipedia/en/thumb/a/a4/Flag_of_the_United_States.svg/23px-Flag_of_the_United_States.svg.png" draw:style-name="gr1" draw:text-style-name="P1" svg:width="0.2394in" svg:height="0.1248in" svg:x="3.5555in" svg:y="6.9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39" draw:name="https://upload.wikimedia.org/wikipedia/en/thumb/9/9a/Flag_of_Spain.svg/23px-Flag_of_Spain.svg.png" draw:style-name="gr1" draw:text-style-name="P1" svg:width="0.2394in" svg:height="0.1559in" svg:x="3.5555in" svg:y="7.111in">
            <draw:image xlink:href="https://upload.wikimedia.org/wikipedia/en/thumb/9/9a/Flag_of_Spain.svg/23px-Flag_of_Spain.svg.png" xlink:type="simple" xlink:show="embed" xlink:actuate="onLoad" draw:mime-type="image/png">
              <text:p/>
            </draw:image>
          </draw:frame>
          <draw:frame draw:z-index="40" draw:name="https://upload.wikimedia.org/wikipedia/en/thumb/a/a4/Flag_of_the_United_States.svg/23px-Flag_of_the_United_States.svg.png" draw:style-name="gr1" draw:text-style-name="P1" svg:width="0.2394in" svg:height="0.1248in" svg:x="3.5555in" svg:y="7.2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1" draw:name="https://upload.wikimedia.org/wikipedia/en/thumb/a/a4/Flag_of_the_United_States.svg/23px-Flag_of_the_United_States.svg.png" draw:style-name="gr1" draw:text-style-name="P1" svg:width="0.2394in" svg:height="0.1248in" svg:x="3.5555in" svg:y="7.4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2" draw:name="https://upload.wikimedia.org/wikipedia/en/thumb/a/a4/Flag_of_the_United_States.svg/23px-Flag_of_the_United_States.svg.png" draw:style-name="gr1" draw:text-style-name="P1" svg:width="0.2394in" svg:height="0.1248in" svg:x="3.5555in" svg:y="7.6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3" draw:name="https://upload.wikimedia.org/wikipedia/en/thumb/a/a4/Flag_of_the_United_States.svg/23px-Flag_of_the_United_States.svg.png" draw:style-name="gr1" draw:text-style-name="P1" svg:width="0.2394in" svg:height="0.1248in" svg:x="3.5555in" svg:y="7.8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4" draw:name="https://upload.wikimedia.org/wikipedia/en/thumb/a/a4/Flag_of_the_United_States.svg/23px-Flag_of_the_United_States.svg.png" draw:style-name="gr1" draw:text-style-name="P1" svg:width="0.2394in" svg:height="0.1248in" svg:x="3.5555in" svg:y="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5" draw:name="https://upload.wikimedia.org/wikipedia/en/thumb/a/a4/Flag_of_the_United_States.svg/23px-Flag_of_the_United_States.svg.png" draw:style-name="gr1" draw:text-style-name="P1" svg:width="0.2394in" svg:height="0.1248in" svg:x="3.5555in" svg:y="8.1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6" draw:name="https://upload.wikimedia.org/wikipedia/en/thumb/a/a4/Flag_of_the_United_States.svg/23px-Flag_of_the_United_States.svg.png" draw:style-name="gr1" draw:text-style-name="P1" svg:width="0.2394in" svg:height="0.1248in" svg:x="3.5555in" svg:y="8.3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7" draw:name="https://upload.wikimedia.org/wikipedia/commons/thumb/b/bc/Flag_of_Finland.svg/23px-Flag_of_Finland.svg.png" draw:style-name="gr1" draw:text-style-name="P1" svg:width="0.2394in" svg:height="0.1453in" svg:x="3.5555in" svg:y="8.5335in">
            <draw:image xlink:href="https://upload.wikimedia.org/wikipedia/commons/thumb/b/bc/Flag_of_Finland.svg/23px-Flag_of_Finland.svg.png" xlink:type="simple" xlink:show="embed" xlink:actuate="onLoad" draw:mime-type="image/png">
              <text:p/>
            </draw:image>
          </draw:frame>
          <draw:frame draw:z-index="48" draw:name="https://upload.wikimedia.org/wikipedia/en/thumb/a/a4/Flag_of_the_United_States.svg/23px-Flag_of_the_United_States.svg.png" draw:style-name="gr1" draw:text-style-name="P1" svg:width="0.2394in" svg:height="0.1248in" svg:x="3.5555in" svg:y="8.7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49" draw:name="https://upload.wikimedia.org/wikipedia/commons/thumb/0/09/Flag_of_South_Korea.svg/23px-Flag_of_South_Korea.svg.png" draw:style-name="gr1" draw:text-style-name="P1" svg:width="0.2394in" svg:height="0.1559in" svg:x="3.5555in" svg:y="8.889in">
            <draw:image xlink:href="https://upload.wikimedia.org/wikipedia/commons/thumb/0/09/Flag_of_South_Korea.svg/23px-Flag_of_South_Korea.svg.png" xlink:type="simple" xlink:show="embed" xlink:actuate="onLoad" draw:mime-type="image/png">
              <text:p/>
            </draw:image>
          </draw:frame>
          <draw:frame draw:z-index="50" draw:name="https://upload.wikimedia.org/wikipedia/en/thumb/a/a4/Flag_of_the_United_States.svg/23px-Flag_of_the_United_States.svg.png" draw:style-name="gr1" draw:text-style-name="P1" svg:width="0.2394in" svg:height="0.1248in" svg:x="3.5555in" svg:y="9.0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1" draw:name="https://upload.wikimedia.org/wikipedia/en/thumb/a/a4/Flag_of_the_United_States.svg/23px-Flag_of_the_United_States.svg.png" draw:style-name="gr1" draw:text-style-name="P1" svg:width="0.2394in" svg:height="0.1248in" svg:x="3.5555in" svg:y="9.2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2" draw:name="https://upload.wikimedia.org/wikipedia/en/thumb/a/a4/Flag_of_the_United_States.svg/23px-Flag_of_the_United_States.svg.png" draw:style-name="gr1" draw:text-style-name="P1" svg:width="0.2394in" svg:height="0.1248in" svg:x="3.5555in" svg:y="9.4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3" draw:name="https://upload.wikimedia.org/wikipedia/en/thumb/a/a4/Flag_of_the_United_States.svg/23px-Flag_of_the_United_States.svg.png" draw:style-name="gr1" draw:text-style-name="P1" svg:width="0.2394in" svg:height="0.1248in" svg:x="3.5555in" svg:y="9.6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4" draw:name="https://upload.wikimedia.org/wikipedia/en/thumb/a/a4/Flag_of_the_United_States.svg/23px-Flag_of_the_United_States.svg.png" draw:style-name="gr1" draw:text-style-name="P1" svg:width="0.2394in" svg:height="0.1248in" svg:x="3.5555in" svg:y="9.7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5" draw:name="https://upload.wikimedia.org/wikipedia/en/thumb/a/a4/Flag_of_the_United_States.svg/23px-Flag_of_the_United_States.svg.png" draw:style-name="gr1" draw:text-style-name="P1" svg:width="0.2394in" svg:height="0.1248in" svg:x="3.5555in" svg:y="9.9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6" draw:name="https://upload.wikimedia.org/wikipedia/en/thumb/a/a4/Flag_of_the_United_States.svg/23px-Flag_of_the_United_States.svg.png" draw:style-name="gr1" draw:text-style-name="P1" svg:width="0.2394in" svg:height="0.1248in" svg:x="3.5555in" svg:y="10.1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7" draw:name="https://upload.wikimedia.org/wikipedia/en/thumb/a/a4/Flag_of_the_United_States.svg/23px-Flag_of_the_United_States.svg.png" draw:style-name="gr1" draw:text-style-name="P1" svg:width="0.2394in" svg:height="0.1248in" svg:x="3.5555in" svg:y="10.3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8" draw:name="https://upload.wikimedia.org/wikipedia/en/thumb/a/a4/Flag_of_the_United_States.svg/23px-Flag_of_the_United_States.svg.png" draw:style-name="gr1" draw:text-style-name="P1" svg:width="0.2394in" svg:height="0.1248in" svg:x="3.5555in" svg:y="10.4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59" draw:name="https://upload.wikimedia.org/wikipedia/en/thumb/a/a4/Flag_of_the_United_States.svg/23px-Flag_of_the_United_States.svg.png" draw:style-name="gr1" draw:text-style-name="P1" svg:width="0.2394in" svg:height="0.1248in" svg:x="3.5555in" svg:y="10.6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0" draw:name="https://upload.wikimedia.org/wikipedia/en/thumb/a/a4/Flag_of_the_United_States.svg/23px-Flag_of_the_United_States.svg.png" draw:style-name="gr1" draw:text-style-name="P1" svg:width="0.2394in" svg:height="0.1248in" svg:x="3.5555in" svg:y="10.8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1" draw:name="https://upload.wikimedia.org/wikipedia/commons/thumb/4/45/Flag_of_Ireland.svg/23px-Flag_of_Ireland.svg.png" draw:style-name="gr1" draw:text-style-name="P1" svg:width="0.2394in" svg:height="0.1248in" svg:x="3.5555in" svg:y="11.022in">
            <draw:image xlink:href="https://upload.wikimedia.org/wikipedia/commons/thumb/4/45/Flag_of_Ireland.svg/23px-Flag_of_Ireland.svg.png" xlink:type="simple" xlink:show="embed" xlink:actuate="onLoad" draw:mime-type="image/png">
              <text:p/>
            </draw:image>
          </draw:frame>
          <draw:frame draw:z-index="62" draw:name="https://upload.wikimedia.org/wikipedia/en/thumb/a/a4/Flag_of_the_United_States.svg/23px-Flag_of_the_United_States.svg.png" draw:style-name="gr1" draw:text-style-name="P1" svg:width="0.2394in" svg:height="0.1248in" svg:x="3.5555in" svg:y="11.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3" draw:name="https://upload.wikimedia.org/wikipedia/commons/thumb/d/d4/Flag_of_Israel.svg/21px-Flag_of_Israel.svg.png" draw:style-name="gr1" draw:text-style-name="P1" svg:width="0.2185in" svg:height="0.1559in" svg:x="3.5555in" svg:y="11.378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64" draw:name="https://upload.wikimedia.org/wikipedia/commons/thumb/d/d9/Flag_of_Canada_%28Pantone%29.svg/23px-Flag_of_Canada_%28Pantone%29.svg.png" draw:style-name="gr1" draw:text-style-name="P1" svg:width="0.2394in" svg:height="0.1248in" svg:x="3.5555in" svg:y="11.5555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65" draw:name="https://upload.wikimedia.org/wikipedia/en/thumb/a/a4/Flag_of_the_United_States.svg/23px-Flag_of_the_United_States.svg.png" draw:style-name="gr1" draw:text-style-name="P1" svg:width="0.2394in" svg:height="0.1248in" svg:x="3.5555in" svg:y="11.7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6" draw:name="https://upload.wikimedia.org/wikipedia/en/thumb/a/a4/Flag_of_the_United_States.svg/23px-Flag_of_the_United_States.svg.png" draw:style-name="gr1" draw:text-style-name="P1" svg:width="0.2394in" svg:height="0.1248in" svg:x="3.5555in" svg:y="11.9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7" draw:name="https://upload.wikimedia.org/wikipedia/en/thumb/a/a4/Flag_of_the_United_States.svg/23px-Flag_of_the_United_States.svg.png" draw:style-name="gr1" draw:text-style-name="P1" svg:width="0.2394in" svg:height="0.1248in" svg:x="3.5555in" svg:y="12.0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8" draw:name="https://upload.wikimedia.org/wikipedia/en/thumb/a/a4/Flag_of_the_United_States.svg/23px-Flag_of_the_United_States.svg.png" draw:style-name="gr1" draw:text-style-name="P1" svg:width="0.2394in" svg:height="0.1248in" svg:x="3.5555in" svg:y="12.2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69" draw:name="https://upload.wikimedia.org/wikipedia/en/thumb/a/a4/Flag_of_the_United_States.svg/23px-Flag_of_the_United_States.svg.png" draw:style-name="gr1" draw:text-style-name="P1" svg:width="0.2394in" svg:height="0.1248in" svg:x="3.5555in" svg:y="12.4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0" draw:name="https://upload.wikimedia.org/wikipedia/commons/thumb/d/d9/Flag_of_Canada_%28Pantone%29.svg/23px-Flag_of_Canada_%28Pantone%29.svg.png" draw:style-name="gr1" draw:text-style-name="P1" svg:width="0.2394in" svg:height="0.1248in" svg:x="3.5555in" svg:y="12.622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71" draw:name="https://upload.wikimedia.org/wikipedia/en/thumb/a/a4/Flag_of_the_United_States.svg/23px-Flag_of_the_United_States.svg.png" draw:style-name="gr1" draw:text-style-name="P1" svg:width="0.2394in" svg:height="0.1248in" svg:x="3.5555in" svg:y="12.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2" draw:name="https://upload.wikimedia.org/wikipedia/en/thumb/a/a4/Flag_of_the_United_States.svg/23px-Flag_of_the_United_States.svg.png" draw:style-name="gr1" draw:text-style-name="P1" svg:width="0.2394in" svg:height="0.1248in" svg:x="3.5555in" svg:y="12.9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3" draw:name="https://upload.wikimedia.org/wikipedia/en/thumb/a/a4/Flag_of_the_United_States.svg/23px-Flag_of_the_United_States.svg.png" draw:style-name="gr1" draw:text-style-name="P1" svg:width="0.2394in" svg:height="0.1248in" svg:x="3.5555in" svg:y="13.1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4" draw:name="https://upload.wikimedia.org/wikipedia/en/thumb/a/a4/Flag_of_the_United_States.svg/23px-Flag_of_the_United_States.svg.png" draw:style-name="gr1" draw:text-style-name="P1" svg:width="0.2394in" svg:height="0.1248in" svg:x="3.5555in" svg:y="13.3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5" draw:name="https://upload.wikimedia.org/wikipedia/en/thumb/a/a4/Flag_of_the_United_States.svg/23px-Flag_of_the_United_States.svg.png" draw:style-name="gr1" draw:text-style-name="P1" svg:width="0.2394in" svg:height="0.1248in" svg:x="3.5555in" svg:y="13.5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6" draw:name="https://upload.wikimedia.org/wikipedia/commons/thumb/d/d9/Flag_of_Canada_%28Pantone%29.svg/23px-Flag_of_Canada_%28Pantone%29.svg.png" draw:style-name="gr1" draw:text-style-name="P1" svg:width="0.2394in" svg:height="0.1248in" svg:x="3.5555in" svg:y="13.689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77" draw:name="https://upload.wikimedia.org/wikipedia/commons/thumb/d/d4/Flag_of_Israel.svg/21px-Flag_of_Israel.svg.png" draw:style-name="gr1" draw:text-style-name="P1" svg:width="0.2185in" svg:height="0.1559in" svg:x="3.5555in" svg:y="13.8665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78" draw:name="https://upload.wikimedia.org/wikipedia/en/thumb/a/a4/Flag_of_the_United_States.svg/23px-Flag_of_the_United_States.svg.png" draw:style-name="gr1" draw:text-style-name="P1" svg:width="0.2394in" svg:height="0.1248in" svg:x="3.5555in" svg:y="14.0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79" draw:name="https://upload.wikimedia.org/wikipedia/commons/thumb/5/5c/Flag_of_Greece.svg/23px-Flag_of_Greece.svg.png" draw:style-name="gr1" draw:text-style-name="P1" svg:width="0.2394in" svg:height="0.1559in" svg:x="3.5555in" svg:y="14.222in">
            <draw:image xlink:href="https://upload.wikimedia.org/wikipedia/commons/thumb/5/5c/Flag_of_Greece.svg/23px-Flag_of_Greece.svg.png" xlink:type="simple" xlink:show="embed" xlink:actuate="onLoad" draw:mime-type="image/png">
              <text:p/>
            </draw:image>
          </draw:frame>
          <draw:frame draw:z-index="80" draw:name="https://upload.wikimedia.org/wikipedia/en/thumb/a/ae/Flag_of_the_United_Kingdom.svg/23px-Flag_of_the_United_Kingdom.svg.png" draw:style-name="gr1" draw:text-style-name="P1" svg:width="0.2394in" svg:height="0.1248in" svg:x="3.5555in" svg:y="14.4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81" draw:name="https://upload.wikimedia.org/wikipedia/en/thumb/a/a4/Flag_of_the_United_States.svg/23px-Flag_of_the_United_States.svg.png" draw:style-name="gr1" draw:text-style-name="P1" svg:width="0.2394in" svg:height="0.1248in" svg:x="3.5555in" svg:y="14.5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82" draw:name="https://upload.wikimedia.org/wikipedia/en/thumb/a/a4/Flag_of_the_United_States.svg/23px-Flag_of_the_United_States.svg.png" draw:style-name="gr1" draw:text-style-name="P1" svg:width="0.2394in" svg:height="0.1248in" svg:x="3.5555in" svg:y="14.7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83" draw:name="https://upload.wikimedia.org/wikipedia/en/thumb/a/a4/Flag_of_the_United_States.svg/23px-Flag_of_the_United_States.svg.png" draw:style-name="gr1" draw:text-style-name="P1" svg:width="0.2394in" svg:height="0.1248in" svg:x="3.5555in" svg:y="14.9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84" draw:name="https://upload.wikimedia.org/wikipedia/en/thumb/b/ba/Flag_of_Germany.svg/23px-Flag_of_Germany.svg.png" draw:style-name="gr1" draw:text-style-name="P1" svg:width="0.2394in" svg:height="0.1453in" svg:x="3.5555in" svg:y="15.111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85" draw:name="https://upload.wikimedia.org/wikipedia/en/thumb/a/ae/Flag_of_the_United_Kingdom.svg/23px-Flag_of_the_United_Kingdom.svg.png" draw:style-name="gr1" draw:text-style-name="P1" svg:width="0.2394in" svg:height="0.1248in" svg:x="3.5555in" svg:y="15.289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86" draw:name="https://upload.wikimedia.org/wikipedia/en/thumb/a/a4/Flag_of_the_United_States.svg/23px-Flag_of_the_United_States.svg.png" draw:style-name="gr1" draw:text-style-name="P1" svg:width="0.2394in" svg:height="0.1248in" svg:x="3.5555in" svg:y="15.4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87" draw:name="https://upload.wikimedia.org/wikipedia/commons/thumb/4/45/Flag_of_Ireland.svg/23px-Flag_of_Ireland.svg.png" draw:style-name="gr1" draw:text-style-name="P1" svg:width="0.2394in" svg:height="0.1248in" svg:x="3.5555in" svg:y="15.6445in">
            <draw:image xlink:href="https://upload.wikimedia.org/wikipedia/commons/thumb/4/45/Flag_of_Ireland.svg/23px-Flag_of_Ireland.svg.png" xlink:type="simple" xlink:show="embed" xlink:actuate="onLoad" draw:mime-type="image/png">
              <text:p/>
            </draw:image>
          </draw:frame>
          <draw:frame draw:z-index="88" draw:name="https://upload.wikimedia.org/wikipedia/commons/thumb/d/d9/Flag_of_Canada_%28Pantone%29.svg/23px-Flag_of_Canada_%28Pantone%29.svg.png" draw:style-name="gr1" draw:text-style-name="P1" svg:width="0.2394in" svg:height="0.1248in" svg:x="3.5555in" svg:y="15.822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89" draw:name="https://upload.wikimedia.org/wikipedia/en/thumb/a/a4/Flag_of_the_United_States.svg/23px-Flag_of_the_United_States.svg.png" draw:style-name="gr1" draw:text-style-name="P1" svg:width="0.2394in" svg:height="0.1248in" svg:x="3.5555in" svg:y="16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0" draw:name="https://upload.wikimedia.org/wikipedia/en/thumb/a/a4/Flag_of_the_United_States.svg/23px-Flag_of_the_United_States.svg.png" draw:style-name="gr1" draw:text-style-name="P1" svg:width="0.2394in" svg:height="0.1248in" svg:x="3.5555in" svg:y="16.1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1" draw:name="https://upload.wikimedia.org/wikipedia/en/thumb/a/a4/Flag_of_the_United_States.svg/23px-Flag_of_the_United_States.svg.png" draw:style-name="gr1" draw:text-style-name="P1" svg:width="0.2394in" svg:height="0.1248in" svg:x="3.5555in" svg:y="16.3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2" draw:name="https://upload.wikimedia.org/wikipedia/commons/thumb/d/d9/Flag_of_Canada_%28Pantone%29.svg/23px-Flag_of_Canada_%28Pantone%29.svg.png" draw:style-name="gr1" draw:text-style-name="P1" svg:width="0.2394in" svg:height="0.1248in" svg:x="3.5555in" svg:y="16.5335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93" draw:name="https://upload.wikimedia.org/wikipedia/en/thumb/a/a4/Flag_of_the_United_States.svg/23px-Flag_of_the_United_States.svg.png" draw:style-name="gr1" draw:text-style-name="P1" svg:width="0.2394in" svg:height="0.1248in" svg:x="3.5555in" svg:y="16.7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4" draw:name="https://upload.wikimedia.org/wikipedia/en/thumb/a/a4/Flag_of_the_United_States.svg/23px-Flag_of_the_United_States.svg.png" draw:style-name="gr1" draw:text-style-name="P1" svg:width="0.2394in" svg:height="0.1248in" svg:x="3.5555in" svg:y="16.8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5" draw:name="https://upload.wikimedia.org/wikipedia/en/thumb/a/a4/Flag_of_the_United_States.svg/23px-Flag_of_the_United_States.svg.png" draw:style-name="gr1" draw:text-style-name="P1" svg:width="0.2394in" svg:height="0.1248in" svg:x="3.5555in" svg:y="17.0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6" draw:name="https://upload.wikimedia.org/wikipedia/en/thumb/a/a4/Flag_of_the_United_States.svg/23px-Flag_of_the_United_States.svg.png" draw:style-name="gr1" draw:text-style-name="P1" svg:width="0.2394in" svg:height="0.1248in" svg:x="3.5555in" svg:y="17.2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7" draw:name="https://upload.wikimedia.org/wikipedia/en/thumb/a/a4/Flag_of_the_United_States.svg/23px-Flag_of_the_United_States.svg.png" draw:style-name="gr1" draw:text-style-name="P1" svg:width="0.2394in" svg:height="0.1248in" svg:x="3.5555in" svg:y="17.4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8" draw:name="https://upload.wikimedia.org/wikipedia/en/thumb/a/a4/Flag_of_the_United_States.svg/23px-Flag_of_the_United_States.svg.png" draw:style-name="gr1" draw:text-style-name="P1" svg:width="0.2394in" svg:height="0.1248in" svg:x="3.5555in" svg:y="17.6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99" draw:name="https://upload.wikimedia.org/wikipedia/en/thumb/a/a4/Flag_of_the_United_States.svg/23px-Flag_of_the_United_States.svg.png" draw:style-name="gr1" draw:text-style-name="P1" svg:width="0.2394in" svg:height="0.1248in" svg:x="3.5555in" svg:y="17.7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0" draw:name="https://upload.wikimedia.org/wikipedia/en/thumb/a/a4/Flag_of_the_United_States.svg/23px-Flag_of_the_United_States.svg.png" draw:style-name="gr1" draw:text-style-name="P1" svg:width="0.2394in" svg:height="0.1248in" svg:x="3.5555in" svg:y="17.9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1" draw:name="https://upload.wikimedia.org/wikipedia/en/thumb/a/a4/Flag_of_the_United_States.svg/23px-Flag_of_the_United_States.svg.png" draw:style-name="gr1" draw:text-style-name="P1" svg:width="0.2394in" svg:height="0.1248in" svg:x="3.5555in" svg:y="18.1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2" draw:name="https://upload.wikimedia.org/wikipedia/en/thumb/b/ba/Flag_of_Germany.svg/23px-Flag_of_Germany.svg.png" draw:style-name="gr1" draw:text-style-name="P1" svg:width="0.2394in" svg:height="0.1453in" svg:x="3.5555in" svg:y="18.311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103" draw:name="https://upload.wikimedia.org/wikipedia/commons/thumb/d/d9/Flag_of_Canada_%28Pantone%29.svg/23px-Flag_of_Canada_%28Pantone%29.svg.png" draw:style-name="gr1" draw:text-style-name="P1" svg:width="0.2394in" svg:height="0.1248in" svg:x="3.5555in" svg:y="18.489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104" draw:name="https://upload.wikimedia.org/wikipedia/en/thumb/a/a4/Flag_of_the_United_States.svg/23px-Flag_of_the_United_States.svg.png" draw:style-name="gr1" draw:text-style-name="P1" svg:width="0.2394in" svg:height="0.1248in" svg:x="3.5555in" svg:y="18.6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5" draw:name="https://upload.wikimedia.org/wikipedia/en/thumb/a/a4/Flag_of_the_United_States.svg/23px-Flag_of_the_United_States.svg.png" draw:style-name="gr1" draw:text-style-name="P1" svg:width="0.2394in" svg:height="0.1248in" svg:x="3.5555in" svg:y="18.8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6" draw:name="https://upload.wikimedia.org/wikipedia/en/thumb/a/a4/Flag_of_the_United_States.svg/23px-Flag_of_the_United_States.svg.png" draw:style-name="gr1" draw:text-style-name="P1" svg:width="0.2394in" svg:height="0.1248in" svg:x="3.5555in" svg:y="19.0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7" draw:name="https://upload.wikimedia.org/wikipedia/en/thumb/a/a4/Flag_of_the_United_States.svg/23px-Flag_of_the_United_States.svg.png" draw:style-name="gr1" draw:text-style-name="P1" svg:width="0.2394in" svg:height="0.1248in" svg:x="3.5555in" svg:y="19.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8" draw:name="https://upload.wikimedia.org/wikipedia/en/thumb/a/a4/Flag_of_the_United_States.svg/23px-Flag_of_the_United_States.svg.png" draw:style-name="gr1" draw:text-style-name="P1" svg:width="0.2394in" svg:height="0.1248in" svg:x="3.5555in" svg:y="19.3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09" draw:name="https://upload.wikimedia.org/wikipedia/en/thumb/a/a4/Flag_of_the_United_States.svg/23px-Flag_of_the_United_States.svg.png" draw:style-name="gr1" draw:text-style-name="P1" svg:width="0.2394in" svg:height="0.1248in" svg:x="3.5555in" svg:y="19.5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0" draw:name="https://upload.wikimedia.org/wikipedia/en/thumb/a/a4/Flag_of_the_United_States.svg/23px-Flag_of_the_United_States.svg.png" draw:style-name="gr1" draw:text-style-name="P1" svg:width="0.2394in" svg:height="0.1248in" svg:x="3.5555in" svg:y="19.7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1" draw:name="https://upload.wikimedia.org/wikipedia/en/thumb/a/a4/Flag_of_the_United_States.svg/23px-Flag_of_the_United_States.svg.png" draw:style-name="gr1" draw:text-style-name="P1" svg:width="0.2394in" svg:height="0.1248in" svg:x="3.5555in" svg:y="19.9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2" draw:name="https://upload.wikimedia.org/wikipedia/en/thumb/c/c3/Flag_of_France.svg/23px-Flag_of_France.svg.png" draw:style-name="gr1" draw:text-style-name="P1" svg:width="0.2394in" svg:height="0.1559in" svg:x="3.5555in" svg:y="20.089in">
            <draw:image xlink:href="https://upload.wikimedia.org/wikipedia/en/thumb/c/c3/Flag_of_France.svg/23px-Flag_of_France.svg.png" xlink:type="simple" xlink:show="embed" xlink:actuate="onLoad" draw:mime-type="image/png">
              <text:p/>
            </draw:image>
          </draw:frame>
          <draw:frame draw:z-index="113" draw:name="https://upload.wikimedia.org/wikipedia/en/thumb/a/a4/Flag_of_the_United_States.svg/23px-Flag_of_the_United_States.svg.png" draw:style-name="gr1" draw:text-style-name="P1" svg:width="0.2394in" svg:height="0.1248in" svg:x="3.5555in" svg:y="20.2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4" draw:name="https://upload.wikimedia.org/wikipedia/en/thumb/a/a4/Flag_of_the_United_States.svg/23px-Flag_of_the_United_States.svg.png" draw:style-name="gr1" draw:text-style-name="P1" svg:width="0.2394in" svg:height="0.1248in" svg:x="3.5555in" svg:y="20.4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5" draw:name="https://upload.wikimedia.org/wikipedia/en/thumb/9/9a/Flag_of_Spain.svg/23px-Flag_of_Spain.svg.png" draw:style-name="gr1" draw:text-style-name="P1" svg:width="0.2394in" svg:height="0.1559in" svg:x="3.5555in" svg:y="20.622in">
            <draw:image xlink:href="https://upload.wikimedia.org/wikipedia/en/thumb/9/9a/Flag_of_Spain.svg/23px-Flag_of_Spain.svg.png" xlink:type="simple" xlink:show="embed" xlink:actuate="onLoad" draw:mime-type="image/png">
              <text:p/>
            </draw:image>
          </draw:frame>
          <draw:frame draw:z-index="116" draw:name="https://upload.wikimedia.org/wikipedia/en/thumb/a/a4/Flag_of_the_United_States.svg/23px-Flag_of_the_United_States.svg.png" draw:style-name="gr1" draw:text-style-name="P1" svg:width="0.2394in" svg:height="0.1248in" svg:x="3.5555in" svg:y="20.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7" draw:name="https://upload.wikimedia.org/wikipedia/commons/thumb/4/49/Flag_of_Ukraine.svg/23px-Flag_of_Ukraine.svg.png" draw:style-name="gr1" draw:text-style-name="P1" svg:width="0.2394in" svg:height="0.1559in" svg:x="3.5555in" svg:y="20.978in">
            <draw:image xlink:href="https://upload.wikimedia.org/wikipedia/commons/thumb/4/49/Flag_of_Ukraine.svg/23px-Flag_of_Ukraine.svg.png" xlink:type="simple" xlink:show="embed" xlink:actuate="onLoad" draw:mime-type="image/png">
              <text:p/>
            </draw:image>
          </draw:frame>
          <draw:frame draw:z-index="118" draw:name="https://upload.wikimedia.org/wikipedia/en/thumb/a/a4/Flag_of_the_United_States.svg/23px-Flag_of_the_United_States.svg.png" draw:style-name="gr1" draw:text-style-name="P1" svg:width="0.2394in" svg:height="0.1248in" svg:x="3.5555in" svg:y="21.1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19" draw:name="https://upload.wikimedia.org/wikipedia/commons/thumb/d/d9/Flag_of_Canada_%28Pantone%29.svg/23px-Flag_of_Canada_%28Pantone%29.svg.png" draw:style-name="gr1" draw:text-style-name="P1" svg:width="0.2394in" svg:height="0.1248in" svg:x="3.5555in" svg:y="21.3335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120" draw:name="https://upload.wikimedia.org/wikipedia/en/thumb/a/a4/Flag_of_the_United_States.svg/23px-Flag_of_the_United_States.svg.png" draw:style-name="gr1" draw:text-style-name="P1" svg:width="0.2394in" svg:height="0.1248in" svg:x="3.5555in" svg:y="21.5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1" draw:name="https://upload.wikimedia.org/wikipedia/commons/thumb/d/d9/Flag_of_Canada_%28Pantone%29.svg/23px-Flag_of_Canada_%28Pantone%29.svg.png" draw:style-name="gr1" draw:text-style-name="P1" svg:width="0.2394in" svg:height="0.1248in" svg:x="3.5555in" svg:y="21.689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122" draw:name="https://upload.wikimedia.org/wikipedia/en/thumb/a/a4/Flag_of_the_United_States.svg/23px-Flag_of_the_United_States.svg.png" draw:style-name="gr1" draw:text-style-name="P1" svg:width="0.2394in" svg:height="0.1248in" svg:x="3.5555in" svg:y="21.8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3" draw:name="https://upload.wikimedia.org/wikipedia/en/thumb/a/a4/Flag_of_the_United_States.svg/23px-Flag_of_the_United_States.svg.png" draw:style-name="gr1" draw:text-style-name="P1" svg:width="0.2394in" svg:height="0.1248in" svg:x="3.5555in" svg:y="22.0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4" draw:name="https://upload.wikimedia.org/wikipedia/en/thumb/a/a4/Flag_of_the_United_States.svg/23px-Flag_of_the_United_States.svg.png" draw:style-name="gr1" draw:text-style-name="P1" svg:width="0.2394in" svg:height="0.1248in" svg:x="3.5555in" svg:y="22.2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5" draw:name="https://upload.wikimedia.org/wikipedia/en/thumb/a/a4/Flag_of_the_United_States.svg/23px-Flag_of_the_United_States.svg.png" draw:style-name="gr1" draw:text-style-name="P1" svg:width="0.2394in" svg:height="0.1248in" svg:x="3.5555in" svg:y="22.4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6" draw:name="https://upload.wikimedia.org/wikipedia/commons/thumb/d/d4/Flag_of_Israel.svg/21px-Flag_of_Israel.svg.png" draw:style-name="gr1" draw:text-style-name="P1" svg:width="0.2185in" svg:height="0.1559in" svg:x="3.5555in" svg:y="22.578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127" draw:name="https://upload.wikimedia.org/wikipedia/en/thumb/a/a4/Flag_of_the_United_States.svg/23px-Flag_of_the_United_States.svg.png" draw:style-name="gr1" draw:text-style-name="P1" svg:width="0.2394in" svg:height="0.1248in" svg:x="3.5555in" svg:y="22.7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8" draw:name="https://upload.wikimedia.org/wikipedia/en/thumb/a/a4/Flag_of_the_United_States.svg/23px-Flag_of_the_United_States.svg.png" draw:style-name="gr1" draw:text-style-name="P1" svg:width="0.2394in" svg:height="0.1248in" svg:x="3.5555in" svg:y="22.9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29" draw:name="https://upload.wikimedia.org/wikipedia/en/thumb/c/c3/Flag_of_France.svg/23px-Flag_of_France.svg.png" draw:style-name="gr1" draw:text-style-name="P1" svg:width="0.2394in" svg:height="0.1559in" svg:x="3.5555in" svg:y="23.111in">
            <draw:image xlink:href="https://upload.wikimedia.org/wikipedia/en/thumb/c/c3/Flag_of_France.svg/23px-Flag_of_France.svg.png" xlink:type="simple" xlink:show="embed" xlink:actuate="onLoad" draw:mime-type="image/png">
              <text:p/>
            </draw:image>
          </draw:frame>
          <draw:frame draw:z-index="130" draw:name="https://upload.wikimedia.org/wikipedia/en/thumb/9/9e/Flag_of_Japan.svg/23px-Flag_of_Japan.svg.png" draw:style-name="gr1" draw:text-style-name="P1" svg:width="0.2394in" svg:height="0.1559in" svg:x="3.5555in" svg:y="23.289in">
            <draw:image xlink:href="https://upload.wikimedia.org/wikipedia/en/thumb/9/9e/Flag_of_Japan.svg/23px-Flag_of_Japan.svg.png" xlink:type="simple" xlink:show="embed" xlink:actuate="onLoad" draw:mime-type="image/png">
              <text:p/>
            </draw:image>
          </draw:frame>
          <draw:frame draw:z-index="131" draw:name="https://upload.wikimedia.org/wikipedia/en/thumb/a/a4/Flag_of_the_United_States.svg/23px-Flag_of_the_United_States.svg.png" draw:style-name="gr1" draw:text-style-name="P1" svg:width="0.2394in" svg:height="0.1248in" svg:x="3.5555in" svg:y="23.4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2" draw:name="https://upload.wikimedia.org/wikipedia/en/thumb/a/a4/Flag_of_the_United_States.svg/23px-Flag_of_the_United_States.svg.png" draw:style-name="gr1" draw:text-style-name="P1" svg:width="0.2394in" svg:height="0.1248in" svg:x="3.5555in" svg:y="23.6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3" draw:name="https://upload.wikimedia.org/wikipedia/en/thumb/a/a4/Flag_of_the_United_States.svg/23px-Flag_of_the_United_States.svg.png" draw:style-name="gr1" draw:text-style-name="P1" svg:width="0.2394in" svg:height="0.1248in" svg:x="3.5555in" svg:y="23.8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4" draw:name="https://upload.wikimedia.org/wikipedia/en/thumb/a/a4/Flag_of_the_United_States.svg/23px-Flag_of_the_United_States.svg.png" draw:style-name="gr1" draw:text-style-name="P1" svg:width="0.2394in" svg:height="0.1248in" svg:x="3.5555in" svg:y="24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5" draw:name="https://upload.wikimedia.org/wikipedia/en/thumb/a/a4/Flag_of_the_United_States.svg/23px-Flag_of_the_United_States.svg.png" draw:style-name="gr1" draw:text-style-name="P1" svg:width="0.2394in" svg:height="0.1248in" svg:x="3.5555in" svg:y="24.1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6" draw:name="https://upload.wikimedia.org/wikipedia/en/thumb/a/a4/Flag_of_the_United_States.svg/23px-Flag_of_the_United_States.svg.png" draw:style-name="gr1" draw:text-style-name="P1" svg:width="0.2394in" svg:height="0.1248in" svg:x="3.5555in" svg:y="24.3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7" draw:name="https://upload.wikimedia.org/wikipedia/en/thumb/a/a4/Flag_of_the_United_States.svg/23px-Flag_of_the_United_States.svg.png" draw:style-name="gr1" draw:text-style-name="P1" svg:width="0.2394in" svg:height="0.1248in" svg:x="3.5555in" svg:y="24.5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38" draw:name="https://upload.wikimedia.org/wikipedia/commons/thumb/0/08/Flag_of_Switzerland_%28Pantone%29.svg/16px-Flag_of_Switzerland_%28Pantone%29.svg.png" draw:style-name="gr1" draw:text-style-name="P1" svg:width="0.1661in" svg:height="0.1661in" svg:x="3.5555in" svg:y="24.711in">
            <draw:image xlink:href="https://upload.wikimedia.org/wikipedia/commons/thumb/0/08/Flag_of_Switzerland_%28Pantone%29.svg/16px-Flag_of_Switzerland_%28Pantone%29.svg.png" xlink:type="simple" xlink:show="embed" xlink:actuate="onLoad" draw:mime-type="image/png">
              <text:p/>
            </draw:image>
          </draw:frame>
          <draw:frame draw:z-index="139" draw:name="https://upload.wikimedia.org/wikipedia/en/thumb/a/a4/Flag_of_the_United_States.svg/23px-Flag_of_the_United_States.svg.png" draw:style-name="gr1" draw:text-style-name="P1" svg:width="0.2394in" svg:height="0.1248in" svg:x="3.5555in" svg:y="24.8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0" draw:name="https://upload.wikimedia.org/wikipedia/en/thumb/a/a4/Flag_of_the_United_States.svg/23px-Flag_of_the_United_States.svg.png" draw:style-name="gr1" draw:text-style-name="P1" svg:width="0.2394in" svg:height="0.1248in" svg:x="3.5555in" svg:y="25.0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1" draw:name="https://upload.wikimedia.org/wikipedia/en/thumb/a/ae/Flag_of_the_United_Kingdom.svg/23px-Flag_of_the_United_Kingdom.svg.png" draw:style-name="gr1" draw:text-style-name="P1" svg:width="0.2394in" svg:height="0.1248in" svg:x="3.5555in" svg:y="25.2445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142" draw:name="https://upload.wikimedia.org/wikipedia/commons/thumb/d/d4/Flag_of_Israel.svg/21px-Flag_of_Israel.svg.png" draw:style-name="gr1" draw:text-style-name="P1" svg:width="0.2185in" svg:height="0.1559in" svg:x="3.5555in" svg:y="25.422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143" draw:name="https://upload.wikimedia.org/wikipedia/en/thumb/a/ae/Flag_of_the_United_Kingdom.svg/23px-Flag_of_the_United_Kingdom.svg.png" draw:style-name="gr1" draw:text-style-name="P1" svg:width="0.2394in" svg:height="0.1248in" svg:x="3.5555in" svg:y="25.6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144" draw:name="https://upload.wikimedia.org/wikipedia/en/thumb/a/a4/Flag_of_the_United_States.svg/23px-Flag_of_the_United_States.svg.png" draw:style-name="gr1" draw:text-style-name="P1" svg:width="0.2394in" svg:height="0.1248in" svg:x="3.5555in" svg:y="25.7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5" draw:name="https://upload.wikimedia.org/wikipedia/en/thumb/a/a4/Flag_of_the_United_States.svg/23px-Flag_of_the_United_States.svg.png" draw:style-name="gr1" draw:text-style-name="P1" svg:width="0.2394in" svg:height="0.1248in" svg:x="3.5555in" svg:y="25.9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6" draw:name="https://upload.wikimedia.org/wikipedia/en/thumb/a/ae/Flag_of_the_United_Kingdom.svg/23px-Flag_of_the_United_Kingdom.svg.png" draw:style-name="gr1" draw:text-style-name="P1" svg:width="0.2394in" svg:height="0.1248in" svg:x="3.5555in" svg:y="26.1335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147" draw:name="https://upload.wikimedia.org/wikipedia/en/thumb/a/a4/Flag_of_the_United_States.svg/23px-Flag_of_the_United_States.svg.png" draw:style-name="gr1" draw:text-style-name="P1" svg:width="0.2394in" svg:height="0.1248in" svg:x="3.5555in" svg:y="26.3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8" draw:name="https://upload.wikimedia.org/wikipedia/en/thumb/a/a4/Flag_of_the_United_States.svg/23px-Flag_of_the_United_States.svg.png" draw:style-name="gr1" draw:text-style-name="P1" svg:width="0.2394in" svg:height="0.1248in" svg:x="3.5555in" svg:y="26.4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49" draw:name="https://upload.wikimedia.org/wikipedia/en/thumb/a/a4/Flag_of_the_United_States.svg/23px-Flag_of_the_United_States.svg.png" draw:style-name="gr1" draw:text-style-name="P1" svg:width="0.2394in" svg:height="0.1248in" svg:x="3.5555in" svg:y="26.6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0" draw:name="https://upload.wikimedia.org/wikipedia/en/thumb/a/a4/Flag_of_the_United_States.svg/23px-Flag_of_the_United_States.svg.png" draw:style-name="gr1" draw:text-style-name="P1" svg:width="0.2394in" svg:height="0.1248in" svg:x="3.5555in" svg:y="26.8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1" draw:name="https://upload.wikimedia.org/wikipedia/en/thumb/a/a4/Flag_of_the_United_States.svg/23px-Flag_of_the_United_States.svg.png" draw:style-name="gr1" draw:text-style-name="P1" svg:width="0.2394in" svg:height="0.1248in" svg:x="3.5555in" svg:y="27.0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2" draw:name="https://upload.wikimedia.org/wikipedia/en/thumb/a/a4/Flag_of_the_United_States.svg/23px-Flag_of_the_United_States.svg.png" draw:style-name="gr1" draw:text-style-name="P1" svg:width="0.2394in" svg:height="0.1248in" svg:x="3.5555in" svg:y="27.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3" draw:name="https://upload.wikimedia.org/wikipedia/en/thumb/a/a4/Flag_of_the_United_States.svg/23px-Flag_of_the_United_States.svg.png" draw:style-name="gr1" draw:text-style-name="P1" svg:width="0.2394in" svg:height="0.1248in" svg:x="3.5555in" svg:y="27.3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4" draw:name="https://upload.wikimedia.org/wikipedia/commons/thumb/d/d9/Flag_of_Canada_%28Pantone%29.svg/23px-Flag_of_Canada_%28Pantone%29.svg.png" draw:style-name="gr1" draw:text-style-name="P1" svg:width="0.2394in" svg:height="0.1248in" svg:x="3.5555in" svg:y="27.5555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155" draw:name="https://upload.wikimedia.org/wikipedia/en/thumb/a/a4/Flag_of_the_United_States.svg/23px-Flag_of_the_United_States.svg.png" draw:style-name="gr1" draw:text-style-name="P1" svg:width="0.2394in" svg:height="0.1248in" svg:x="3.5555in" svg:y="27.7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6" draw:name="https://upload.wikimedia.org/wikipedia/en/thumb/a/a4/Flag_of_the_United_States.svg/23px-Flag_of_the_United_States.svg.png" draw:style-name="gr1" draw:text-style-name="P1" svg:width="0.2394in" svg:height="0.1248in" svg:x="3.5555in" svg:y="27.9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7" draw:name="https://upload.wikimedia.org/wikipedia/en/thumb/a/a4/Flag_of_the_United_States.svg/23px-Flag_of_the_United_States.svg.png" draw:style-name="gr1" draw:text-style-name="P1" svg:width="0.2394in" svg:height="0.1248in" svg:x="3.5555in" svg:y="28.0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8" draw:name="https://upload.wikimedia.org/wikipedia/en/thumb/a/a4/Flag_of_the_United_States.svg/23px-Flag_of_the_United_States.svg.png" draw:style-name="gr1" draw:text-style-name="P1" svg:width="0.2394in" svg:height="0.1248in" svg:x="3.5555in" svg:y="28.2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59" draw:name="https://upload.wikimedia.org/wikipedia/commons/thumb/b/bc/Flag_of_Finland.svg/23px-Flag_of_Finland.svg.png" draw:style-name="gr1" draw:text-style-name="P1" svg:width="0.2394in" svg:height="0.1453in" svg:x="3.5555in" svg:y="28.4445in">
            <draw:image xlink:href="https://upload.wikimedia.org/wikipedia/commons/thumb/b/bc/Flag_of_Finland.svg/23px-Flag_of_Finland.svg.png" xlink:type="simple" xlink:show="embed" xlink:actuate="onLoad" draw:mime-type="image/png">
              <text:p/>
            </draw:image>
          </draw:frame>
          <draw:frame draw:z-index="160" draw:name="https://upload.wikimedia.org/wikipedia/en/thumb/a/a4/Flag_of_the_United_States.svg/23px-Flag_of_the_United_States.svg.png" draw:style-name="gr1" draw:text-style-name="P1" svg:width="0.2394in" svg:height="0.1248in" svg:x="3.5555in" svg:y="28.6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1" draw:name="https://upload.wikimedia.org/wikipedia/en/thumb/a/a4/Flag_of_the_United_States.svg/23px-Flag_of_the_United_States.svg.png" draw:style-name="gr1" draw:text-style-name="P1" svg:width="0.2394in" svg:height="0.1248in" svg:x="3.5555in" svg:y="28.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2" draw:name="https://upload.wikimedia.org/wikipedia/en/thumb/a/a4/Flag_of_the_United_States.svg/23px-Flag_of_the_United_States.svg.png" draw:style-name="gr1" draw:text-style-name="P1" svg:width="0.2394in" svg:height="0.1248in" svg:x="3.5555in" svg:y="28.9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3" draw:name="https://upload.wikimedia.org/wikipedia/en/thumb/a/a4/Flag_of_the_United_States.svg/23px-Flag_of_the_United_States.svg.png" draw:style-name="gr1" draw:text-style-name="P1" svg:width="0.2394in" svg:height="0.1248in" svg:x="3.5555in" svg:y="29.1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4" draw:name="https://upload.wikimedia.org/wikipedia/en/thumb/a/a4/Flag_of_the_United_States.svg/23px-Flag_of_the_United_States.svg.png" draw:style-name="gr1" draw:text-style-name="P1" svg:width="0.2394in" svg:height="0.1248in" svg:x="3.5555in" svg:y="29.3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5" draw:name="https://upload.wikimedia.org/wikipedia/en/thumb/a/a4/Flag_of_the_United_States.svg/23px-Flag_of_the_United_States.svg.png" draw:style-name="gr1" draw:text-style-name="P1" svg:width="0.2394in" svg:height="0.1248in" svg:x="3.5555in" svg:y="29.5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6" draw:name="https://upload.wikimedia.org/wikipedia/en/thumb/a/a4/Flag_of_the_United_States.svg/23px-Flag_of_the_United_States.svg.png" draw:style-name="gr1" draw:text-style-name="P1" svg:width="0.2394in" svg:height="0.1248in" svg:x="3.5555in" svg:y="29.6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7" draw:name="https://upload.wikimedia.org/wikipedia/en/thumb/a/a4/Flag_of_the_United_States.svg/23px-Flag_of_the_United_States.svg.png" draw:style-name="gr1" draw:text-style-name="P1" svg:width="0.2394in" svg:height="0.1248in" svg:x="3.5555in" svg:y="29.8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68" draw:name="https://upload.wikimedia.org/wikipedia/en/thumb/a/ae/Flag_of_the_United_Kingdom.svg/23px-Flag_of_the_United_Kingdom.svg.png" draw:style-name="gr1" draw:text-style-name="P1" svg:width="0.2394in" svg:height="0.1248in" svg:x="3.5555in" svg:y="30.0445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169" draw:name="https://upload.wikimedia.org/wikipedia/en/thumb/a/a4/Flag_of_the_United_States.svg/23px-Flag_of_the_United_States.svg.png" draw:style-name="gr1" draw:text-style-name="P1" svg:width="0.2394in" svg:height="0.1248in" svg:x="3.5555in" svg:y="30.2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0" draw:name="https://upload.wikimedia.org/wikipedia/en/thumb/a/a4/Flag_of_the_United_States.svg/23px-Flag_of_the_United_States.svg.png" draw:style-name="gr1" draw:text-style-name="P1" svg:width="0.2394in" svg:height="0.1248in" svg:x="3.5555in" svg:y="30.4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1" draw:name="https://upload.wikimedia.org/wikipedia/en/thumb/a/a4/Flag_of_the_United_States.svg/23px-Flag_of_the_United_States.svg.png" draw:style-name="gr1" draw:text-style-name="P1" svg:width="0.2394in" svg:height="0.1248in" svg:x="3.5555in" svg:y="30.5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2" draw:name="https://upload.wikimedia.org/wikipedia/en/thumb/a/a4/Flag_of_the_United_States.svg/23px-Flag_of_the_United_States.svg.png" draw:style-name="gr1" draw:text-style-name="P1" svg:width="0.2394in" svg:height="0.1248in" svg:x="3.5555in" svg:y="30.7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3" draw:name="https://upload.wikimedia.org/wikipedia/en/thumb/a/a4/Flag_of_the_United_States.svg/23px-Flag_of_the_United_States.svg.png" draw:style-name="gr1" draw:text-style-name="P1" svg:width="0.2394in" svg:height="0.1248in" svg:x="3.5555in" svg:y="30.9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4" draw:name="https://upload.wikimedia.org/wikipedia/en/thumb/a/a4/Flag_of_the_United_States.svg/23px-Flag_of_the_United_States.svg.png" draw:style-name="gr1" draw:text-style-name="P1" svg:width="0.2394in" svg:height="0.1248in" svg:x="3.5555in" svg:y="31.1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5" draw:name="https://upload.wikimedia.org/wikipedia/en/thumb/a/a4/Flag_of_the_United_States.svg/23px-Flag_of_the_United_States.svg.png" draw:style-name="gr1" draw:text-style-name="P1" svg:width="0.2394in" svg:height="0.1248in" svg:x="3.5555in" svg:y="31.2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6" draw:name="https://upload.wikimedia.org/wikipedia/commons/thumb/4/45/Flag_of_Ireland.svg/23px-Flag_of_Ireland.svg.png" draw:style-name="gr1" draw:text-style-name="P1" svg:width="0.2394in" svg:height="0.1248in" svg:x="3.5555in" svg:y="31.4665in">
            <draw:image xlink:href="https://upload.wikimedia.org/wikipedia/commons/thumb/4/45/Flag_of_Ireland.svg/23px-Flag_of_Ireland.svg.png" xlink:type="simple" xlink:show="embed" xlink:actuate="onLoad" draw:mime-type="image/png">
              <text:p/>
            </draw:image>
          </draw:frame>
          <draw:frame draw:z-index="177" draw:name="https://upload.wikimedia.org/wikipedia/en/thumb/a/a4/Flag_of_the_United_States.svg/23px-Flag_of_the_United_States.svg.png" draw:style-name="gr1" draw:text-style-name="P1" svg:width="0.2394in" svg:height="0.1248in" svg:x="3.5555in" svg:y="31.6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8" draw:name="https://upload.wikimedia.org/wikipedia/en/thumb/a/a4/Flag_of_the_United_States.svg/23px-Flag_of_the_United_States.svg.png" draw:style-name="gr1" draw:text-style-name="P1" svg:width="0.2394in" svg:height="0.1248in" svg:x="3.5555in" svg:y="31.8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79" draw:name="https://upload.wikimedia.org/wikipedia/en/thumb/a/a4/Flag_of_the_United_States.svg/23px-Flag_of_the_United_States.svg.png" draw:style-name="gr1" draw:text-style-name="P1" svg:width="0.2394in" svg:height="0.1248in" svg:x="3.5555in" svg:y="3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0" draw:name="https://upload.wikimedia.org/wikipedia/en/thumb/a/a4/Flag_of_the_United_States.svg/23px-Flag_of_the_United_States.svg.png" draw:style-name="gr1" draw:text-style-name="P1" svg:width="0.2394in" svg:height="0.1248in" svg:x="3.5555in" svg:y="32.1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1" draw:name="https://upload.wikimedia.org/wikipedia/en/thumb/a/a4/Flag_of_the_United_States.svg/23px-Flag_of_the_United_States.svg.png" draw:style-name="gr1" draw:text-style-name="P1" svg:width="0.2394in" svg:height="0.1248in" svg:x="3.5555in" svg:y="32.3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2" draw:name="https://upload.wikimedia.org/wikipedia/en/thumb/a/a4/Flag_of_the_United_States.svg/23px-Flag_of_the_United_States.svg.png" draw:style-name="gr1" draw:text-style-name="P1" svg:width="0.2394in" svg:height="0.1248in" svg:x="3.5555in" svg:y="32.5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3" draw:name="https://upload.wikimedia.org/wikipedia/en/thumb/a/a4/Flag_of_the_United_States.svg/23px-Flag_of_the_United_States.svg.png" draw:style-name="gr1" draw:text-style-name="P1" svg:width="0.2394in" svg:height="0.1248in" svg:x="3.5555in" svg:y="32.7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4" draw:name="https://upload.wikimedia.org/wikipedia/commons/thumb/5/5c/Flag_of_Portugal.svg/23px-Flag_of_Portugal.svg.png" draw:style-name="gr1" draw:text-style-name="P1" svg:width="0.2394in" svg:height="0.1559in" svg:x="3.5555in" svg:y="32.889in">
            <draw:image xlink:href="https://upload.wikimedia.org/wikipedia/commons/thumb/5/5c/Flag_of_Portugal.svg/23px-Flag_of_Portugal.svg.png" xlink:type="simple" xlink:show="embed" xlink:actuate="onLoad" draw:mime-type="image/png">
              <text:p/>
            </draw:image>
          </draw:frame>
          <draw:frame draw:z-index="185" draw:name="https://upload.wikimedia.org/wikipedia/en/thumb/a/a4/Flag_of_the_United_States.svg/23px-Flag_of_the_United_States.svg.png" draw:style-name="gr1" draw:text-style-name="P1" svg:width="0.2394in" svg:height="0.1248in" svg:x="3.5555in" svg:y="33.0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6" draw:name="https://upload.wikimedia.org/wikipedia/en/thumb/a/a4/Flag_of_the_United_States.svg/23px-Flag_of_the_United_States.svg.png" draw:style-name="gr1" draw:text-style-name="P1" svg:width="0.2394in" svg:height="0.1248in" svg:x="3.5555in" svg:y="33.2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7" draw:name="https://upload.wikimedia.org/wikipedia/en/thumb/a/a4/Flag_of_the_United_States.svg/23px-Flag_of_the_United_States.svg.png" draw:style-name="gr1" draw:text-style-name="P1" svg:width="0.2394in" svg:height="0.1248in" svg:x="3.5555in" svg:y="33.4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88" draw:name="https://upload.wikimedia.org/wikipedia/commons/thumb/4/48/Flag_of_Singapore.svg/23px-Flag_of_Singapore.svg.png" draw:style-name="gr1" draw:text-style-name="P1" svg:width="0.2394in" svg:height="0.1559in" svg:x="3.5555in" svg:y="33.6in">
            <draw:image xlink:href="https://upload.wikimedia.org/wikipedia/commons/thumb/4/48/Flag_of_Singapore.svg/23px-Flag_of_Singapore.svg.png" xlink:type="simple" xlink:show="embed" xlink:actuate="onLoad" draw:mime-type="image/png">
              <text:p/>
            </draw:image>
          </draw:frame>
          <draw:frame draw:z-index="189" draw:name="https://upload.wikimedia.org/wikipedia/commons/thumb/d/d9/Flag_of_Canada_%28Pantone%29.svg/23px-Flag_of_Canada_%28Pantone%29.svg.png" draw:style-name="gr1" draw:text-style-name="P1" svg:width="0.2394in" svg:height="0.1248in" svg:x="3.5555in" svg:y="33.778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190" draw:name="https://upload.wikimedia.org/wikipedia/en/thumb/a/a4/Flag_of_the_United_States.svg/23px-Flag_of_the_United_States.svg.png" draw:style-name="gr1" draw:text-style-name="P1" svg:width="0.2394in" svg:height="0.1248in" svg:x="3.5555in" svg:y="33.9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1" draw:name="https://upload.wikimedia.org/wikipedia/en/thumb/c/c3/Flag_of_France.svg/23px-Flag_of_France.svg.png" draw:style-name="gr1" draw:text-style-name="P1" svg:width="0.2394in" svg:height="0.1559in" svg:x="3.5555in" svg:y="34.1335in">
            <draw:image xlink:href="https://upload.wikimedia.org/wikipedia/en/thumb/c/c3/Flag_of_France.svg/23px-Flag_of_France.svg.png" xlink:type="simple" xlink:show="embed" xlink:actuate="onLoad" draw:mime-type="image/png">
              <text:p/>
            </draw:image>
          </draw:frame>
          <draw:frame draw:z-index="192" draw:name="https://upload.wikimedia.org/wikipedia/en/thumb/a/a4/Flag_of_the_United_States.svg/23px-Flag_of_the_United_States.svg.png" draw:style-name="gr1" draw:text-style-name="P1" svg:width="0.2394in" svg:height="0.1248in" svg:x="3.5555in" svg:y="34.3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3" draw:name="https://upload.wikimedia.org/wikipedia/en/thumb/a/a4/Flag_of_the_United_States.svg/23px-Flag_of_the_United_States.svg.png" draw:style-name="gr1" draw:text-style-name="P1" svg:width="0.2394in" svg:height="0.1248in" svg:x="3.5555in" svg:y="34.4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4" draw:name="https://upload.wikimedia.org/wikipedia/en/thumb/a/a4/Flag_of_the_United_States.svg/23px-Flag_of_the_United_States.svg.png" draw:style-name="gr1" draw:text-style-name="P1" svg:width="0.2394in" svg:height="0.1248in" svg:x="3.5555in" svg:y="34.6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5" draw:name="https://upload.wikimedia.org/wikipedia/en/thumb/a/a4/Flag_of_the_United_States.svg/23px-Flag_of_the_United_States.svg.png" draw:style-name="gr1" draw:text-style-name="P1" svg:width="0.2394in" svg:height="0.1248in" svg:x="3.5555in" svg:y="34.8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6" draw:name="https://upload.wikimedia.org/wikipedia/en/thumb/a/a4/Flag_of_the_United_States.svg/23px-Flag_of_the_United_States.svg.png" draw:style-name="gr1" draw:text-style-name="P1" svg:width="0.2394in" svg:height="0.1248in" svg:x="3.5555in" svg:y="35.0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7" draw:name="https://upload.wikimedia.org/wikipedia/en/thumb/a/a4/Flag_of_the_United_States.svg/23px-Flag_of_the_United_States.svg.png" draw:style-name="gr1" draw:text-style-name="P1" svg:width="0.2394in" svg:height="0.1248in" svg:x="3.5555in" svg:y="35.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8" draw:name="https://upload.wikimedia.org/wikipedia/en/thumb/a/a4/Flag_of_the_United_States.svg/23px-Flag_of_the_United_States.svg.png" draw:style-name="gr1" draw:text-style-name="P1" svg:width="0.2394in" svg:height="0.1248in" svg:x="3.5555in" svg:y="35.3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199" draw:name="https://upload.wikimedia.org/wikipedia/en/thumb/a/a4/Flag_of_the_United_States.svg/23px-Flag_of_the_United_States.svg.png" draw:style-name="gr1" draw:text-style-name="P1" svg:width="0.2394in" svg:height="0.1248in" svg:x="3.5555in" svg:y="35.5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0" draw:name="https://upload.wikimedia.org/wikipedia/en/thumb/a/a4/Flag_of_the_United_States.svg/23px-Flag_of_the_United_States.svg.png" draw:style-name="gr1" draw:text-style-name="P1" svg:width="0.2394in" svg:height="0.1248in" svg:x="3.5555in" svg:y="35.9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1" draw:name="https://upload.wikimedia.org/wikipedia/en/thumb/a/a4/Flag_of_the_United_States.svg/23px-Flag_of_the_United_States.svg.png" draw:style-name="gr1" draw:text-style-name="P1" svg:width="0.2394in" svg:height="0.1248in" svg:x="3.5555in" svg:y="36.2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2" draw:name="https://upload.wikimedia.org/wikipedia/en/thumb/4/4c/Flag_of_Sweden.svg/23px-Flag_of_Sweden.svg.png" draw:style-name="gr1" draw:text-style-name="P1" svg:width="0.2394in" svg:height="0.1453in" svg:x="3.5555in" svg:y="36.4445in">
            <draw:image xlink:href="https://upload.wikimedia.org/wikipedia/en/thumb/4/4c/Flag_of_Sweden.svg/23px-Flag_of_Sweden.svg.png" xlink:type="simple" xlink:show="embed" xlink:actuate="onLoad" draw:mime-type="image/png">
              <text:p/>
            </draw:image>
          </draw:frame>
          <draw:frame draw:z-index="203" draw:name="https://upload.wikimedia.org/wikipedia/en/thumb/a/a4/Flag_of_the_United_States.svg/23px-Flag_of_the_United_States.svg.png" draw:style-name="gr1" draw:text-style-name="P1" svg:width="0.2394in" svg:height="0.1248in" svg:x="3.5555in" svg:y="36.6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4" draw:name="https://upload.wikimedia.org/wikipedia/en/thumb/a/a4/Flag_of_the_United_States.svg/23px-Flag_of_the_United_States.svg.png" draw:style-name="gr1" draw:text-style-name="P1" svg:width="0.2394in" svg:height="0.1248in" svg:x="3.5555in" svg:y="36.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5" draw:name="https://upload.wikimedia.org/wikipedia/en/thumb/a/a4/Flag_of_the_United_States.svg/23px-Flag_of_the_United_States.svg.png" draw:style-name="gr1" draw:text-style-name="P1" svg:width="0.2394in" svg:height="0.1248in" svg:x="3.5555in" svg:y="36.9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6" draw:name="https://upload.wikimedia.org/wikipedia/en/thumb/a/a4/Flag_of_the_United_States.svg/23px-Flag_of_the_United_States.svg.png" draw:style-name="gr1" draw:text-style-name="P1" svg:width="0.2394in" svg:height="0.1248in" svg:x="3.5555in" svg:y="37.1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07" draw:name="https://upload.wikimedia.org/wikipedia/en/thumb/4/41/Flag_of_India.svg/23px-Flag_of_India.svg.png" draw:style-name="gr1" draw:text-style-name="P1" svg:width="0.2394in" svg:height="0.1559in" svg:x="3.5555in" svg:y="37.3335in">
            <draw:image xlink:href="https://upload.wikimedia.org/wikipedia/en/thumb/4/41/Flag_of_India.svg/23px-Flag_of_India.svg.png" xlink:type="simple" xlink:show="embed" xlink:actuate="onLoad" draw:mime-type="image/png">
              <text:p/>
            </draw:image>
          </draw:frame>
          <draw:frame draw:z-index="208" draw:name="https://upload.wikimedia.org/wikipedia/commons/thumb/8/85/Flag_of_Belarus.svg/23px-Flag_of_Belarus.svg.png" draw:style-name="gr1" draw:text-style-name="P1" svg:width="0.2394in" svg:height="0.1248in" svg:x="3.5555in" svg:y="37.511in">
            <draw:image xlink:href="https://upload.wikimedia.org/wikipedia/commons/thumb/8/85/Flag_of_Belarus.svg/23px-Flag_of_Belarus.svg.png" xlink:type="simple" xlink:show="embed" xlink:actuate="onLoad" draw:mime-type="image/png">
              <text:p/>
            </draw:image>
          </draw:frame>
          <draw:frame draw:z-index="209" draw:name="https://upload.wikimedia.org/wikipedia/commons/thumb/7/72/Flag_of_the_Republic_of_China.svg/23px-Flag_of_the_Republic_of_China.svg.png" draw:style-name="gr1" draw:text-style-name="P1" svg:width="0.2394in" svg:height="0.1559in" svg:x="3.5555in" svg:y="37.689in">
            <draw:image xlink:href="https://upload.wikimedia.org/wikipedia/commons/thumb/7/72/Flag_of_the_Republic_of_China.svg/23px-Flag_of_the_Republic_of_China.svg.png" xlink:type="simple" xlink:show="embed" xlink:actuate="onLoad" draw:mime-type="image/png">
              <text:p/>
            </draw:image>
          </draw:frame>
          <draw:frame draw:z-index="210" draw:name="https://upload.wikimedia.org/wikipedia/en/thumb/a/a4/Flag_of_the_United_States.svg/23px-Flag_of_the_United_States.svg.png" draw:style-name="gr1" draw:text-style-name="P1" svg:width="0.2394in" svg:height="0.1248in" svg:x="3.5555in" svg:y="37.8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11" draw:name="https://upload.wikimedia.org/wikipedia/en/thumb/a/a4/Flag_of_the_United_States.svg/23px-Flag_of_the_United_States.svg.png" draw:style-name="gr1" draw:text-style-name="P1" svg:width="0.2394in" svg:height="0.1248in" svg:x="3.5555in" svg:y="38.0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12" draw:name="https://upload.wikimedia.org/wikipedia/en/thumb/a/a4/Flag_of_the_United_States.svg/23px-Flag_of_the_United_States.svg.png" draw:style-name="gr1" draw:text-style-name="P1" svg:width="0.2394in" svg:height="0.1248in" svg:x="3.5555in" svg:y="38.2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13" draw:name="https://upload.wikimedia.org/wikipedia/en/thumb/a/ae/Flag_of_the_United_Kingdom.svg/23px-Flag_of_the_United_Kingdom.svg.png" draw:style-name="gr1" draw:text-style-name="P1" svg:width="0.2394in" svg:height="0.1248in" svg:x="3.5555in" svg:y="38.4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214" draw:name="https://upload.wikimedia.org/wikipedia/en/thumb/a/a4/Flag_of_the_United_States.svg/23px-Flag_of_the_United_States.svg.png" draw:style-name="gr1" draw:text-style-name="P1" svg:width="0.2394in" svg:height="0.1248in" svg:x="3.5555in" svg:y="38.5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15" draw:name="https://upload.wikimedia.org/wikipedia/commons/thumb/d/d4/Flag_of_Israel.svg/21px-Flag_of_Israel.svg.png" draw:style-name="gr1" draw:text-style-name="P1" svg:width="0.2185in" svg:height="0.1559in" svg:x="3.5555in" svg:y="38.7555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216" draw:name="https://upload.wikimedia.org/wikipedia/en/thumb/a/a4/Flag_of_the_United_States.svg/23px-Flag_of_the_United_States.svg.png" draw:style-name="gr1" draw:text-style-name="P1" svg:width="0.2394in" svg:height="0.1248in" svg:x="3.5555in" svg:y="38.9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17" draw:name="https://upload.wikimedia.org/wikipedia/en/thumb/a/ae/Flag_of_the_United_Kingdom.svg/23px-Flag_of_the_United_Kingdom.svg.png" draw:style-name="gr1" draw:text-style-name="P1" svg:width="0.2394in" svg:height="0.1248in" svg:x="3.5555in" svg:y="39.111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218" draw:name="https://upload.wikimedia.org/wikipedia/en/thumb/a/a4/Flag_of_the_United_States.svg/23px-Flag_of_the_United_States.svg.png" draw:style-name="gr1" draw:text-style-name="P1" svg:width="0.2394in" svg:height="0.1248in" svg:x="3.5555in" svg:y="39.2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19" draw:name="https://upload.wikimedia.org/wikipedia/en/thumb/a/a4/Flag_of_the_United_States.svg/23px-Flag_of_the_United_States.svg.png" draw:style-name="gr1" draw:text-style-name="P1" svg:width="0.2394in" svg:height="0.1248in" svg:x="3.5555in" svg:y="39.4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0" draw:name="https://upload.wikimedia.org/wikipedia/en/thumb/a/a4/Flag_of_the_United_States.svg/23px-Flag_of_the_United_States.svg.png" draw:style-name="gr1" draw:text-style-name="P1" svg:width="0.2394in" svg:height="0.1248in" svg:x="3.5555in" svg:y="39.6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1" draw:name="https://upload.wikimedia.org/wikipedia/en/thumb/4/41/Flag_of_India.svg/23px-Flag_of_India.svg.png" draw:style-name="gr1" draw:text-style-name="P1" svg:width="0.2394in" svg:height="0.1559in" svg:x="3.5555in" svg:y="39.822in">
            <draw:image xlink:href="https://upload.wikimedia.org/wikipedia/en/thumb/4/41/Flag_of_India.svg/23px-Flag_of_India.svg.png" xlink:type="simple" xlink:show="embed" xlink:actuate="onLoad" draw:mime-type="image/png">
              <text:p/>
            </draw:image>
          </draw:frame>
          <draw:frame draw:z-index="222" draw:name="https://upload.wikimedia.org/wikipedia/en/thumb/a/a4/Flag_of_the_United_States.svg/23px-Flag_of_the_United_States.svg.png" draw:style-name="gr1" draw:text-style-name="P1" svg:width="0.2394in" svg:height="0.1248in" svg:x="3.5555in" svg:y="40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3" draw:name="https://upload.wikimedia.org/wikipedia/en/thumb/a/a4/Flag_of_the_United_States.svg/23px-Flag_of_the_United_States.svg.png" draw:style-name="gr1" draw:text-style-name="P1" svg:width="0.2394in" svg:height="0.1248in" svg:x="3.5555in" svg:y="40.1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4" draw:name="https://upload.wikimedia.org/wikipedia/commons/thumb/d/d4/Flag_of_Israel.svg/21px-Flag_of_Israel.svg.png" draw:style-name="gr1" draw:text-style-name="P1" svg:width="0.2185in" svg:height="0.1559in" svg:x="3.5555in" svg:y="40.3555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225" draw:name="https://upload.wikimedia.org/wikipedia/en/thumb/b/ba/Flag_of_Germany.svg/23px-Flag_of_Germany.svg.png" draw:style-name="gr1" draw:text-style-name="P1" svg:width="0.2394in" svg:height="0.1453in" svg:x="3.5555in" svg:y="40.5335in">
            <draw:image xlink:href="https://upload.wikimedia.org/wikipedia/en/thumb/b/ba/Flag_of_Germany.svg/23px-Flag_of_Germany.svg.png" xlink:type="simple" xlink:show="embed" xlink:actuate="onLoad" draw:mime-type="image/png">
              <text:p/>
            </draw:image>
          </draw:frame>
          <draw:frame draw:z-index="226" draw:name="https://upload.wikimedia.org/wikipedia/en/thumb/a/a4/Flag_of_the_United_States.svg/23px-Flag_of_the_United_States.svg.png" draw:style-name="gr1" draw:text-style-name="P1" svg:width="0.2394in" svg:height="0.1248in" svg:x="3.5555in" svg:y="40.7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7" draw:name="https://upload.wikimedia.org/wikipedia/en/thumb/a/a4/Flag_of_the_United_States.svg/23px-Flag_of_the_United_States.svg.png" draw:style-name="gr1" draw:text-style-name="P1" svg:width="0.2394in" svg:height="0.1248in" svg:x="3.5555in" svg:y="40.8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8" draw:name="https://upload.wikimedia.org/wikipedia/en/thumb/a/a4/Flag_of_the_United_States.svg/23px-Flag_of_the_United_States.svg.png" draw:style-name="gr1" draw:text-style-name="P1" svg:width="0.2394in" svg:height="0.1248in" svg:x="3.5555in" svg:y="41.0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29" draw:name="https://upload.wikimedia.org/wikipedia/en/thumb/a/a4/Flag_of_the_United_States.svg/23px-Flag_of_the_United_States.svg.png" draw:style-name="gr1" draw:text-style-name="P1" svg:width="0.2394in" svg:height="0.1248in" svg:x="3.5555in" svg:y="41.2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30" draw:name="https://upload.wikimedia.org/wikipedia/commons/thumb/d/d9/Flag_of_Canada_%28Pantone%29.svg/23px-Flag_of_Canada_%28Pantone%29.svg.png" draw:style-name="gr1" draw:text-style-name="P1" svg:width="0.2394in" svg:height="0.1248in" svg:x="3.5555in" svg:y="41.422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231" draw:name="https://upload.wikimedia.org/wikipedia/en/thumb/a/a4/Flag_of_the_United_States.svg/23px-Flag_of_the_United_States.svg.png" draw:style-name="gr1" draw:text-style-name="P1" svg:width="0.2394in" svg:height="0.1248in" svg:x="3.5555in" svg:y="41.6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32" draw:name="https://upload.wikimedia.org/wikipedia/commons/thumb/4/45/Flag_of_Ireland.svg/23px-Flag_of_Ireland.svg.png" draw:style-name="gr1" draw:text-style-name="P1" svg:width="0.2394in" svg:height="0.1248in" svg:x="3.5555in" svg:y="41.778in">
            <draw:image xlink:href="https://upload.wikimedia.org/wikipedia/commons/thumb/4/45/Flag_of_Ireland.svg/23px-Flag_of_Ireland.svg.png" xlink:type="simple" xlink:show="embed" xlink:actuate="onLoad" draw:mime-type="image/png">
              <text:p/>
            </draw:image>
          </draw:frame>
          <draw:frame draw:z-index="233" draw:name="https://upload.wikimedia.org/wikipedia/commons/thumb/2/20/Flag_of_the_Netherlands.svg/23px-Flag_of_the_Netherlands.svg.png" draw:style-name="gr1" draw:text-style-name="P1" svg:width="0.2394in" svg:height="0.1559in" svg:x="3.5555in" svg:y="41.9555in">
            <draw:image xlink:href="https://upload.wikimedia.org/wikipedia/commons/thumb/2/20/Flag_of_the_Netherlands.svg/23px-Flag_of_the_Netherlands.svg.png" xlink:type="simple" xlink:show="embed" xlink:actuate="onLoad" draw:mime-type="image/png">
              <text:p/>
            </draw:image>
          </draw:frame>
          <draw:frame draw:z-index="234" draw:name="https://upload.wikimedia.org/wikipedia/commons/thumb/d/d9/Flag_of_Canada_%28Pantone%29.svg/23px-Flag_of_Canada_%28Pantone%29.svg.png" draw:style-name="gr1" draw:text-style-name="P1" svg:width="0.2394in" svg:height="0.1248in" svg:x="3.5555in" svg:y="42.1335in">
            <draw:image xlink:href="https://upload.wikimedia.org/wikipedia/commons/thumb/d/d9/Flag_of_Canada_%28Pantone%29.svg/23px-Flag_of_Canada_%28Pantone%29.svg.png" xlink:type="simple" xlink:show="embed" xlink:actuate="onLoad" draw:mime-type="image/png">
              <text:p/>
            </draw:image>
          </draw:frame>
          <draw:frame draw:z-index="235" draw:name="https://upload.wikimedia.org/wikipedia/en/thumb/a/a4/Flag_of_the_United_States.svg/23px-Flag_of_the_United_States.svg.png" draw:style-name="gr1" draw:text-style-name="P1" svg:width="0.2394in" svg:height="0.1248in" svg:x="3.5555in" svg:y="42.3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36" draw:name="https://upload.wikimedia.org/wikipedia/en/thumb/a/ae/Flag_of_the_United_Kingdom.svg/23px-Flag_of_the_United_Kingdom.svg.png" draw:style-name="gr1" draw:text-style-name="P1" svg:width="0.2394in" svg:height="0.1248in" svg:x="3.5555in" svg:y="42.489in">
            <draw:image xlink:href="https://upload.wikimedia.org/wikipedia/en/thumb/a/ae/Flag_of_the_United_Kingdom.svg/23px-Flag_of_the_United_Kingdom.svg.png" xlink:type="simple" xlink:show="embed" xlink:actuate="onLoad" draw:mime-type="image/png">
              <text:p/>
            </draw:image>
          </draw:frame>
          <draw:frame draw:z-index="237" draw:name="https://upload.wikimedia.org/wikipedia/en/thumb/a/a4/Flag_of_the_United_States.svg/23px-Flag_of_the_United_States.svg.png" draw:style-name="gr1" draw:text-style-name="P1" svg:width="0.2394in" svg:height="0.1248in" svg:x="3.5555in" svg:y="42.6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38" draw:name="https://upload.wikimedia.org/wikipedia/en/thumb/a/a4/Flag_of_the_United_States.svg/23px-Flag_of_the_United_States.svg.png" draw:style-name="gr1" draw:text-style-name="P1" svg:width="0.2394in" svg:height="0.1248in" svg:x="3.5555in" svg:y="42.8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39" draw:name="https://upload.wikimedia.org/wikipedia/en/thumb/a/a4/Flag_of_the_United_States.svg/23px-Flag_of_the_United_States.svg.png" draw:style-name="gr1" draw:text-style-name="P1" svg:width="0.2394in" svg:height="0.1248in" svg:x="3.5555in" svg:y="43.0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0" draw:name="https://upload.wikimedia.org/wikipedia/en/thumb/a/a4/Flag_of_the_United_States.svg/23px-Flag_of_the_United_States.svg.png" draw:style-name="gr1" draw:text-style-name="P1" svg:width="0.2394in" svg:height="0.1248in" svg:x="3.5555in" svg:y="43.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1" draw:name="https://upload.wikimedia.org/wikipedia/en/thumb/a/a4/Flag_of_the_United_States.svg/23px-Flag_of_the_United_States.svg.png" draw:style-name="gr1" draw:text-style-name="P1" svg:width="0.2394in" svg:height="0.1248in" svg:x="3.5555in" svg:y="43.37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2" draw:name="https://upload.wikimedia.org/wikipedia/en/thumb/a/a4/Flag_of_the_United_States.svg/23px-Flag_of_the_United_States.svg.png" draw:style-name="gr1" draw:text-style-name="P1" svg:width="0.2394in" svg:height="0.1248in" svg:x="3.5555in" svg:y="43.5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3" draw:name="https://upload.wikimedia.org/wikipedia/en/thumb/a/a4/Flag_of_the_United_States.svg/23px-Flag_of_the_United_States.svg.png" draw:style-name="gr1" draw:text-style-name="P1" svg:width="0.2394in" svg:height="0.1248in" svg:x="3.5555in" svg:y="43.7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4" draw:name="https://upload.wikimedia.org/wikipedia/commons/thumb/d/d4/Flag_of_Israel.svg/21px-Flag_of_Israel.svg.png" draw:style-name="gr1" draw:text-style-name="P1" svg:width="0.2185in" svg:height="0.1559in" svg:x="3.5555in" svg:y="43.911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245" draw:name="https://upload.wikimedia.org/wikipedia/en/thumb/a/a4/Flag_of_the_United_States.svg/23px-Flag_of_the_United_States.svg.png" draw:style-name="gr1" draw:text-style-name="P1" svg:width="0.2394in" svg:height="0.1248in" svg:x="3.5555in" svg:y="44.089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6" draw:name="https://upload.wikimedia.org/wikipedia/en/thumb/a/a4/Flag_of_the_United_States.svg/23px-Flag_of_the_United_States.svg.png" draw:style-name="gr1" draw:text-style-name="P1" svg:width="0.2394in" svg:height="0.1248in" svg:x="3.5555in" svg:y="44.266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7" draw:name="https://upload.wikimedia.org/wikipedia/en/thumb/a/a4/Flag_of_the_United_States.svg/23px-Flag_of_the_United_States.svg.png" draw:style-name="gr1" draw:text-style-name="P1" svg:width="0.2394in" svg:height="0.1248in" svg:x="3.5555in" svg:y="44.444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8" draw:name="https://upload.wikimedia.org/wikipedia/en/thumb/a/a4/Flag_of_the_United_States.svg/23px-Flag_of_the_United_States.svg.png" draw:style-name="gr1" draw:text-style-name="P1" svg:width="0.2394in" svg:height="0.1248in" svg:x="3.5555in" svg:y="44.622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49" draw:name="https://upload.wikimedia.org/wikipedia/en/thumb/a/a4/Flag_of_the_United_States.svg/23px-Flag_of_the_United_States.svg.png" draw:style-name="gr1" draw:text-style-name="P1" svg:width="0.2394in" svg:height="0.1248in" svg:x="3.5555in" svg:y="44.8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50" draw:name="https://upload.wikimedia.org/wikipedia/commons/thumb/c/cb/Flag_of_the_Czech_Republic.svg/23px-Flag_of_the_Czech_Republic.svg.png" draw:style-name="gr1" draw:text-style-name="P1" svg:width="0.2394in" svg:height="0.1559in" svg:x="3.7953in" svg:y="44.8in">
            <draw:image xlink:href="https://upload.wikimedia.org/wikipedia/commons/thumb/c/cb/Flag_of_the_Czech_Republic.svg/23px-Flag_of_the_Czech_Republic.svg.png" xlink:type="simple" xlink:show="embed" xlink:actuate="onLoad" draw:mime-type="image/png">
              <text:p/>
            </draw:image>
          </draw:frame>
          <draw:frame draw:z-index="251" draw:name="https://upload.wikimedia.org/wikipedia/commons/thumb/d/d4/Flag_of_Israel.svg/21px-Flag_of_Israel.svg.png" draw:style-name="gr1" draw:text-style-name="P1" svg:width="0.2185in" svg:height="0.1559in" svg:x="3.5555in" svg:y="44.978in">
            <draw:image xlink:href="https://upload.wikimedia.org/wikipedia/commons/thumb/d/d4/Flag_of_Israel.svg/21px-Flag_of_Israel.svg.png" xlink:type="simple" xlink:show="embed" xlink:actuate="onLoad" draw:mime-type="image/png">
              <text:p/>
            </draw:image>
          </draw:frame>
          <draw:frame draw:z-index="252" draw:name="https://upload.wikimedia.org/wikipedia/en/thumb/a/a4/Flag_of_the_United_States.svg/23px-Flag_of_the_United_States.svg.png" draw:style-name="gr1" draw:text-style-name="P1" svg:width="0.2394in" svg:height="0.1248in" svg:x="3.5555in" svg:y="45.155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53" draw:name="https://upload.wikimedia.org/wikipedia/en/thumb/a/a4/Flag_of_the_United_States.svg/23px-Flag_of_the_United_States.svg.png" draw:style-name="gr1" draw:text-style-name="P1" svg:width="0.2394in" svg:height="0.1248in" svg:x="3.5555in" svg:y="45.3335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  <draw:frame draw:z-index="254" draw:name="https://upload.wikimedia.org/wikipedia/en/thumb/a/a4/Flag_of_the_United_States.svg/23px-Flag_of_the_United_States.svg.png" draw:style-name="gr1" draw:text-style-name="P1" svg:width="0.2394in" svg:height="0.1248in" svg:x="3.5555in" svg:y="45.511in">
            <draw:image xlink:href="https://upload.wikimedia.org/wikipedia/en/thumb/a/a4/Flag_of_the_United_States.svg/23px-Flag_of_the_United_States.svg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umber </text:p>
          </table:table-cell>
          <table:table-cell table:style-name="ce1" office:value-type="string" calcext:value-type="string">
            <text:p>Acquisition date </text:p>
          </table:table-cell>
          <table:table-cell table:style-name="ce1" office:value-type="string" calcext:value-type="string">
            <text:p>Company </text:p>
          </table:table-cell>
          <table:table-cell table:style-name="ce1" office:value-type="string" calcext:value-type="string">
            <text:p>Business </text:p>
          </table:table-cell>
          <table:table-cell table:style-name="ce1" office:value-type="string" calcext:value-type="string">
            <text:p>Country </text:p>
          </table:table-cell>
          <table:table-cell table:style-name="ce1" office:value-type="string" calcext:value-type="string">
            <text:p>Price (<text:a xlink:href="https://en.wikipedia.org/wiki/United_States_dollar" xlink:type="simple">USD</text:a>) </text:p>
          </table:table-cell>
          <table:table-cell table:style-name="ce1" office:value-type="string" calcext:value-type="string">
            <text:p>Used as or integrated with </text:p>
          </table:table-cell>
          <table:table-cell table:style-name="ce1" office:value-type="string" calcext:value-type="string">
            <text:p>Refs.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bruary 12, 2001 </text:p>
          </table:table-cell>
          <table:table-cell office:value-type="string" calcext:value-type="string">
            <text:p><text:a xlink:href="https://en.wikipedia.org/wiki/Google_Groups" xlink:type="simple">DejaNews</text:a> </text:p>
          </table:table-cell>
          <table:table-cell office:value-type="string" calcext:value-type="string">
            <text:p><text:a xlink:href="https://en.wikipedia.org/wiki/Usenet" xlink:type="simple">Usenet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Groups" xlink:type="simple">Google Groups</text:a> </text:p>
          </table:table-cell>
          <table:table-cell office:value-type="string" calcext:value-type="string">
            <text:p><text:a xlink:href="https://en.wikipedia.org/wiki/List_of_mergers_and_acquisitions_by_Alphabet#cite_note-26" xlink:type="simple">[26]</text:a><text:a xlink:href="https://en.wikipedia.org/wiki/List_of_mergers_and_acquisitions_by_Alphabet#cite_note-27" xlink:type="simple">[27]</text:a><text:a xlink:href="https://en.wikipedia.org/wiki/List_of_mergers_and_acquisitions_by_Alphabet#cite_note-28" xlink:type="simple">[28]</text:a><text:a xlink:href="https://en.wikipedia.org/wiki/List_of_mergers_and_acquisitions_by_Alphabet#cite_note-29" xlink:type="simple">[29]</text:a>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ptember 20, 2001 </text:p>
          </table:table-cell>
          <table:table-cell office:value-type="string" calcext:value-type="string">
            <text:p><text:a xlink:href="https://en.wikipedia.org/wiki/IGoogle" xlink:type="simple">Outride</text:a> </text:p>
          </table:table-cell>
          <table:table-cell office:value-type="string" calcext:value-type="string">
            <text:p><text:a xlink:href="https://en.wikipedia.org/wiki/Web_search_engine" xlink:type="simple">Web search engin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ersonalized_Search" xlink:type="simple">Google Personalized Search</text:a> </text:p>
          </table:table-cell>
          <table:table-cell office:value-type="string" calcext:value-type="string">
            <text:p><text:a xlink:href="https://en.wikipedia.org/wiki/List_of_mergers_and_acquisitions_by_Alphabet#cite_note-30" xlink:type="simple">[30]</text:a>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bruary 2003 </text:p>
          </table:table-cell>
          <table:table-cell office:value-type="string" calcext:value-type="string">
            <text:p><text:a xlink:href="https://en.wikipedia.org/wiki/Pyra_Labs" xlink:type="simple">Pyra Labs</text:a> </text:p>
          </table:table-cell>
          <table:table-cell office:value-type="string" calcext:value-type="string">
            <text:p><text:a xlink:href="https://en.wikipedia.org/wiki/Blog_software" xlink:type="simple">Weblog softwar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Blogger_(service)" xlink:type="simple">Blogger</text:a> </text:p>
          </table:table-cell>
          <table:table-cell office:value-type="string" calcext:value-type="string">
            <text:p><text:a xlink:href="https://en.wikipedia.org/wiki/List_of_mergers_and_acquisitions_by_Alphabet#cite_note-31" xlink:type="simple">[31]</text:a>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ril 2003 </text:p>
          </table:table-cell>
          <table:table-cell office:value-type="string" calcext:value-type="string">
            <text:p><text:a xlink:href="https://en.wikipedia.org/wiki/Neotonic_Software" xlink:type="simple">Neotonic Software</text:a> </text:p>
          </table:table-cell>
          <table:table-cell office:value-type="string" calcext:value-type="string">
            <text:p><text:a xlink:href="https://en.wikipedia.org/wiki/Customer_relationship_management" xlink:type="simple">Customer relationship management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Groups" xlink:type="simple">Google Groups</text:a>, <text:a xlink:href="https://en.wikipedia.org/wiki/Gmail" xlink:type="simple">Gmail</text:a> </text:p>
          </table:table-cell>
          <table:table-cell office:value-type="string" calcext:value-type="string">
            <text:p><text:a xlink:href="https://en.wikipedia.org/wiki/List_of_mergers_and_acquisitions_by_Alphabet#cite_note-32" xlink:type="simple">[32]</text:a>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pril 2003 </text:p>
          </table:table-cell>
          <table:table-cell office:value-type="string" calcext:value-type="string">
            <text:p><text:a xlink:href="https://en.wikipedia.org/wiki/Applied_Semantics" xlink:type="simple">Applied Semantics</text:a> </text:p>
          </table:table-cell>
          <table:table-cell office:value-type="string" calcext:value-type="string">
            <text:p><text:a xlink:href="https://en.wikipedia.org/wiki/Online_advertising" xlink:type="simple">Onlin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02,000,000 </text:p>
          </table:table-cell>
          <table:table-cell office:value-type="string" calcext:value-type="string">
            <text:p><text:a xlink:href="https://en.wikipedia.org/wiki/AdSense" xlink:type="simple">AdSense</text:a>, <text:a xlink:href="https://en.wikipedia.org/wiki/AdWords" xlink:type="simple">AdWords</text:a> </text:p>
          </table:table-cell>
          <table:table-cell office:value-type="string" calcext:value-type="string">
            <text:p><text:a xlink:href="https://en.wikipedia.org/wiki/List_of_mergers_and_acquisitions_by_Alphabet#cite_note-33" xlink:type="simple">[33]</text:a><text:a xlink:href="https://en.wikipedia.org/wiki/List_of_mergers_and_acquisitions_by_Alphabet#cite_note-34" xlink:type="simple">[34]</text:a><text:a xlink:href="https://en.wikipedia.org/wiki/List_of_mergers_and_acquisitions_by_Alphabet#cite_note-35" xlink:type="simple">[35]</text:a><text:a xlink:href="https://en.wikipedia.org/wiki/List_of_mergers_and_acquisitions_by_Alphabet#cite_note-36" xlink:type="simple">[36]</text:a><text:a xlink:href="https://en.wikipedia.org/wiki/List_of_mergers_and_acquisitions_by_Alphabet#cite_note-37" xlink:type="simple">[37]</text:a>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ptember 30, 2003 </text:p>
          </table:table-cell>
          <table:table-cell office:value-type="string" calcext:value-type="string">
            <text:p><text:a xlink:href="https://en.wikipedia.org/wiki/Kaltix" xlink:type="simple">Kaltix</text:a> </text:p>
          </table:table-cell>
          <table:table-cell office:value-type="string" calcext:value-type="string">
            <text:p><text:a xlink:href="https://en.wikipedia.org/wiki/Web_search_engine" xlink:type="simple">Web search engin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ersonalized_Search" xlink:type="simple">Google Personalized Search</text:a> </text:p>
          </table:table-cell>
          <table:table-cell office:value-type="string" calcext:value-type="string">
            <text:p><text:a xlink:href="https://en.wikipedia.org/wiki/List_of_mergers_and_acquisitions_by_Alphabet#cite_note-38" xlink:type="simple">[38]</text:a>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ctober 2003 </text:p>
          </table:table-cell>
          <table:table-cell office:value-type="string" calcext:value-type="string">
            <text:p>Sprinks </text:p>
          </table:table-cell>
          <table:table-cell office:value-type="string" calcext:value-type="string">
            <text:p><text:a xlink:href="https://en.wikipedia.org/wiki/Online_advertising" xlink:type="simple">Onlin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dSense" xlink:type="simple">AdSense</text:a>, <text:a xlink:href="https://en.wikipedia.org/wiki/AdWords" xlink:type="simple">AdWords</text:a> </text:p>
          </table:table-cell>
          <table:table-cell office:value-type="string" calcext:value-type="string">
            <text:p><text:a xlink:href="https://en.wikipedia.org/wiki/List_of_mergers_and_acquisitions_by_Alphabet#cite_note-39" xlink:type="simple">[39]</text:a> 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ctober 2003 </text:p>
          </table:table-cell>
          <table:table-cell office:value-type="string" calcext:value-type="string">
            <text:p><text:a xlink:href="https://en.wikipedia.org/wiki/Blogger_(service)" xlink:type="simple">Genius Labs</text:a> </text:p>
          </table:table-cell>
          <table:table-cell office:value-type="string" calcext:value-type="string">
            <text:p><text:a xlink:href="https://en.wikipedia.org/wiki/Blog" xlink:type="simple">Blogg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Blogger_(service)" xlink:type="simple">Blogger</text:a> </text:p>
          </table:table-cell>
          <table:table-cell office:value-type="string" calcext:value-type="string">
            <text:p><text:a xlink:href="https://en.wikipedia.org/wiki/List_of_mergers_and_acquisitions_by_Alphabet#cite_note-40" xlink:type="simple">[40]</text:a> 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ay 10, 2004 </text:p>
          </table:table-cell>
          <table:table-cell office:value-type="string" calcext:value-type="string">
            <text:p>Ignite Logic </text:p>
          </table:table-cell>
          <table:table-cell office:value-type="string" calcext:value-type="string">
            <text:p><text:a xlink:href="https://en.wikipedia.org/wiki/HTML_editor" xlink:type="simple">HTML editor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ites" xlink:type="simple">Google Sites</text:a> </text:p>
          </table:table-cell>
          <table:table-cell office:value-type="string" calcext:value-type="string">
            <text:p><text:a xlink:href="https://en.wikipedia.org/wiki/List_of_mergers_and_acquisitions_by_Alphabet#cite_note-41" xlink:type="simple">[41]</text:a>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ly 13, 2004 </text:p>
          </table:table-cell>
          <table:table-cell office:value-type="string" calcext:value-type="string">
            <text:p><text:a xlink:href="https://en.wikipedia.org/wiki/Picasa" xlink:type="simple">Picasa</text:a> </text:p>
          </table:table-cell>
          <table:table-cell office:value-type="string" calcext:value-type="string">
            <text:p><text:a xlink:href="https://en.wikipedia.org/wiki/Image_organizer" xlink:type="simple">Image organizer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icasa" xlink:type="simple">Picasa</text:a>, <text:a xlink:href="https://en.wikipedia.org/wiki/Blogger_(service)" xlink:type="simple">Blogger</text:a> </text:p>
          </table:table-cell>
          <table:table-cell office:value-type="string" calcext:value-type="string">
            <text:p><text:a xlink:href="https://en.wikipedia.org/wiki/List_of_mergers_and_acquisitions_by_Alphabet#cite_note-42" xlink:type="simple">[42]</text:a>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ptember 2004 </text:p>
          </table:table-cell>
          <table:table-cell office:value-type="string" calcext:value-type="string">
            <text:p><text:a xlink:href="https://en.wikipedia.org/wiki/ZipDash" xlink:type="simple">ZipDash</text:a> </text:p>
          </table:table-cell>
          <table:table-cell office:value-type="string" calcext:value-type="string">
            <text:p><text:a xlink:href="https://en.wikipedia.org/wiki/Traffic_analysis" xlink:type="simple">Traffic analysi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43" xlink:type="simple">[43]</text:a> 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October 2004 </text:p>
          </table:table-cell>
          <table:table-cell office:value-type="string" calcext:value-type="string">
            <text:p><text:a xlink:href="https://en.wikipedia.org/wiki/Google_Maps" xlink:type="simple">Where2</text:a> </text:p>
          </table:table-cell>
          <table:table-cell office:value-type="string" calcext:value-type="string">
            <text:p><text:a xlink:href="https://en.wikipedia.org/wiki/Map_analysis" xlink:type="simple">Map analysis</text:a> </text:p>
          </table:table-cell>
          <table:table-cell office:value-type="string" calcext:value-type="string">
            <text:p> <text:a xlink:href="https://en.wikipedia.org/wiki/Australia" xlink:type="simple">Australi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44" xlink:type="simple">[44]</text:a>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ctober 27, 2004 </text:p>
          </table:table-cell>
          <table:table-cell office:value-type="string" calcext:value-type="string">
            <text:p><text:a xlink:href="https://en.wikipedia.org/wiki/Keyhole,_Inc" xlink:type="simple">Keyhole</text:a> </text:p>
          </table:table-cell>
          <table:table-cell office:value-type="string" calcext:value-type="string">
            <text:p><text:a xlink:href="https://en.wikipedia.org/wiki/Map_analysis" xlink:type="simple">Map analysi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, <text:a xlink:href="https://en.wikipedia.org/wiki/Google_Earth" xlink:type="simple">Google Earth</text:a> </text:p>
          </table:table-cell>
          <table:table-cell office:value-type="string" calcext:value-type="string">
            <text:p><text:a xlink:href="https://en.wikipedia.org/wiki/List_of_mergers_and_acquisitions_by_Alphabet#cite_note-45" xlink:type="simple">[45]</text:a>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rch 28, 2005 </text:p>
          </table:table-cell>
          <table:table-cell office:value-type="string" calcext:value-type="string">
            <text:p><text:a xlink:href="https://en.wikipedia.org/wiki/Urchin_Software_Corporation" xlink:type="simple">Urchin Software Corporation</text:a> </text:p>
          </table:table-cell>
          <table:table-cell office:value-type="string" calcext:value-type="string">
            <text:p><text:a xlink:href="https://en.wikipedia.org/wiki/Web_analytics" xlink:type="simple">Web analytic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Analytics" xlink:type="simple">Google Analytics</text:a> </text:p>
          </table:table-cell>
          <table:table-cell office:value-type="string" calcext:value-type="string">
            <text:p><text:a xlink:href="https://en.wikipedia.org/wiki/List_of_mergers_and_acquisitions_by_Alphabet#cite_note-46" xlink:type="simple">[46]</text:a>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y 12, 2005 </text:p>
          </table:table-cell>
          <table:table-cell office:value-type="string" calcext:value-type="string">
            <text:p><text:a xlink:href="https://en.wikipedia.org/wiki/Google_Latitude" xlink:type="simple">Dodgeball</text:a> </text:p>
          </table:table-cell>
          <table:table-cell office:value-type="string" calcext:value-type="string">
            <text:p><text:a xlink:href="https://en.wikipedia.org/wiki/Social_networking_service" xlink:type="simple">Social networking servic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Latitude" xlink:type="simple">Google Latitude</text:a> </text:p>
          </table:table-cell>
          <table:table-cell office:value-type="string" calcext:value-type="string">
            <text:p><text:a xlink:href="https://en.wikipedia.org/wiki/List_of_mergers_and_acquisitions_by_Alphabet#cite_note-47" xlink:type="simple">[47]</text:a>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uly 19, 2005 </text:p>
          </table:table-cell>
          <table:table-cell office:value-type="string" calcext:value-type="string">
            <text:p><text:a xlink:href="https://en.wikipedia.org/wiki/Akwan_Information_Technologies" xlink:type="simple">Akwan Information Technologies</text:a> </text:p>
          </table:table-cell>
          <table:table-cell office:value-type="string" calcext:value-type="string">
            <text:p><text:a xlink:href="https://en.wikipedia.org/wiki/Web_search_engine" xlink:type="simple">Search engines</text:a> </text:p>
          </table:table-cell>
          <table:table-cell office:value-type="string" calcext:value-type="string">
            <text:p> <text:a xlink:href="https://en.wikipedia.org/wiki/Brazil" xlink:type="simple">Brazi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Internet_backbone" xlink:type="simple">Internet backbone</text:a> </text:p>
          </table:table-cell>
          <table:table-cell office:value-type="string" calcext:value-type="string">
            <text:p><text:a xlink:href="https://en.wikipedia.org/wiki/List_of_mergers_and_acquisitions_by_Alphabet#cite_note-48" xlink:type="simple">[48]</text:a>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uly 2005 </text:p>
          </table:table-cell>
          <table:table-cell office:value-type="string" calcext:value-type="string">
            <text:p><text:a xlink:href="https://en.wikipedia.org/wiki/Reqwireless" xlink:type="simple">Reqwireless</text:a> </text:p>
          </table:table-cell>
          <table:table-cell office:value-type="string" calcext:value-type="string">
            <text:p><text:a xlink:href="https://en.wikipedia.org/wiki/Mobile_browser" xlink:type="simple">Mobile browser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obile" xlink:type="simple">Google Mobile</text:a> </text:p>
          </table:table-cell>
          <table:table-cell office:value-type="string" calcext:value-type="string">
            <text:p><text:a xlink:href="https://en.wikipedia.org/wiki/List_of_mergers_and_acquisitions_by_Alphabet#cite_note-49" xlink:type="simple">[49]</text:a>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ugust 17, 2005 </text:p>
          </table:table-cell>
          <table:table-cell office:value-type="string" calcext:value-type="string">
            <text:p>Android </text:p>
          </table:table-cell>
          <table:table-cell office:value-type="string" calcext:value-type="string">
            <text:p><text:a xlink:href="https://en.wikipedia.org/wiki/Mobile_operating_system" xlink:type="simple">Mobile operating system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50,000,000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50" xlink:type="simple">[50]</text:a><text:a xlink:href="https://en.wikipedia.org/wiki/List_of_mergers_and_acquisitions_by_Alphabet#cite_note-51" xlink:type="simple">[51]</text:a>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ovember 2005 </text:p>
          </table:table-cell>
          <table:table-cell office:value-type="string" calcext:value-type="string">
            <text:p>Skia </text:p>
          </table:table-cell>
          <table:table-cell office:value-type="string" calcext:value-type="string">
            <text:p><text:a xlink:href="https://en.wikipedia.org/wiki/Graphics_library" xlink:type="simple">Graphics librar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Skia_Graphics_Engine" xlink:type="simple">Skia</text:a> </text:p>
          </table:table-cell>
          <table:table-cell office:value-type="string" calcext:value-type="string">
            <text:p><text:a xlink:href="https://en.wikipedia.org/wiki/List_of_mergers_and_acquisitions_by_Alphabet#cite_note-52" xlink:type="simple">[52]</text:a>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ecember 27, 2005 </text:p>
          </table:table-cell>
          <table:table-cell office:value-type="string" calcext:value-type="string">
            <text:p><text:a xlink:href="https://en.wikipedia.org/wiki/Google_Desktop" xlink:type="simple">Phatbits</text:a> </text:p>
          </table:table-cell>
          <table:table-cell office:value-type="string" calcext:value-type="string">
            <text:p><text:a xlink:href="https://en.wikipedia.org/wiki/Widget_engine" xlink:type="simple">Widget engin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esktop" xlink:type="simple">Google Desktop</text:a> </text:p>
          </table:table-cell>
          <table:table-cell office:value-type="string" calcext:value-type="string">
            <text:p><text:a xlink:href="https://en.wikipedia.org/wiki/List_of_mergers_and_acquisitions_by_Alphabet#cite_note-53" xlink:type="simple">[53]</text:a>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ecember 31, 2005 </text:p>
          </table:table-cell>
          <table:table-cell office:value-type="string" calcext:value-type="string">
            <text:p><text:a xlink:href="https://en.wikipedia.org/wiki/AllPAY_GmbH" xlink:type="simple">allPAY</text:a> </text:p>
          </table:table-cell>
          <table:table-cell office:value-type="string" calcext:value-type="string">
            <text:p><text:a xlink:href="https://en.wikipedia.org/wiki/Mobile_application_development" xlink:type="simple">Mobile software</text:a> </text:p>
          </table:table-cell>
          <table:table-cell office:value-type="string" calcext:value-type="string">
            <text:p> <text:a xlink:href="https://en.wikipedia.org/wiki/Germany" xlink:type="simple">Germany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List_of_Google_products#Mobile" xlink:type="simple">Google Mobile</text:a> </text:p>
          </table:table-cell>
          <table:table-cell office:value-type="string" calcext:value-type="string">
            <text:p><text:a xlink:href="https://en.wikipedia.org/wiki/List_of_mergers_and_acquisitions_by_Alphabet#cite_note-gmbh-54" xlink:type="simple">[54]</text:a>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ecember 31, 2005 </text:p>
          </table:table-cell>
          <table:table-cell office:value-type="string" calcext:value-type="string">
            <text:p><text:a xlink:href="https://en.wikipedia.org/wiki/BruNET_GmbH" xlink:type="simple">bruNET</text:a> </text:p>
          </table:table-cell>
          <table:table-cell office:value-type="string" calcext:value-type="string">
            <text:p><text:a xlink:href="https://en.wikipedia.org/wiki/Mobile_application_development" xlink:type="simple">Mobile software</text:a> </text:p>
          </table:table-cell>
          <table:table-cell office:value-type="string" calcext:value-type="string">
            <text:p> <text:a xlink:href="https://en.wikipedia.org/wiki/Germany" xlink:type="simple">Germany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obile" xlink:type="simple">Google Mobile</text:a> </text:p>
          </table:table-cell>
          <table:table-cell office:value-type="string" calcext:value-type="string">
            <text:p><text:a xlink:href="https://en.wikipedia.org/wiki/List_of_mergers_and_acquisitions_by_Alphabet#cite_note-gmbh-54" xlink:type="simple">[54]</text:a>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anuary 17, 2006 </text:p>
          </table:table-cell>
          <table:table-cell office:value-type="string" calcext:value-type="string">
            <text:p><text:a xlink:href="https://en.wikipedia.org/wiki/DMarc_Broadcasting" xlink:type="simple">dMarc Broadcasting</text:a> </text:p>
          </table:table-cell>
          <table:table-cell office:value-type="string" calcext:value-type="string">
            <text:p><text:a xlink:href="https://en.wikipedia.org/wiki/Advertising" xlink:type="simple">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02,000,000 </text:p>
          </table:table-cell>
          <table:table-cell office:value-type="string" calcext:value-type="string">
            <text:p><text:a xlink:href="https://en.wikipedia.org/wiki/AdSense" xlink:type="simple">AdSense</text:a> </text:p>
          </table:table-cell>
          <table:table-cell office:value-type="string" calcext:value-type="string">
            <text:p><text:a xlink:href="https://en.wikipedia.org/wiki/List_of_mergers_and_acquisitions_by_Alphabet#cite_note-55" xlink:type="simple">[55]</text:a>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ebruary 14, 2006 </text:p>
          </table:table-cell>
          <table:table-cell office:value-type="string" calcext:value-type="string">
            <text:p><text:a xlink:href="https://en.wikipedia.org/wiki/Google_Analytics" xlink:type="simple">Measure Map</text:a> </text:p>
          </table:table-cell>
          <table:table-cell office:value-type="string" calcext:value-type="string">
            <text:p><text:a xlink:href="https://en.wikipedia.org/wiki/Blog_software" xlink:type="simple">Weblog softwar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Analytics" xlink:type="simple">Google Analytics</text:a> </text:p>
          </table:table-cell>
          <table:table-cell office:value-type="string" calcext:value-type="string">
            <text:p><text:a xlink:href="https://en.wikipedia.org/wiki/List_of_mergers_and_acquisitions_by_Alphabet#cite_note-56" xlink:type="simple">[56]</text:a>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rch 9, 2006 </text:p>
          </table:table-cell>
          <table:table-cell office:value-type="string" calcext:value-type="string">
            <text:p><text:a xlink:href="https://en.wikipedia.org/wiki/Google_Docs" xlink:type="simple">Upstartle</text:a> </text:p>
          </table:table-cell>
          <table:table-cell office:value-type="string" calcext:value-type="string">
            <text:p><text:a xlink:href="https://en.wikipedia.org/wiki/Word_processor" xlink:type="simple">Word processor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57" xlink:type="simple">[57]</text:a>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rch 14, 2006 </text:p>
          </table:table-cell>
          <table:table-cell office:value-type="string" calcext:value-type="string">
            <text:p><text:a xlink:href="https://en.wikipedia.org/wiki/SketchUp" xlink:type="simple">@Last Software</text:a> </text:p>
          </table:table-cell>
          <table:table-cell office:value-type="string" calcext:value-type="string">
            <text:p><text:a xlink:href="https://en.wikipedia.org/wiki/3D_computer_graphics_software" xlink:type="simple">3D modeling softwar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SketchUp" xlink:type="simple">Google Sketchup</text:a> </text:p>
          </table:table-cell>
          <table:table-cell office:value-type="string" calcext:value-type="string">
            <text:p><text:a xlink:href="https://en.wikipedia.org/wiki/List_of_mergers_and_acquisitions_by_Alphabet#cite_note-58" xlink:type="simple">[58]</text:a>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ril 9, 2006 </text:p>
          </table:table-cell>
          <table:table-cell office:value-type="string" calcext:value-type="string">
            <text:p>Orion </text:p>
          </table:table-cell>
          <table:table-cell office:value-type="string" calcext:value-type="string">
            <text:p><text:a xlink:href="https://en.wikipedia.org/wiki/Web_search_engine" xlink:type="simple">Web search engine</text:a> </text:p>
          </table:table-cell>
          <table:table-cell office:value-type="string" calcext:value-type="string">
            <text:p> <text:a xlink:href="https://en.wikipedia.org/wiki/Australia" xlink:type="simple">Australi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earch" xlink:type="simple">Google Search</text:a> </text:p>
          </table:table-cell>
          <table:table-cell office:value-type="string" calcext:value-type="string">
            <text:p><text:a xlink:href="https://en.wikipedia.org/wiki/List_of_mergers_and_acquisitions_by_Alphabet#cite_note-59" xlink:type="simple">[59]</text:a>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une 1, 2006 </text:p>
          </table:table-cell>
          <table:table-cell office:value-type="string" calcext:value-type="string">
            <text:p><text:a xlink:href="https://en.wikipedia.org/wiki/2Web_Technologies" xlink:type="simple">2Web Technologies</text:a> </text:p>
          </table:table-cell>
          <table:table-cell office:value-type="string" calcext:value-type="string">
            <text:p><text:a xlink:href="https://en.wikipedia.org/wiki/Online_spreadsheet" xlink:type="simple">Online spreadsheet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Spreadsheet</text:a> </text:p>
          </table:table-cell>
          <table:table-cell office:value-type="string" calcext:value-type="string">
            <text:p><text:a xlink:href="https://en.wikipedia.org/wiki/List_of_mergers_and_acquisitions_by_Alphabet#cite_note-60" xlink:type="simple">[60]</text:a><text:a xlink:href="https://en.wikipedia.org/wiki/List_of_mergers_and_acquisitions_by_Alphabet#cite_note-strategic_use-61" xlink:type="simple">[61]</text:a>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ust 15, 2006 </text:p>
          </table:table-cell>
          <table:table-cell office:value-type="string" calcext:value-type="string">
            <text:p><text:a xlink:href="https://en.wikipedia.org/wiki/Picasa" xlink:type="simple">Neven Vision Germany</text:a> </text:p>
          </table:table-cell>
          <table:table-cell office:value-type="string" calcext:value-type="string">
            <text:p><text:a xlink:href="https://en.wikipedia.org/wiki/Computer_vision" xlink:type="simple">Computer vision</text:a> </text:p>
          </table:table-cell>
          <table:table-cell office:value-type="string" calcext:value-type="string">
            <text:p> <text:a xlink:href="https://en.wikipedia.org/wiki/Germany" xlink:type="simple">Germany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icasa" xlink:type="simple">Picasa</text:a>, <text:a xlink:href="https://en.wikipedia.org/wiki/Google_Goggles" xlink:type="simple">Google Goggles</text:a> </text:p>
          </table:table-cell>
          <table:table-cell office:value-type="string" calcext:value-type="string">
            <text:p><text:a xlink:href="https://en.wikipedia.org/wiki/List_of_mergers_and_acquisitions_by_Alphabet#cite_note-62" xlink:type="simple">[62]</text:a>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ctober 9, 2006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Video_hosting_service" xlink:type="simple">Video shar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,650,000,000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63" xlink:type="simple">[63]</text:a><text:a xlink:href="https://en.wikipedia.org/wiki/List_of_mergers_and_acquisitions_by_Alphabet#cite_note-64" xlink:type="simple">[64]</text:a>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ctober 31, 2006 </text:p>
          </table:table-cell>
          <table:table-cell office:value-type="string" calcext:value-type="string">
            <text:p><text:a xlink:href="https://en.wikipedia.org/wiki/Google_Sites" xlink:type="simple">JotSpot</text:a> </text:p>
          </table:table-cell>
          <table:table-cell office:value-type="string" calcext:value-type="string">
            <text:p><text:a xlink:href="https://en.wikipedia.org/wiki/Web_application" xlink:type="simple">Web application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ites" xlink:type="simple">Google Sites</text:a> </text:p>
          </table:table-cell>
          <table:table-cell office:value-type="string" calcext:value-type="string">
            <text:p><text:a xlink:href="https://en.wikipedia.org/wiki/List_of_mergers_and_acquisitions_by_Alphabet#cite_note-65" xlink:type="simple">[65]</text:a>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ecember 18, 2006 </text:p>
          </table:table-cell>
          <table:table-cell office:value-type="string" calcext:value-type="string">
            <text:p><text:a xlink:href="https://en.wikipedia.org/wiki/Endoxon" xlink:type="simple">Endoxon</text:a> </text:p>
          </table:table-cell>
          <table:table-cell office:value-type="string" calcext:value-type="string">
            <text:p><text:a xlink:href="https://en.wikipedia.org/wiki/Map" xlink:type="simple">Mapping</text:a> </text:p>
          </table:table-cell>
          <table:table-cell office:value-type="string" calcext:value-type="string">
            <text:p> <text:a xlink:href="https://en.wikipedia.org/wiki/Switzerland" xlink:type="simple">Switzerland</text:a> </text:p>
          </table:table-cell>
          <table:table-cell table:style-name="ce3" office:value-type="string" calcext:value-type="string">
            <text:p>$28,000,000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66" xlink:type="simple">[66]</text:a>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ebruary 16, 2007 </text:p>
          </table:table-cell>
          <table:table-cell office:value-type="string" calcext:value-type="string">
            <text:p><text:a xlink:href="https://en.wikipedia.org/wiki/Adscape" xlink:type="simple">Adscape</text:a> </text:p>
          </table:table-cell>
          <table:table-cell office:value-type="string" calcext:value-type="string">
            <text:p><text:a xlink:href="https://en.wikipedia.org/wiki/In-game_advertising" xlink:type="simple">In-gam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23,000,000 </text:p>
          </table:table-cell>
          <table:table-cell office:value-type="string" calcext:value-type="string">
            <text:p><text:a xlink:href="https://en.wikipedia.org/wiki/AdSense" xlink:type="simple">AdSense</text:a> </text:p>
          </table:table-cell>
          <table:table-cell office:value-type="string" calcext:value-type="string">
            <text:p><text:a xlink:href="https://en.wikipedia.org/wiki/List_of_mergers_and_acquisitions_by_Alphabet#cite_note-67" xlink:type="simple">[67]</text:a> 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rch 16, 2007 </text:p>
          </table:table-cell>
          <table:table-cell office:value-type="string" calcext:value-type="string">
            <text:p><text:a xlink:href="https://en.wikipedia.org/wiki/Trendalyzer" xlink:type="simple">Trendalyzer</text:a> </text:p>
          </table:table-cell>
          <table:table-cell office:value-type="string" calcext:value-type="string">
            <text:p><text:a xlink:href="https://en.wikipedia.org/wiki/List_of_statistical_packages" xlink:type="simple">Statistical software</text:a> </text:p>
          </table:table-cell>
          <table:table-cell office:value-type="string" calcext:value-type="string">
            <text:p> <text:a xlink:href="https://en.wikipedia.org/wiki/Sweden" xlink:type="simple">Sweden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Analytics" xlink:type="simple">Google Analytics</text:a> </text:p>
          </table:table-cell>
          <table:table-cell office:value-type="string" calcext:value-type="string">
            <text:p><text:a xlink:href="https://en.wikipedia.org/wiki/List_of_mergers_and_acquisitions_by_Alphabet#cite_note-68" xlink:type="simple">[68]</text:a>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y 28, 2007 </text:p>
          </table:table-cell>
          <table:table-cell office:value-type="string" calcext:value-type="string">
            <text:p>Crusix </text:p>
          </table:table-cell>
          <table:table-cell office:value-type="string" calcext:value-type="string">
            <text:p><text:a xlink:href="https://en.wikipedia.org/wiki/Social_networking_service" xlink:type="simple">Social networking servic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—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ril 17, 2007 </text:p>
          </table:table-cell>
          <table:table-cell office:value-type="string" calcext:value-type="string">
            <text:p><text:a xlink:href="https://en.wikipedia.org/wiki/Google_Docs" xlink:type="simple">Tonic Systems</text:a> </text:p>
          </table:table-cell>
          <table:table-cell office:value-type="string" calcext:value-type="string">
            <text:p><text:a xlink:href="https://en.wikipedia.org/wiki/Presentation_program" xlink:type="simple">Presentation program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69" xlink:type="simple">[69]</text:a>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ril 19, 2007 </text:p>
          </table:table-cell>
          <table:table-cell office:value-type="string" calcext:value-type="string">
            <text:p><text:a xlink:href="https://en.wikipedia.org/wiki/Marratech" xlink:type="simple">Marratech</text:a> </text:p>
          </table:table-cell>
          <table:table-cell office:value-type="string" calcext:value-type="string">
            <text:p><text:a xlink:href="https://en.wikipedia.org/wiki/Videoconferencing" xlink:type="simple">Videoconferencing</text:a> </text:p>
          </table:table-cell>
          <table:table-cell office:value-type="string" calcext:value-type="string">
            <text:p> <text:a xlink:href="https://en.wikipedia.org/wiki/Sweden" xlink:type="simple">Sweden</text:a> </text:p>
          </table:table-cell>
          <table:table-cell table:style-name="ce3" office:value-type="string" calcext:value-type="string">
            <text:p>$15,000,000 </text:p>
          </table:table-cell>
          <table:table-cell office:value-type="string" calcext:value-type="string">
            <text:p><text:a xlink:href="https://en.wikipedia.org/wiki/Google_Talk" xlink:type="simple">Google Talk</text:a>, <text:a xlink:href="https://en.wikipedia.org/wiki/Google_Hangouts" xlink:type="simple">Google Hangouts</text:a> </text:p>
          </table:table-cell>
          <table:table-cell office:value-type="string" calcext:value-type="string">
            <text:p><text:a xlink:href="https://en.wikipedia.org/wiki/List_of_mergers_and_acquisitions_by_Alphabet#cite_note-Collaborating_with_Marratech-70" xlink:type="simple">[70]</text:a>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ril 13, 2007 </text:p>
          </table:table-cell>
          <table:table-cell office:value-type="string" calcext:value-type="string">
            <text:p><text:a xlink:href="https://en.wikipedia.org/wiki/DoubleClick" xlink:type="simple">DoubleClick</text:a> </text:p>
          </table:table-cell>
          <table:table-cell office:value-type="string" calcext:value-type="string">
            <text:p><text:a xlink:href="https://en.wikipedia.org/wiki/Online_advertising" xlink:type="simple">Onlin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3,100,000,000 </text:p>
          </table:table-cell>
          <table:table-cell office:value-type="string" calcext:value-type="string">
            <text:p><text:a xlink:href="https://en.wikipedia.org/wiki/AdSense" xlink:type="simple">AdSense</text:a> </text:p>
          </table:table-cell>
          <table:table-cell office:value-type="string" calcext:value-type="string">
            <text:p><text:a xlink:href="https://en.wikipedia.org/wiki/List_of_mergers_and_acquisitions_by_Alphabet#cite_note-71" xlink:type="simple">[71]</text:a><text:a xlink:href="https://en.wikipedia.org/wiki/List_of_mergers_and_acquisitions_by_Alphabet#cite_note-doubleclick-72" xlink:type="simple">[72]</text:a><text:a xlink:href="https://en.wikipedia.org/wiki/List_of_mergers_and_acquisitions_by_Alphabet#cite_note-73" xlink:type="simple">[73]</text:a> 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y 11, 2007 </text:p>
          </table:table-cell>
          <table:table-cell office:value-type="string" calcext:value-type="string">
            <text:p><text:a xlink:href="https://en.wikipedia.org/wiki/GreenBorder" xlink:type="simple">GreenBorder</text:a> </text:p>
          </table:table-cell>
          <table:table-cell office:value-type="string" calcext:value-type="string">
            <text:p><text:a xlink:href="https://en.wikipedia.org/wiki/Computer_security" xlink:type="simple">Computer securit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hrome" xlink:type="simple">Google Chrome</text:a> </text:p>
          </table:table-cell>
          <table:table-cell office:value-type="string" calcext:value-type="string">
            <text:p><text:a xlink:href="https://en.wikipedia.org/wiki/List_of_mergers_and_acquisitions_by_Alphabet#cite_note-74" xlink:type="simple">[74]</text:a> 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June 1, 2007 </text:p>
          </table:table-cell>
          <table:table-cell office:value-type="string" calcext:value-type="string">
            <text:p><text:a xlink:href="https://en.wikipedia.org/wiki/Panoramio" xlink:type="simple">Panoramio</text:a> </text:p>
          </table:table-cell>
          <table:table-cell office:value-type="string" calcext:value-type="string">
            <text:p><text:a xlink:href="https://en.wikipedia.org/wiki/Photo_sharing" xlink:type="simple">Photo sharing</text:a> </text:p>
          </table:table-cell>
          <table:table-cell office:value-type="string" calcext:value-type="string">
            <text:p> <text:a xlink:href="https://en.wikipedia.org/wiki/Spain" xlink:type="simple">Spain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anoramio" xlink:type="simple">Panoramio</text:a> </text:p>
          </table:table-cell>
          <table:table-cell office:value-type="string" calcext:value-type="string">
            <text:p><text:a xlink:href="https://en.wikipedia.org/wiki/List_of_mergers_and_acquisitions_by_Alphabet#cite_note-75" xlink:type="simple">[75]</text:a> 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June 3, 2007 </text:p>
          </table:table-cell>
          <table:table-cell office:value-type="string" calcext:value-type="string">
            <text:p><text:a xlink:href="https://en.wikipedia.org/wiki/FeedBurner" xlink:type="simple">FeedBurner</text:a> </text:p>
          </table:table-cell>
          <table:table-cell office:value-type="string" calcext:value-type="string">
            <text:p><text:a xlink:href="https://en.wikipedia.org/wiki/Web_feed" xlink:type="simple">Web feed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00,000,000 </text:p>
          </table:table-cell>
          <table:table-cell office:value-type="string" calcext:value-type="string">
            <text:p><text:a xlink:href="https://en.wikipedia.org/wiki/FeedBurner" xlink:type="simple">FeedBurner</text:a> </text:p>
          </table:table-cell>
          <table:table-cell office:value-type="string" calcext:value-type="string">
            <text:p><text:a xlink:href="https://en.wikipedia.org/wiki/List_of_mergers_and_acquisitions_by_Alphabet#cite_note-76" xlink:type="simple">[76]</text:a>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June 5, 2007 </text:p>
          </table:table-cell>
          <table:table-cell office:value-type="string" calcext:value-type="string">
            <text:p><text:a xlink:href="https://en.wikipedia.org/wiki/PeakStream" xlink:type="simple">PeakStream</text:a> </text:p>
          </table:table-cell>
          <table:table-cell office:value-type="string" calcext:value-type="string">
            <text:p><text:a xlink:href="https://en.wikipedia.org/wiki/Parallel_computing" xlink:type="simple">Parallel proces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77" xlink:type="simple">[77]</text:a>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June 19, 2007 </text:p>
          </table:table-cell>
          <table:table-cell office:value-type="string" calcext:value-type="string">
            <text:p>Zenter </text:p>
          </table:table-cell>
          <table:table-cell office:value-type="string" calcext:value-type="string">
            <text:p><text:a xlink:href="https://en.wikipedia.org/wiki/Presentation_program" xlink:type="simple">Presentation program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78" xlink:type="simple">[78]</text:a> 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July 2, 2007 </text:p>
          </table:table-cell>
          <table:table-cell office:value-type="string" calcext:value-type="string">
            <text:p><text:a xlink:href="https://en.wikipedia.org/wiki/Google_Voice" xlink:type="simple">GrandCentral</text:a> </text:p>
          </table:table-cell>
          <table:table-cell office:value-type="string" calcext:value-type="string">
            <text:p><text:a xlink:href="https://en.wikipedia.org/wiki/Voice_over_IP" xlink:type="simple">Voice over IP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45,000,000 </text:p>
          </table:table-cell>
          <table:table-cell office:value-type="string" calcext:value-type="string">
            <text:p><text:a xlink:href="https://en.wikipedia.org/wiki/Google_Voice" xlink:type="simple">Google Voice</text:a> </text:p>
          </table:table-cell>
          <table:table-cell office:value-type="string" calcext:value-type="string">
            <text:p><text:a xlink:href="https://en.wikipedia.org/wiki/List_of_mergers_and_acquisitions_by_Alphabet#cite_note-79" xlink:type="simple">[79]</text:a><text:a xlink:href="https://en.wikipedia.org/wiki/List_of_mergers_and_acquisitions_by_Alphabet#cite_note-80" xlink:type="simple">[80]</text:a>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July 20, 2007 </text:p>
          </table:table-cell>
          <table:table-cell office:value-type="string" calcext:value-type="string">
            <text:p><text:a xlink:href="https://en.wikipedia.org/wiki/ImageAmerica" xlink:type="simple">ImageAmerica</text:a> </text:p>
          </table:table-cell>
          <table:table-cell office:value-type="string" calcext:value-type="string">
            <text:p><text:a xlink:href="https://en.wikipedia.org/wiki/Aerial_photography" xlink:type="simple">Aerial photograph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81" xlink:type="simple">[81]</text:a>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July 9, 2007 </text:p>
          </table:table-cell>
          <table:table-cell office:value-type="string" calcext:value-type="string">
            <text:p><text:a xlink:href="https://en.wikipedia.org/wiki/Postini" xlink:type="simple">Postini</text:a> </text:p>
          </table:table-cell>
          <table:table-cell office:value-type="string" calcext:value-type="string">
            <text:p><text:a xlink:href="https://en.wikipedia.org/wiki/Communications_security" xlink:type="simple">Communications securit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625,000,000 </text:p>
          </table:table-cell>
          <table:table-cell office:value-type="string" calcext:value-type="string">
            <text:p><text:a xlink:href="https://en.wikipedia.org/wiki/Gmail" xlink:type="simple">Gmail</text:a> </text:p>
          </table:table-cell>
          <table:table-cell office:value-type="string" calcext:value-type="string">
            <text:p><text:a xlink:href="https://en.wikipedia.org/wiki/List_of_mergers_and_acquisitions_by_Alphabet#cite_note-82" xlink:type="simple">[82]</text:a>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eptember 27, 2007 </text:p>
          </table:table-cell>
          <table:table-cell office:value-type="string" calcext:value-type="string">
            <text:p>Zingku </text:p>
          </table:table-cell>
          <table:table-cell office:value-type="string" calcext:value-type="string">
            <text:p><text:a xlink:href="https://en.wikipedia.org/wiki/Social_networking_service" xlink:type="simple">Social networking servic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obile" xlink:type="simple">Google Mobile</text:a> </text:p>
          </table:table-cell>
          <table:table-cell office:value-type="string" calcext:value-type="string">
            <text:p><text:a xlink:href="https://en.wikipedia.org/wiki/List_of_mergers_and_acquisitions_by_Alphabet#cite_note-83" xlink:type="simple">[83]</text:a>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October 9, 2007 </text:p>
          </table:table-cell>
          <table:table-cell office:value-type="string" calcext:value-type="string">
            <text:p><text:a xlink:href="https://en.wikipedia.org/wiki/Jaiku" xlink:type="simple">Jaiku</text:a> </text:p>
          </table:table-cell>
          <table:table-cell office:value-type="string" calcext:value-type="string">
            <text:p><text:a xlink:href="https://en.wikipedia.org/wiki/Microblogging" xlink:type="simple">Microblogging</text:a> </text:p>
          </table:table-cell>
          <table:table-cell office:value-type="string" calcext:value-type="string">
            <text:p> <text:a xlink:href="https://en.wikipedia.org/wiki/Finland" xlink:type="simple">Finland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obile" xlink:type="simple">Google Mobile</text:a> </text:p>
          </table:table-cell>
          <table:table-cell office:value-type="string" calcext:value-type="string">
            <text:p><text:a xlink:href="https://en.wikipedia.org/wiki/List_of_mergers_and_acquisitions_by_Alphabet#cite_note-84" xlink:type="simple">[84]</text:a> 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July 30, 2008 </text:p>
          </table:table-cell>
          <table:table-cell office:value-type="string" calcext:value-type="string">
            <text:p>Omnisio </text:p>
          </table:table-cell>
          <table:table-cell office:value-type="string" calcext:value-type="string">
            <text:p><text:a xlink:href="https://en.wikipedia.org/wiki/Video_hosting_service" xlink:type="simple">Online video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5,000,000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85" xlink:type="simple">[85]</text:a>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ptember 12, 2008 </text:p>
          </table:table-cell>
          <table:table-cell office:value-type="string" calcext:value-type="string">
            <text:p>TNC </text:p>
          </table:table-cell>
          <table:table-cell office:value-type="string" calcext:value-type="string">
            <text:p><text:a xlink:href="https://en.wikipedia.org/wiki/Blog_software" xlink:type="simple">Weblog software</text:a> </text:p>
          </table:table-cell>
          <table:table-cell office:value-type="string" calcext:value-type="string">
            <text:p> <text:a xlink:href="https://en.wikipedia.org/wiki/South_Korea" xlink:type="simple">South Kore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Blogger_(service)" xlink:type="simple">Blogger</text:a> </text:p>
          </table:table-cell>
          <table:table-cell office:value-type="string" calcext:value-type="string">
            <text:p><text:a xlink:href="https://en.wikipedia.org/wiki/List_of_mergers_and_acquisitions_by_Alphabet#cite_note-86" xlink:type="simple">[86]</text:a>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ugust 5, 2009 </text:p>
          </table:table-cell>
          <table:table-cell office:value-type="string" calcext:value-type="string">
            <text:p><text:a xlink:href="https://en.wikipedia.org/wiki/On2_Technologies" xlink:type="simple">On2</text:a> </text:p>
          </table:table-cell>
          <table:table-cell office:value-type="string" calcext:value-type="string">
            <text:p><text:a xlink:href="https://en.wikipedia.org/wiki/Video_compression" xlink:type="simple">Video compression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33,000,000 </text:p>
          </table:table-cell>
          <table:table-cell office:value-type="string" calcext:value-type="string">
            <text:p><text:a xlink:href="https://en.wikipedia.org/wiki/WebM" xlink:type="simple">WebM</text:a>, 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87" xlink:type="simple">[87]</text:a>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eptember 16, 2009 </text:p>
          </table:table-cell>
          <table:table-cell office:value-type="string" calcext:value-type="string">
            <text:p><text:a xlink:href="https://en.wikipedia.org/wiki/ReCAPTCHA" xlink:type="simple">reCAPTCHA</text:a> </text:p>
          </table:table-cell>
          <table:table-cell office:value-type="string" calcext:value-type="string">
            <text:p><text:a xlink:href="https://en.wikipedia.org/wiki/Security" xlink:type="simple">Securit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Books" xlink:type="simple">Google Books</text:a>, <text:a xlink:href="https://en.wikipedia.org/wiki/ReCAPTCHA" xlink:type="simple">reCAPTCHA</text:a> </text:p>
          </table:table-cell>
          <table:table-cell office:value-type="string" calcext:value-type="string">
            <text:p><text:a xlink:href="https://en.wikipedia.org/wiki/List_of_mergers_and_acquisitions_by_Alphabet#cite_note-88" xlink:type="simple">[88]</text:a>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November 9, 2009 </text:p>
          </table:table-cell>
          <table:table-cell office:value-type="string" calcext:value-type="string">
            <text:p><text:a xlink:href="https://en.wikipedia.org/wiki/AdMob" xlink:type="simple">AdMob</text:a> </text:p>
          </table:table-cell>
          <table:table-cell office:value-type="string" calcext:value-type="string">
            <text:p><text:a xlink:href="https://en.wikipedia.org/wiki/Mobile_advertising" xlink:type="simple">Mobil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DoubleClick" xlink:type="simple">DoubleClick</text:a>, <text:a xlink:href="https://en.wikipedia.org/wiki/Invite_Media" xlink:type="simple">Invite Media</text:a> </text:p>
          </table:table-cell>
          <table:table-cell office:value-type="string" calcext:value-type="string">
            <text:p><text:a xlink:href="https://en.wikipedia.org/wiki/List_of_mergers_and_acquisitions_by_Alphabet#cite_note-89" xlink:type="simple">[89]</text:a><text:a xlink:href="https://en.wikipedia.org/wiki/List_of_mergers_and_acquisitions_by_Alphabet#cite_note-90" xlink:type="simple">[90]</text:a><text:a xlink:href="https://en.wikipedia.org/wiki/List_of_mergers_and_acquisitions_by_Alphabet#cite_note-91" xlink:type="simple">[91]</text:a>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vember 9, 2009 </text:p>
          </table:table-cell>
          <table:table-cell office:value-type="string" calcext:value-type="string">
            <text:p><text:a xlink:href="https://en.wikipedia.org/wiki/Gizmo5" xlink:type="simple">Gizmo5</text:a> </text:p>
          </table:table-cell>
          <table:table-cell office:value-type="string" calcext:value-type="string">
            <text:p><text:a xlink:href="https://en.wikipedia.org/wiki/Voice_over_IP" xlink:type="simple">Voice over IP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30,000,000 </text:p>
          </table:table-cell>
          <table:table-cell office:value-type="string" calcext:value-type="string">
            <text:p><text:a xlink:href="https://en.wikipedia.org/wiki/Google_Talk" xlink:type="simple">Google Talk</text:a>, <text:a xlink:href="https://en.wikipedia.org/wiki/Google_Hangouts" xlink:type="simple">Google Hangouts</text:a> </text:p>
          </table:table-cell>
          <table:table-cell office:value-type="string" calcext:value-type="string">
            <text:p><text:a xlink:href="https://en.wikipedia.org/wiki/List_of_mergers_and_acquisitions_by_Alphabet#cite_note-92" xlink:type="simple">[92]</text:a>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November 23, 2009 </text:p>
          </table:table-cell>
          <table:table-cell office:value-type="string" calcext:value-type="string">
            <text:p>Teracent </text:p>
          </table:table-cell>
          <table:table-cell office:value-type="string" calcext:value-type="string">
            <text:p><text:a xlink:href="https://en.wikipedia.org/wiki/Online_advertising" xlink:type="simple">Onlin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dSense" xlink:type="simple">AdSense</text:a> </text:p>
          </table:table-cell>
          <table:table-cell office:value-type="string" calcext:value-type="string">
            <text:p><text:a xlink:href="https://en.wikipedia.org/wiki/List_of_mergers_and_acquisitions_by_Alphabet#cite_note-93" xlink:type="simple">[93]</text:a>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ecember 4, 2009 </text:p>
          </table:table-cell>
          <table:table-cell office:value-type="string" calcext:value-type="string">
            <text:p><text:a xlink:href="https://en.wikipedia.org/wiki/AppJet" xlink:type="simple">AppJet</text:a> </text:p>
          </table:table-cell>
          <table:table-cell office:value-type="string" calcext:value-type="string">
            <text:p><text:a xlink:href="https://en.wikipedia.org/wiki/Collaborative_real-time_editor" xlink:type="simple">Collaborative real-time editor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pache_Wave" xlink:type="simple">Google Wave</text:a>, 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94" xlink:type="simple">[94]</text:a>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ebruary 12, 2010 </text:p>
          </table:table-cell>
          <table:table-cell office:value-type="string" calcext:value-type="string">
            <text:p><text:a xlink:href="https://en.wikipedia.org/wiki/Aardvark_(search_engine)" xlink:type="simple">Aardvark</text:a> </text:p>
          </table:table-cell>
          <table:table-cell office:value-type="string" calcext:value-type="string">
            <text:p><text:a xlink:href="https://en.wikipedia.org/wiki/Social_search" xlink:type="simple">Social search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50,000,000 </text:p>
          </table:table-cell>
          <table:table-cell office:value-type="string" calcext:value-type="string">
            <text:p><text:a xlink:href="https://en.wikipedia.org/wiki/Aardvark_(search_engine)" xlink:type="simple">Aardvark</text:a> </text:p>
          </table:table-cell>
          <table:table-cell office:value-type="string" calcext:value-type="string">
            <text:p><text:a xlink:href="https://en.wikipedia.org/wiki/List_of_mergers_and_acquisitions_by_Alphabet#cite_note-95" xlink:type="simple">[95]</text:a>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bruary 17, 2010 </text:p>
          </table:table-cell>
          <table:table-cell office:value-type="string" calcext:value-type="string">
            <text:p>reMail </text:p>
          </table:table-cell>
          <table:table-cell office:value-type="string" calcext:value-type="string">
            <text:p>Email search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mail" xlink:type="simple">Gmail</text:a> </text:p>
          </table:table-cell>
          <table:table-cell office:value-type="string" calcext:value-type="string">
            <text:p><text:a xlink:href="https://en.wikipedia.org/wiki/List_of_mergers_and_acquisitions_by_Alphabet#cite_note-96" xlink:type="simple">[96]</text:a>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rch 1, 2010 </text:p>
          </table:table-cell>
          <table:table-cell office:value-type="string" calcext:value-type="string">
            <text:p><text:a xlink:href="https://en.wikipedia.org/wiki/Picnik" xlink:type="simple">Picnik</text:a> </text:p>
          </table:table-cell>
          <table:table-cell office:value-type="string" calcext:value-type="string">
            <text:p><text:a xlink:href="https://en.wikipedia.org/wiki/Image_editing" xlink:type="simple">Photo edit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icasa" xlink:type="simple">Picasa</text:a> </text:p>
          </table:table-cell>
          <table:table-cell office:value-type="string" calcext:value-type="string">
            <text:p><text:a xlink:href="https://en.wikipedia.org/wiki/List_of_mergers_and_acquisitions_by_Alphabet#cite_note-97" xlink:type="simple">[97]</text:a><text:a xlink:href="https://en.wikipedia.org/wiki/List_of_mergers_and_acquisitions_by_Alphabet#cite_note-98" xlink:type="simple">[98]</text:a>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rch 5, 2010 </text:p>
          </table:table-cell>
          <table:table-cell office:value-type="string" calcext:value-type="string">
            <text:p><text:a xlink:href="https://en.wikipedia.org/wiki/Google_Docs" xlink:type="simple">DocVerse</text:a> </text:p>
          </table:table-cell>
          <table:table-cell office:value-type="string" calcext:value-type="string">
            <text:p><text:a xlink:href="https://en.wikipedia.org/wiki/Microsoft_Office" xlink:type="simple">Microsoft Office</text:a> files sharing sit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25,000,000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99" xlink:type="simple">[99]</text:a>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pril 2, 2010 </text:p>
          </table:table-cell>
          <table:table-cell office:value-type="string" calcext:value-type="string">
            <text:p>Episodic </text:p>
          </table:table-cell>
          <table:table-cell office:value-type="string" calcext:value-type="string">
            <text:p><text:a xlink:href="https://en.wikipedia.org/wiki/Video_hosting_service" xlink:type="simple">Online video</text:a> <text:a xlink:href="https://en.wikipedia.org/wiki/Computing_platform" xlink:type="simple">platform</text:a> <text:a xlink:href="https://en.wikipedia.org/wiki/Startup_company" xlink:type="simple">start-up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100" xlink:type="simple">[100]</text:a>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ril 12, 2010 </text:p>
          </table:table-cell>
          <table:table-cell office:value-type="string" calcext:value-type="string">
            <text:p><text:a xlink:href="https://en.wikipedia.org/wiki/PlinkArt" xlink:type="simple">Plink</text:a> </text:p>
          </table:table-cell>
          <table:table-cell office:value-type="string" calcext:value-type="string">
            <text:p><text:a xlink:href="https://en.wikipedia.org/wiki/Visual_search_engine" xlink:type="simple">Visual search engine</text:a> </text:p>
          </table:table-cell>
          <table:table-cell office:value-type="string" calcext:value-type="string">
            <text:p> <text:a xlink:href="https://en.wikipedia.org/wiki/Republic_of_Ireland" xlink:type="simple">Ireland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Goggles" xlink:type="simple">Google Goggles</text:a> </text:p>
          </table:table-cell>
          <table:table-cell office:value-type="string" calcext:value-type="string">
            <text:p><text:a xlink:href="https://en.wikipedia.org/wiki/List_of_mergers_and_acquisitions_by_Alphabet#cite_note-101" xlink:type="simple">[101]</text:a> 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ril 20, 2010 </text:p>
          </table:table-cell>
          <table:table-cell office:value-type="string" calcext:value-type="string">
            <text:p>Agnilux </text:p>
          </table:table-cell>
          <table:table-cell office:value-type="string" calcext:value-type="string">
            <text:p><text:a xlink:href="https://en.wikipedia.org/wiki/Server_(computing)" xlink:type="simple">Server</text:a> <text:a xlink:href="https://en.wikipedia.org/wiki/Central_processing_unit" xlink:type="simple">CPU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02" xlink:type="simple">[102]</text:a> 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pril 27, 2010 </text:p>
          </table:table-cell>
          <table:table-cell office:value-type="string" calcext:value-type="string">
            <text:p>LabPixies </text:p>
          </table:table-cell>
          <table:table-cell office:value-type="string" calcext:value-type="string">
            <text:p><text:a xlink:href="https://en.wikipedia.org/wiki/Gadget" xlink:type="simple">Gadgets</text:a>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IGoogle" xlink:type="simple">iGoogle</text:a>, 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03" xlink:type="simple">[103]</text:a>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pril 30, 2010 </text:p>
          </table:table-cell>
          <table:table-cell office:value-type="string" calcext:value-type="string">
            <text:p><text:a xlink:href="https://en.wikipedia.org/wiki/BumpTop" xlink:type="simple">BumpTop</text:a> </text:p>
          </table:table-cell>
          <table:table-cell office:value-type="string" calcext:value-type="string">
            <text:p><text:a xlink:href="https://en.wikipedia.org/wiki/Desktop_environment" xlink:type="simple">Desktop environment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table:style-name="ce3" office:value-type="string" calcext:value-type="string">
            <text:p>$30,000,000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04" xlink:type="simple">[104]</text:a>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y 18, 2010 </text:p>
          </table:table-cell>
          <table:table-cell office:value-type="string" calcext:value-type="string">
            <text:p><text:a xlink:href="https://en.wikipedia.org/wiki/Global_IP_Solutions" xlink:type="simple">Global IP Solutions</text:a> </text:p>
          </table:table-cell>
          <table:table-cell office:value-type="string" calcext:value-type="string">
            <text:p><text:a xlink:href="https://en.wikipedia.org/wiki/Video_compression" xlink:type="simple">Video</text:a> and <text:a xlink:href="https://en.wikipedia.org/wiki/Audio_compression_(data)" xlink:type="simple">audio</text:a> compress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68,200,000 </text:p>
          </table:table-cell>
          <table:table-cell office:value-type="string" calcext:value-type="string">
            <text:p><text:a xlink:href="https://en.wikipedia.org/wiki/WebRTC" xlink:type="simple">WebRTC</text:a> </text:p>
          </table:table-cell>
          <table:table-cell office:value-type="string" calcext:value-type="string">
            <text:p><text:a xlink:href="https://en.wikipedia.org/wiki/List_of_mergers_and_acquisitions_by_Alphabet#cite_note-105" xlink:type="simple">[105]</text:a><text:a xlink:href="https://en.wikipedia.org/wiki/List_of_mergers_and_acquisitions_by_Alphabet#cite_note-106" xlink:type="simple">[106]</text:a>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ay 20, 2010 </text:p>
          </table:table-cell>
          <table:table-cell office:value-type="string" calcext:value-type="string">
            <text:p>Simplify Media </text:p>
          </table:table-cell>
          <table:table-cell office:value-type="string" calcext:value-type="string">
            <text:p>Music stream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07" xlink:type="simple">[107]</text:a> 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ay 21, 2010 </text:p>
          </table:table-cell>
          <table:table-cell office:value-type="string" calcext:value-type="string">
            <text:p>Ruba.com </text:p>
          </table:table-cell>
          <table:table-cell office:value-type="string" calcext:value-type="string">
            <text:p><text:a xlink:href="https://en.wikipedia.org/wiki/Travel" xlink:type="simple">Travel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IGoogle" xlink:type="simple">iGoogle</text:a> </text:p>
          </table:table-cell>
          <table:table-cell office:value-type="string" calcext:value-type="string">
            <text:p><text:a xlink:href="https://en.wikipedia.org/wiki/List_of_mergers_and_acquisitions_by_Alphabet#cite_note-108" xlink:type="simple">[108]</text:a> 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June 3, 2010 </text:p>
          </table:table-cell>
          <table:table-cell office:value-type="string" calcext:value-type="string">
            <text:p><text:a xlink:href="https://en.wikipedia.org/wiki/Invite_Media" xlink:type="simple">Invite Media</text:a> </text:p>
          </table:table-cell>
          <table:table-cell office:value-type="string" calcext:value-type="string">
            <text:p><text:a xlink:href="https://en.wikipedia.org/wiki/Advertising" xlink:type="simple">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81,000,000 </text:p>
          </table:table-cell>
          <table:table-cell office:value-type="string" calcext:value-type="string">
            <text:p><text:a xlink:href="https://en.wikipedia.org/wiki/DoubleClick" xlink:type="simple">DoubleClick</text:a> </text:p>
          </table:table-cell>
          <table:table-cell office:value-type="string" calcext:value-type="string">
            <text:p><text:a xlink:href="https://en.wikipedia.org/wiki/List_of_mergers_and_acquisitions_by_Alphabet#cite_note-109" xlink:type="simple">[109]</text:a>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July 16, 2010 </text:p>
          </table:table-cell>
          <table:table-cell office:value-type="string" calcext:value-type="string">
            <text:p><text:a xlink:href="https://en.wikipedia.org/wiki/Metaweb" xlink:type="simple">Metaweb</text:a> </text:p>
          </table:table-cell>
          <table:table-cell office:value-type="string" calcext:value-type="string">
            <text:p><text:a xlink:href="https://en.wikipedia.org/wiki/Semantic_search" xlink:type="simple">Semantic search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earch" xlink:type="simple">Google Search</text:a> </text:p>
          </table:table-cell>
          <table:table-cell office:value-type="string" calcext:value-type="string">
            <text:p><text:a xlink:href="https://en.wikipedia.org/wiki/List_of_mergers_and_acquisitions_by_Alphabet#cite_note-110" xlink:type="simple">[110]</text:a> 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August 2010 </text:p>
          </table:table-cell>
          <table:table-cell office:value-type="string" calcext:value-type="string">
            <text:p>Zetawire </text:p>
          </table:table-cell>
          <table:table-cell office:value-type="string" calcext:value-type="string">
            <text:p><text:a xlink:href="https://en.wikipedia.org/wiki/Mobile_payment" xlink:type="simple">Mobile payment</text:a>, <text:a xlink:href="https://en.wikipedia.org/wiki/Near_field_communication" xlink:type="simple">NFC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, <text:a xlink:href="https://en.wikipedia.org/wiki/Google_Wallet" xlink:type="simple">Google Wallet</text:a>, <text:a xlink:href="https://en.wikipedia.org/wiki/Google_Checkout" xlink:type="simple">Google Checkout</text:a> </text:p>
          </table:table-cell>
          <table:table-cell office:value-type="string" calcext:value-type="string">
            <text:p><text:a xlink:href="https://en.wikipedia.org/wiki/List_of_mergers_and_acquisitions_by_Alphabet#cite_note-111" xlink:type="simple">[111]</text:a> 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August 4, 2010 </text:p>
          </table:table-cell>
          <table:table-cell office:value-type="string" calcext:value-type="string">
            <text:p>Instantiations </text:p>
          </table:table-cell>
          <table:table-cell office:value-type="string" calcext:value-type="string">
            <text:p>Java/Eclipse/AJAX developer tool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Web_Toolkit" xlink:type="simple">Google Web Toolkit</text:a> </text:p>
          </table:table-cell>
          <table:table-cell office:value-type="string" calcext:value-type="string">
            <text:p><text:a xlink:href="https://en.wikipedia.org/wiki/List_of_mergers_and_acquisitions_by_Alphabet#cite_note-112" xlink:type="simple">[112]</text:a><text:a xlink:href="https://en.wikipedia.org/wiki/List_of_mergers_and_acquisitions_by_Alphabet#cite_note-113" xlink:type="simple">[113]</text:a>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ugust 5, 2010 </text:p>
          </table:table-cell>
          <table:table-cell office:value-type="string" calcext:value-type="string">
            <text:p>Slide.com </text:p>
          </table:table-cell>
          <table:table-cell office:value-type="string" calcext:value-type="string">
            <text:p><text:a xlink:href="https://en.wikipedia.org/wiki/Social_network_game" xlink:type="simple">Social gam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228,000,000 </text:p>
          </table:table-cell>
          <table:table-cell office:value-type="string" calcext:value-type="string">
            <text:p><text:a xlink:href="https://en.wikipedia.org/wiki/Google%2B" xlink:type="simple">Google+</text:a>, <text:a xlink:href="https://en.wikipedia.org/wiki/Orkut" xlink:type="simple">Orkut</text:a>, <text:a xlink:href="https://en.wikipedia.org/wiki/Google_Play" xlink:type="simple">Google Play</text:a> </text:p>
          </table:table-cell>
          <table:table-cell office:value-type="string" calcext:value-type="string">
            <text:p><text:a xlink:href="https://en.wikipedia.org/wiki/List_of_mergers_and_acquisitions_by_Alphabet#cite_note-114" xlink:type="simple">[114]</text:a> 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ugust 10, 2010 </text:p>
          </table:table-cell>
          <table:table-cell office:value-type="string" calcext:value-type="string">
            <text:p>Jambool </text:p>
          </table:table-cell>
          <table:table-cell office:value-type="string" calcext:value-type="string">
            <text:p>Social Gold pay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70,000,000 </text:p>
          </table:table-cell>
          <table:table-cell office:value-type="string" calcext:value-type="string">
            <text:p><text:a xlink:href="https://en.wikipedia.org/wiki/Google%2B" xlink:type="simple">Google+</text:a>, <text:a xlink:href="https://en.wikipedia.org/wiki/Orkut" xlink:type="simple">Orkut</text:a> </text:p>
          </table:table-cell>
          <table:table-cell office:value-type="string" calcext:value-type="string">
            <text:p><text:a xlink:href="https://en.wikipedia.org/wiki/List_of_mergers_and_acquisitions_by_Alphabet#cite_note-115" xlink:type="simple">[115]</text:a> 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ugust 15, 2010 </text:p>
          </table:table-cell>
          <table:table-cell office:value-type="string" calcext:value-type="string">
            <text:p><text:a xlink:href="https://en.wikipedia.org/wiki/Like.com" xlink:type="simple">Like.com</text:a> </text:p>
          </table:table-cell>
          <table:table-cell office:value-type="string" calcext:value-type="string">
            <text:p><text:a xlink:href="https://en.wikipedia.org/wiki/Visual_search_engine" xlink:type="simple">Visual search engin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00,000,000 </text:p>
          </table:table-cell>
          <table:table-cell office:value-type="string" calcext:value-type="string">
            <text:p><text:a xlink:href="https://en.wikipedia.org/wiki/Google_Shopping" xlink:type="simple">Google Shopping</text:a> </text:p>
          </table:table-cell>
          <table:table-cell office:value-type="string" calcext:value-type="string">
            <text:p><text:a xlink:href="https://en.wikipedia.org/wiki/List_of_mergers_and_acquisitions_by_Alphabet#cite_note-116" xlink:type="simple">[116]</text:a><text:a xlink:href="https://en.wikipedia.org/wiki/List_of_mergers_and_acquisitions_by_Alphabet#cite_note-117" xlink:type="simple">[117]</text:a>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ugust 30, 2010 </text:p>
          </table:table-cell>
          <table:table-cell office:value-type="string" calcext:value-type="string">
            <text:p>Angstro </text:p>
          </table:table-cell>
          <table:table-cell office:value-type="string" calcext:value-type="string">
            <text:p><text:a xlink:href="https://en.wikipedia.org/wiki/Social_networking_service" xlink:type="simple">Social networking servic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" xlink:type="simple">Google</text:a>, <text:a xlink:href="https://en.wikipedia.org/wiki/Google_Alert" xlink:type="simple">Google Alert</text:a> </text:p>
          </table:table-cell>
          <table:table-cell office:value-type="string" calcext:value-type="string">
            <text:p><text:a xlink:href="https://en.wikipedia.org/wiki/List_of_mergers_and_acquisitions_by_Alphabet#cite_note-118" xlink:type="simple">[118]</text:a> 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ugust 30, 2010 </text:p>
          </table:table-cell>
          <table:table-cell office:value-type="string" calcext:value-type="string">
            <text:p>SocialDeck </text:p>
          </table:table-cell>
          <table:table-cell office:value-type="string" calcext:value-type="string">
            <text:p><text:a xlink:href="https://en.wikipedia.org/wiki/Social_network_game" xlink:type="simple">Social gaming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" xlink:type="simple">Google</text:a>, 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19" xlink:type="simple">[119]</text:a>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September 13, 2010 </text:p>
          </table:table-cell>
          <table:table-cell office:value-type="string" calcext:value-type="string">
            <text:p>Quiksee </text:p>
          </table:table-cell>
          <table:table-cell office:value-type="string" calcext:value-type="string">
            <text:p><text:a xlink:href="https://en.wikipedia.org/wiki/Video_hosting_service" xlink:type="simple">Online video</text:a>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table:style-name="ce3" office:value-type="string" calcext:value-type="string">
            <text:p>$10,000,000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120" xlink:type="simple">[120]</text:a>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eptember 28, 2010 </text:p>
          </table:table-cell>
          <table:table-cell office:value-type="string" calcext:value-type="string">
            <text:p>Plannr </text:p>
          </table:table-cell>
          <table:table-cell office:value-type="string" calcext:value-type="string">
            <text:p>Schedule manage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21" xlink:type="simple">[121]</text:a><text:a xlink:href="https://en.wikipedia.org/wiki/List_of_mergers_and_acquisitions_by_Alphabet#cite_note-122" xlink:type="simple">[122]</text:a>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ctober 1, 2010 </text:p>
          </table:table-cell>
          <table:table-cell office:value-type="string" calcext:value-type="string">
            <text:p>BlindType </text:p>
          </table:table-cell>
          <table:table-cell office:value-type="string" calcext:value-type="string">
            <text:p><text:a xlink:href="https://en.wikipedia.org/wiki/Touch_typing" xlink:type="simple">Touch typing</text:a> </text:p>
          </table:table-cell>
          <table:table-cell office:value-type="string" calcext:value-type="string">
            <text:p> <text:a xlink:href="https://en.wikipedia.org/wiki/Greece" xlink:type="simple">Greece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23" xlink:type="simple">[123]</text:a><text:a xlink:href="https://en.wikipedia.org/wiki/List_of_mergers_and_acquisitions_by_Alphabet#cite_note-124" xlink:type="simple">[124]</text:a>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cember 3, 2010 </text:p>
          </table:table-cell>
          <table:table-cell office:value-type="string" calcext:value-type="string">
            <text:p>Phonetic Arts </text:p>
          </table:table-cell>
          <table:table-cell office:value-type="string" calcext:value-type="string">
            <text:p><text:a xlink:href="https://en.wikipedia.org/wiki/Speech_synthesis" xlink:type="simple">Speech synthesis</text:a>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Voice" xlink:type="simple">Google Voice</text:a>, <text:a xlink:href="https://en.wikipedia.org/wiki/Google_Translate" xlink:type="simple">Google Translate</text:a> </text:p>
          </table:table-cell>
          <table:table-cell office:value-type="string" calcext:value-type="string">
            <text:p><text:a xlink:href="https://en.wikipedia.org/wiki/List_of_mergers_and_acquisitions_by_Alphabet#cite_note-125" xlink:type="simple">[125]</text:a> 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December 3, 2010 </text:p>
          </table:table-cell>
          <table:table-cell office:value-type="string" calcext:value-type="string">
            <text:p>Widevine Technologies </text:p>
          </table:table-cell>
          <table:table-cell office:value-type="string" calcext:value-type="string">
            <text:p><text:a xlink:href="https://en.wikipedia.org/wiki/Digital_rights_management" xlink:type="simple">DRM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TV_(smart_TV_platform)" xlink:type="simple">Google TV</text:a> </text:p>
          </table:table-cell>
          <table:table-cell office:value-type="string" calcext:value-type="string">
            <text:p><text:a xlink:href="https://en.wikipedia.org/wiki/List_of_mergers_and_acquisitions_by_Alphabet#cite_note-126" xlink:type="simple">[126]</text:a>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anuary 13, 2011 </text:p>
          </table:table-cell>
          <table:table-cell office:value-type="string" calcext:value-type="string">
            <text:p>eBook Technologies </text:p>
          </table:table-cell>
          <table:table-cell office:value-type="string" calcext:value-type="string">
            <text:p><text:a xlink:href="https://en.wikipedia.org/wiki/E-book" xlink:type="simple">E-book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Books" xlink:type="simple">Google Books</text:a> </text:p>
          </table:table-cell>
          <table:table-cell office:value-type="string" calcext:value-type="string">
            <text:p><text:a xlink:href="https://en.wikipedia.org/wiki/List_of_mergers_and_acquisitions_by_Alphabet#cite_note-127" xlink:type="simple">[127]</text:a>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January 25, 2011 </text:p>
          </table:table-cell>
          <table:table-cell office:value-type="string" calcext:value-type="string">
            <text:p>SayNow </text:p>
          </table:table-cell>
          <table:table-cell office:value-type="string" calcext:value-type="string">
            <text:p><text:a xlink:href="https://en.wikipedia.org/wiki/Speaker_recognition" xlink:type="simple">Voice recognition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Voice" xlink:type="simple">Google Voice</text:a> </text:p>
          </table:table-cell>
          <table:table-cell office:value-type="string" calcext:value-type="string">
            <text:p><text:a xlink:href="https://en.wikipedia.org/wiki/List_of_mergers_and_acquisitions_by_Alphabet#cite_note-128" xlink:type="simple">[128]</text:a>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rch 1, 2011 </text:p>
          </table:table-cell>
          <table:table-cell office:value-type="string" calcext:value-type="string">
            <text:p>Zynamics </text:p>
          </table:table-cell>
          <table:table-cell office:value-type="string" calcext:value-type="string">
            <text:p><text:a xlink:href="https://en.wikipedia.org/wiki/Security" xlink:type="simple">Security</text:a> </text:p>
          </table:table-cell>
          <table:table-cell office:value-type="string" calcext:value-type="string">
            <text:p> <text:a xlink:href="https://en.wikipedia.org/wiki/Germany" xlink:type="simple">Germany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roject_Zero_(Google)" xlink:type="simple">Project Zero</text:a> </text:p>
          </table:table-cell>
          <table:table-cell office:value-type="string" calcext:value-type="string">
            <text:p><text:a xlink:href="https://en.wikipedia.org/wiki/List_of_mergers_and_acquisitions_by_Alphabet#cite_note-129" xlink:type="simple">[129]</text:a><text:a xlink:href="https://en.wikipedia.org/wiki/List_of_mergers_and_acquisitions_by_Alphabet#cite_note-130" xlink:type="simple">[130]</text:a>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rch 7, 2011 </text:p>
          </table:table-cell>
          <table:table-cell office:value-type="string" calcext:value-type="string">
            <text:p><text:a xlink:href="https://en.wikipedia.org/wiki/BeatThatQuote.com" xlink:type="simple">BeatThatQuote.com</text:a> </text:p>
          </table:table-cell>
          <table:table-cell office:value-type="string" calcext:value-type="string">
            <text:p><text:a xlink:href="https://en.wikipedia.org/wiki/Price_comparison_service" xlink:type="simple">Price comparison service</text:a>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table:style-name="ce3" office:value-type="string" calcext:value-type="string">
            <text:p>$65,000,000 </text:p>
          </table:table-cell>
          <table:table-cell office:value-type="string" calcext:value-type="string">
            <text:p><text:a xlink:href="https://en.wikipedia.org/wiki/Google_Shopping" xlink:type="simple">Google Shopping</text:a> </text:p>
          </table:table-cell>
          <table:table-cell office:value-type="string" calcext:value-type="string">
            <text:p><text:a xlink:href="https://en.wikipedia.org/wiki/List_of_mergers_and_acquisitions_by_Alphabet#cite_note-131" xlink:type="simple">[131]</text:a><text:a xlink:href="https://en.wikipedia.org/wiki/List_of_mergers_and_acquisitions_by_Alphabet#cite_note-132" xlink:type="simple">[132]</text:a>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rch 7, 2011 </text:p>
          </table:table-cell>
          <table:table-cell office:value-type="string" calcext:value-type="string">
            <text:p><text:a xlink:href="https://en.wikipedia.org/wiki/YouTube_Next_Lab_and_Audience_Development_Group" xlink:type="simple">Next New Networks</text:a> </text:p>
          </table:table-cell>
          <table:table-cell office:value-type="string" calcext:value-type="string">
            <text:p><text:a xlink:href="https://en.wikipedia.org/wiki/Video_hosting_service" xlink:type="simple">Online video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133" xlink:type="simple">[133]</text:a> 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rch 16, 2011 </text:p>
          </table:table-cell>
          <table:table-cell office:value-type="string" calcext:value-type="string">
            <text:p>Green Parrot Pictures </text:p>
          </table:table-cell>
          <table:table-cell office:value-type="string" calcext:value-type="string">
            <text:p><text:a xlink:href="https://en.wikipedia.org/wiki/Digital_video" xlink:type="simple">Digital video</text:a> </text:p>
          </table:table-cell>
          <table:table-cell office:value-type="string" calcext:value-type="string">
            <text:p> <text:a xlink:href="https://en.wikipedia.org/wiki/Republic_of_Ireland" xlink:type="simple">Ireland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134" xlink:type="simple">[134]</text:a> 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pril 8, 2011 </text:p>
          </table:table-cell>
          <table:table-cell office:value-type="string" calcext:value-type="string">
            <text:p>PushLife </text:p>
          </table:table-cell>
          <table:table-cell office:value-type="string" calcext:value-type="string">
            <text:p><text:a xlink:href="https://en.wikipedia.org/wiki/Service_provider" xlink:type="simple">Service provider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table:style-name="ce3" office:value-type="string" calcext:value-type="string">
            <text:p>$25,000,000 </text:p>
          </table:table-cell>
          <table:table-cell office:value-type="string" calcext:value-type="string">
            <text:p><text:a xlink:href="https://en.wikipedia.org/wiki/Google_Play" xlink:type="simple">Google Play</text:a> </text:p>
          </table:table-cell>
          <table:table-cell office:value-type="string" calcext:value-type="string">
            <text:p><text:a xlink:href="https://en.wikipedia.org/wiki/List_of_mergers_and_acquisitions_by_Alphabet#cite_note-135" xlink:type="simple">[135]</text:a>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pril 12, 2011 </text:p>
          </table:table-cell>
          <table:table-cell office:value-type="string" calcext:value-type="string">
            <text:p><text:a xlink:href="https://en.wikipedia.org/wiki/ITA_Software" xlink:type="simple">ITA Software</text:a> </text:p>
          </table:table-cell>
          <table:table-cell office:value-type="string" calcext:value-type="string">
            <text:p><text:a xlink:href="https://en.wikipedia.org/wiki/Travel_technology" xlink:type="simple">Travel technolog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676,000,000 </text:p>
          </table:table-cell>
          <table:table-cell office:value-type="string" calcext:value-type="string">
            <text:p><text:a xlink:href="https://en.wikipedia.org/wiki/Google_Flights" xlink:type="simple">Google Flights</text:a> </text:p>
          </table:table-cell>
          <table:table-cell office:value-type="string" calcext:value-type="string">
            <text:p><text:a xlink:href="https://en.wikipedia.org/wiki/List_of_mergers_and_acquisitions_by_Alphabet#cite_note-136" xlink:type="simple">[136]</text:a><text:a xlink:href="https://en.wikipedia.org/wiki/List_of_mergers_and_acquisitions_by_Alphabet#cite_note-137" xlink:type="simple">[137]</text:a>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pril 26, 2011 </text:p>
          </table:table-cell>
          <table:table-cell office:value-type="string" calcext:value-type="string">
            <text:p>TalkBin </text:p>
          </table:table-cell>
          <table:table-cell office:value-type="string" calcext:value-type="string">
            <text:p><text:a xlink:href="https://en.wikipedia.org/wiki/Mobile_application_development" xlink:type="simple">Mobile softwar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38" xlink:type="simple">[138]</text:a>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May 23, 2011 </text:p>
          </table:table-cell>
          <table:table-cell office:value-type="string" calcext:value-type="string">
            <text:p>Sparkbuy </text:p>
          </table:table-cell>
          <table:table-cell office:value-type="string" calcext:value-type="string">
            <text:p>Product search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hopping" xlink:type="simple">Google Shopping</text:a> </text:p>
          </table:table-cell>
          <table:table-cell office:value-type="string" calcext:value-type="string">
            <text:p><text:a xlink:href="https://en.wikipedia.org/wiki/List_of_mergers_and_acquisitions_by_Alphabet#cite_note-139" xlink:type="simple">[139]</text:a>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une 3, 2011 </text:p>
          </table:table-cell>
          <table:table-cell office:value-type="string" calcext:value-type="string">
            <text:p><text:a xlink:href="https://en.wikipedia.org/wiki/PostRank" xlink:type="simple">PostRank</text:a> </text:p>
          </table:table-cell>
          <table:table-cell office:value-type="string" calcext:value-type="string">
            <text:p><text:a xlink:href="https://en.wikipedia.org/wiki/Social_media" xlink:type="simple">Social media</text:a> <text:a xlink:href="https://en.wikipedia.org/wiki/Analytics" xlink:type="simple">analytics</text:a> service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text:a xlink:href="https://en.wikipedia.org/wiki/Google_Analytics" xlink:type="simple">Google Analytics</text:a> </text:p>
          </table:table-cell>
          <table:table-cell office:value-type="string" calcext:value-type="string">
            <text:p><text:a xlink:href="https://en.wikipedia.org/wiki/List_of_mergers_and_acquisitions_by_Alphabet#cite_note-140" xlink:type="simple">[140]</text:a> 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June 9, 2011 </text:p>
          </table:table-cell>
          <table:table-cell office:value-type="string" calcext:value-type="string">
            <text:p>Admeld </text:p>
          </table:table-cell>
          <table:table-cell office:value-type="string" calcext:value-type="string">
            <text:p><text:a xlink:href="https://en.wikipedia.org/wiki/Online_advertising" xlink:type="simple">Online adverti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400,000,000 </text:p>
          </table:table-cell>
          <table:table-cell office:value-type="string" calcext:value-type="string">
            <text:p><text:a xlink:href="https://en.wikipedia.org/wiki/DoubleClick" xlink:type="simple">DoubleClick</text:a>, <text:a xlink:href="https://en.wikipedia.org/wiki/Invite_Media" xlink:type="simple">Invite Media</text:a> </text:p>
          </table:table-cell>
          <table:table-cell office:value-type="string" calcext:value-type="string">
            <text:p><text:a xlink:href="https://en.wikipedia.org/wiki/List_of_mergers_and_acquisitions_by_Alphabet#cite_note-141" xlink:type="simple">[141]</text:a><text:a xlink:href="https://en.wikipedia.org/wiki/List_of_mergers_and_acquisitions_by_Alphabet#cite_note-142" xlink:type="simple">[142]</text:a>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une 18, 2011 </text:p>
          </table:table-cell>
          <table:table-cell office:value-type="string" calcext:value-type="string">
            <text:p><text:a xlink:href="https://en.wikipedia.org/wiki/SageTV" xlink:type="simple">SageTV</text:a> </text:p>
          </table:table-cell>
          <table:table-cell office:value-type="string" calcext:value-type="string">
            <text:p><text:a xlink:href="https://en.wikipedia.org/wiki/Home_theater_PC" xlink:type="simple">Media center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TV_(smart_TV_platform)" xlink:type="simple">Google TV</text:a>, <text:a xlink:href="https://en.wikipedia.org/wiki/Google_Fiber" xlink:type="simple">Google Fiber</text:a>, <text:a xlink:href="https://en.wikipedia.org/wiki/Android_TV" xlink:type="simple">Android TV</text:a> </text:p>
          </table:table-cell>
          <table:table-cell office:value-type="string" calcext:value-type="string">
            <text:p><text:a xlink:href="https://en.wikipedia.org/wiki/List_of_mergers_and_acquisitions_by_Alphabet#cite_note-143" xlink:type="simple">[143]</text:a> 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July 8, 2011 </text:p>
          </table:table-cell>
          <table:table-cell office:value-type="string" calcext:value-type="string">
            <text:p>Punchd </text:p>
          </table:table-cell>
          <table:table-cell office:value-type="string" calcext:value-type="string">
            <text:p><text:a xlink:href="https://en.wikipedia.org/wiki/Loyalty_program" xlink:type="simple">Loyalty program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Offers" xlink:type="simple">Google Offers</text:a> </text:p>
          </table:table-cell>
          <table:table-cell office:value-type="string" calcext:value-type="string">
            <text:p><text:a xlink:href="https://en.wikipedia.org/wiki/List_of_mergers_and_acquisitions_by_Alphabet#cite_note-144" xlink:type="simple">[144]</text:a><text:a xlink:href="https://en.wikipedia.org/wiki/List_of_mergers_and_acquisitions_by_Alphabet#cite_note-145" xlink:type="simple">[145]</text:a> 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July 21, 2011 </text:p>
          </table:table-cell>
          <table:table-cell office:value-type="string" calcext:value-type="string">
            <text:p>Fridge </text:p>
          </table:table-cell>
          <table:table-cell office:value-type="string" calcext:value-type="string">
            <text:p>Social group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46" xlink:type="simple">[146]</text:a>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July 23, 2011 </text:p>
          </table:table-cell>
          <table:table-cell office:value-type="string" calcext:value-type="string">
            <text:p>PittPatt </text:p>
          </table:table-cell>
          <table:table-cell office:value-type="string" calcext:value-type="string">
            <text:p><text:a xlink:href="https://en.wikipedia.org/wiki/Facial_recognition_system" xlink:type="simple">Facial recognition system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47" xlink:type="simple">[147]</text:a><text:a xlink:href="https://en.wikipedia.org/wiki/List_of_mergers_and_acquisitions_by_Alphabet#cite_note-148" xlink:type="simple">[148]</text:a> 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ugust 1, 2011 </text:p>
          </table:table-cell>
          <table:table-cell office:value-type="string" calcext:value-type="string">
            <text:p>Dealmap </text:p>
          </table:table-cell>
          <table:table-cell office:value-type="string" calcext:value-type="string">
            <text:p><text:a xlink:href="https://en.wikipedia.org/wiki/Deal_of_the_day" xlink:type="simple">One deal a day</text:a> servic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Offers" xlink:type="simple">Google Offers</text:a> </text:p>
          </table:table-cell>
          <table:table-cell office:value-type="string" calcext:value-type="string">
            <text:p><text:a xlink:href="https://en.wikipedia.org/wiki/List_of_mergers_and_acquisitions_by_Alphabet#cite_note-149" xlink:type="simple">[149]</text:a> 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August 15, 2011 </text:p>
          </table:table-cell>
          <table:table-cell office:value-type="string" calcext:value-type="string">
            <text:p><text:a xlink:href="https://en.wikipedia.org/wiki/Motorola_Mobility" xlink:type="simple">Motorola Mobility</text:a> </text:p>
          </table:table-cell>
          <table:table-cell office:value-type="string" calcext:value-type="string">
            <text:p>Mobile device manufacturer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2,500,000,000 </text:p>
          </table:table-cell>
          <table:table-cell office:value-type="string" calcext:value-type="string">
            <text:p><text:a xlink:href="https://en.wikipedia.org/wiki/Android_(operating_system)" xlink:type="simple">Android</text:a>, <text:a xlink:href="https://en.wikipedia.org/wiki/Google_TV_(smart_TV_platform)" xlink:type="simple">Google TV</text:a>, <text:a xlink:href="https://en.wikipedia.org/wiki/Android_TV" xlink:type="simple">Android TV</text:a>, <text:a xlink:href="https://en.wikipedia.org/wiki/Patent_portfolio" xlink:type="simple">Patent portfolio</text:a> </text:p>
          </table:table-cell>
          <table:table-cell office:value-type="string" calcext:value-type="string">
            <text:p><text:a xlink:href="https://en.wikipedia.org/wiki/List_of_mergers_and_acquisitions_by_Alphabet#cite_note-150" xlink:type="simple">[150]</text:a>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eptember 7, 2011 </text:p>
          </table:table-cell>
          <table:table-cell office:value-type="string" calcext:value-type="string">
            <text:p>Zave Networks </text:p>
          </table:table-cell>
          <table:table-cell office:value-type="string" calcext:value-type="string">
            <text:p>Digital coupon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Offers" xlink:type="simple">Google Offers</text:a> </text:p>
          </table:table-cell>
          <table:table-cell office:value-type="string" calcext:value-type="string">
            <text:p><text:a xlink:href="https://en.wikipedia.org/wiki/List_of_mergers_and_acquisitions_by_Alphabet#cite_note-151" xlink:type="simple">[151]</text:a>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ptember 8, 2011 </text:p>
          </table:table-cell>
          <table:table-cell office:value-type="string" calcext:value-type="string">
            <text:p><text:a xlink:href="https://en.wikipedia.org/wiki/Zagat" xlink:type="simple">Zagat</text:a> </text:p>
          </table:table-cell>
          <table:table-cell office:value-type="string" calcext:value-type="string">
            <text:p>Restaurant review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51,000,000 </text:p>
          </table:table-cell>
          <table:table-cell office:value-type="string" calcext:value-type="string">
            <text:p><text:a xlink:href="https://en.wikipedia.org/wiki/Google_Places" xlink:type="simple">Google Places</text:a>, 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152" xlink:type="simple">[152]</text:a><text:a xlink:href="https://en.wikipedia.org/wiki/List_of_mergers_and_acquisitions_by_Alphabet#cite_note-153" xlink:type="simple">[153]</text:a><text:a xlink:href="https://en.wikipedia.org/wiki/List_of_mergers_and_acquisitions_by_Alphabet#cite_note-154" xlink:type="simple">[154]</text:a> 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eptember 19, 2011 </text:p>
          </table:table-cell>
          <table:table-cell office:value-type="string" calcext:value-type="string">
            <text:p>DailyDeal </text:p>
          </table:table-cell>
          <table:table-cell office:value-type="string" calcext:value-type="string">
            <text:p><text:a xlink:href="https://en.wikipedia.org/wiki/One_deal_a_day" xlink:type="simple">One deal a day</text:a> service </text:p>
          </table:table-cell>
          <table:table-cell office:value-type="string" calcext:value-type="string">
            <text:p> <text:a xlink:href="https://en.wikipedia.org/wiki/Germany" xlink:type="simple">Germany</text:a> </text:p>
          </table:table-cell>
          <table:table-cell table:style-name="ce3" office:value-type="string" calcext:value-type="string">
            <text:p>$114,000,000 </text:p>
          </table:table-cell>
          <table:table-cell office:value-type="string" calcext:value-type="string">
            <text:p><text:a xlink:href="https://en.wikipedia.org/wiki/Google_Offers" xlink:type="simple">Google Offers</text:a> </text:p>
          </table:table-cell>
          <table:table-cell office:value-type="string" calcext:value-type="string">
            <text:p><text:a xlink:href="https://en.wikipedia.org/wiki/List_of_mergers_and_acquisitions_by_Alphabet#cite_note-155" xlink:type="simple">[155]</text:a>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ctober 11, 2011 </text:p>
          </table:table-cell>
          <table:table-cell office:value-type="string" calcext:value-type="string">
            <text:p>SocialGrapple </text:p>
          </table:table-cell>
          <table:table-cell office:value-type="string" calcext:value-type="string">
            <text:p>Social media analytics service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text:a xlink:href="https://en.wikipedia.org/wiki/Google_Analytics" xlink:type="simple">Google Analytics</text:a> </text:p>
          </table:table-cell>
          <table:table-cell office:value-type="string" calcext:value-type="string">
            <text:p><text:a xlink:href="https://en.wikipedia.org/wiki/List_of_mergers_and_acquisitions_by_Alphabet#cite_note-156" xlink:type="simple">[156]</text:a>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November 10, 2011 </text:p>
          </table:table-cell>
          <table:table-cell office:value-type="string" calcext:value-type="string">
            <text:p><text:a xlink:href="https://en.wikipedia.org/wiki/Apture" xlink:type="simple">Apture</text:a> </text:p>
          </table:table-cell>
          <table:table-cell office:value-type="string" calcext:value-type="string">
            <text:p>Instantaneous search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earch" xlink:type="simple">Google Search</text:a> </text:p>
          </table:table-cell>
          <table:table-cell office:value-type="string" calcext:value-type="string">
            <text:p><text:a xlink:href="https://en.wikipedia.org/wiki/List_of_mergers_and_acquisitions_by_Alphabet#cite_note-157" xlink:type="simple">[157]</text:a> 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November 14, 2011 </text:p>
          </table:table-cell>
          <table:table-cell office:value-type="string" calcext:value-type="string">
            <text:p>Katango </text:p>
          </table:table-cell>
          <table:table-cell office:value-type="string" calcext:value-type="string">
            <text:p>Social circle organizat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58" xlink:type="simple">[158]</text:a> 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ecember 9, 2011 </text:p>
          </table:table-cell>
          <table:table-cell office:value-type="string" calcext:value-type="string">
            <text:p><text:a xlink:href="https://en.wikipedia.org/wiki/RightsFlow" xlink:type="simple">RightsFlow</text:a> </text:p>
          </table:table-cell>
          <table:table-cell office:value-type="string" calcext:value-type="string">
            <text:p>Music rights manage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159" xlink:type="simple">[159]</text:a>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cember 13, 2011 </text:p>
          </table:table-cell>
          <table:table-cell office:value-type="string" calcext:value-type="string">
            <text:p>Clever Sense </text:p>
          </table:table-cell>
          <table:table-cell office:value-type="string" calcext:value-type="string">
            <text:p>Local recommendations app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160" xlink:type="simple">[160]</text:a><text:a xlink:href="https://en.wikipedia.org/wiki/List_of_mergers_and_acquisitions_by_Alphabet#cite_note-161" xlink:type="simple">[161]</text:a> 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rch 16, 2012 </text:p>
          </table:table-cell>
          <table:table-cell office:value-type="string" calcext:value-type="string">
            <text:p>Milk </text:p>
          </table:table-cell>
          <table:table-cell office:value-type="string" calcext:value-type="string">
            <text:p>Software company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62" xlink:type="simple">[162]</text:a> </text:p>
          </table:table-cell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April 2, 2012 </text:p>
          </table:table-cell>
          <table:table-cell office:value-type="string" calcext:value-type="string">
            <text:p>TxVia </text:p>
          </table:table-cell>
          <table:table-cell office:value-type="string" calcext:value-type="string">
            <text:p>Online payment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Wallet" xlink:type="simple">Google Wallet</text:a>, <text:a xlink:href="https://en.wikipedia.org/wiki/Google_Checkout" xlink:type="simple">Google Checkout</text:a> </text:p>
          </table:table-cell>
          <table:table-cell office:value-type="string" calcext:value-type="string">
            <text:p><text:a xlink:href="https://en.wikipedia.org/wiki/List_of_mergers_and_acquisitions_by_Alphabet#cite_note-163" xlink:type="simple">[163]</text:a> 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June 4, 2012 </text:p>
          </table:table-cell>
          <table:table-cell office:value-type="string" calcext:value-type="string">
            <text:p><text:a xlink:href="https://en.wikipedia.org/wiki/Meebo" xlink:type="simple">Meebo</text:a> </text:p>
          </table:table-cell>
          <table:table-cell office:value-type="string" calcext:value-type="string">
            <text:p>Social network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00,000,000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64" xlink:type="simple">[164]</text:a> 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June 5, 2012 </text:p>
          </table:table-cell>
          <table:table-cell office:value-type="string" calcext:value-type="string">
            <text:p><text:a xlink:href="https://en.wikipedia.org/wiki/Quickoffice" xlink:type="simple">Quickoffice</text:a> </text:p>
          </table:table-cell>
          <table:table-cell office:value-type="string" calcext:value-type="string">
            <text:p>Mobile <text:a xlink:href="https://en.wikipedia.org/wiki/Office_suite" xlink:type="simple">office suit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165" xlink:type="simple">[165]</text:a> 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July 20, 2012 </text:p>
          </table:table-cell>
          <table:table-cell office:value-type="string" calcext:value-type="string">
            <text:p><text:a xlink:href="https://en.wikipedia.org/wiki/Sparrow_(email_client)" xlink:type="simple">Sparrow</text:a> </text:p>
          </table:table-cell>
          <table:table-cell office:value-type="string" calcext:value-type="string">
            <text:p>Mobile apps </text:p>
          </table:table-cell>
          <table:table-cell office:value-type="string" calcext:value-type="string">
            <text:p> <text:a xlink:href="https://en.wikipedia.org/wiki/France" xlink:type="simple">France</text:a> </text:p>
          </table:table-cell>
          <table:table-cell table:style-name="ce3" office:value-type="string" calcext:value-type="string">
            <text:p>$25,000,000 </text:p>
          </table:table-cell>
          <table:table-cell office:value-type="string" calcext:value-type="string">
            <text:p><text:a xlink:href="https://en.wikipedia.org/wiki/Gmail" xlink:type="simple">Gmail</text:a> </text:p>
          </table:table-cell>
          <table:table-cell office:value-type="string" calcext:value-type="string">
            <text:p><text:a xlink:href="https://en.wikipedia.org/wiki/List_of_mergers_and_acquisitions_by_Alphabet#cite_note-166" xlink:type="simple">[166]</text:a><text:a xlink:href="https://en.wikipedia.org/wiki/List_of_mergers_and_acquisitions_by_Alphabet#cite_note-167" xlink:type="simple">[167]</text:a><text:a xlink:href="https://en.wikipedia.org/wiki/List_of_mergers_and_acquisitions_by_Alphabet#cite_note-168" xlink:type="simple">[168]</text:a>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WIMM Labs </text:p>
          </table:table-cell>
          <table:table-cell office:value-type="string" calcext:value-type="string">
            <text:p>Android-powered <text:a xlink:href="https://en.wikipedia.org/wiki/Smartwatch" xlink:type="simple">smartwatche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Wear" xlink:type="simple">Android Wear</text:a> </text:p>
          </table:table-cell>
          <table:table-cell office:value-type="string" calcext:value-type="string">
            <text:p><text:a xlink:href="https://en.wikipedia.org/wiki/List_of_mergers_and_acquisitions_by_Alphabet#cite_note-169" xlink:type="simple">[169]</text:a> 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ugust 1, 2012 </text:p>
          </table:table-cell>
          <table:table-cell office:value-type="string" calcext:value-type="string">
            <text:p>Wildfire Interactive </text:p>
          </table:table-cell>
          <table:table-cell office:value-type="string" calcext:value-type="string">
            <text:p>Social media market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450,000,000 </text:p>
          </table:table-cell>
          <table:table-cell office:value-type="string" calcext:value-type="string">
            <text:p><text:a xlink:href="https://en.wikipedia.org/wiki/Google" xlink:type="simple">Google</text:a>, 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170" xlink:type="simple">[170]</text:a> 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September 7, 2012 </text:p>
          </table:table-cell>
          <table:table-cell office:value-type="string" calcext:value-type="string">
            <text:p><text:a xlink:href="https://en.wikipedia.org/wiki/VirusTotal.com" xlink:type="simple">VirusTotal.com</text:a> </text:p>
          </table:table-cell>
          <table:table-cell office:value-type="string" calcext:value-type="string">
            <text:p><text:a xlink:href="https://en.wikipedia.org/wiki/Security" xlink:type="simple">Security</text:a> </text:p>
          </table:table-cell>
          <table:table-cell office:value-type="string" calcext:value-type="string">
            <text:p> <text:a xlink:href="https://en.wikipedia.org/wiki/Spain" xlink:type="simple">Spain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Chronicle_(company)" xlink:type="simple">Chronicle</text:a> </text:p>
          </table:table-cell>
          <table:table-cell office:value-type="string" calcext:value-type="string">
            <text:p><text:a xlink:href="https://en.wikipedia.org/wiki/List_of_mergers_and_acquisitions_by_Alphabet#cite_note-171" xlink:type="simple">[171]</text:a><text:a xlink:href="https://en.wikipedia.org/wiki/List_of_mergers_and_acquisitions_by_Alphabet#cite_note-172" xlink:type="simple">[172]</text:a> 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September 17, 2012 </text:p>
          </table:table-cell>
          <table:table-cell office:value-type="string" calcext:value-type="string">
            <text:p><text:a xlink:href="https://en.wikipedia.org/wiki/Nik_Software" xlink:type="simple">Nik Software</text:a> </text:p>
          </table:table-cell>
          <table:table-cell office:value-type="string" calcext:value-type="string">
            <text:p><text:a xlink:href="https://en.wikipedia.org/wiki/Photography" xlink:type="simple">Photograph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" xlink:type="simple">Google</text:a>, 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73" xlink:type="simple">[173]</text:a><text:a xlink:href="https://en.wikipedia.org/wiki/List_of_mergers_and_acquisitions_by_Alphabet#cite_note-174" xlink:type="simple">[174]</text:a><text:a xlink:href="https://en.wikipedia.org/wiki/List_of_mergers_and_acquisitions_by_Alphabet#cite_note-175" xlink:type="simple">[175]</text:a> 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ctober 1, 2012 </text:p>
          </table:table-cell>
          <table:table-cell office:value-type="string" calcext:value-type="string">
            <text:p><text:a xlink:href="https://en.wikipedia.org/wiki/Viewdle" xlink:type="simple">Viewdle</text:a> </text:p>
          </table:table-cell>
          <table:table-cell office:value-type="string" calcext:value-type="string">
            <text:p><text:a xlink:href="https://en.wikipedia.org/wiki/Facial_recognition_system" xlink:type="simple">Facial recognition</text:a> </text:p>
          </table:table-cell>
          <table:table-cell office:value-type="string" calcext:value-type="string">
            <text:p> <text:a xlink:href="https://en.wikipedia.org/wiki/Ukraine" xlink:type="simple">Ukraine</text:a> </text:p>
          </table:table-cell>
          <table:table-cell table:style-name="ce3" office:value-type="string" calcext:value-type="string">
            <text:p>$45,000,000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76" xlink:type="simple">[176]</text:a><text:a xlink:href="https://en.wikipedia.org/wiki/List_of_mergers_and_acquisitions_by_Alphabet#cite_note-177" xlink:type="simple">[177]</text:a> 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ovember 28, 2012 </text:p>
          </table:table-cell>
          <table:table-cell office:value-type="string" calcext:value-type="string">
            <text:p>Incentive Targeting </text:p>
          </table:table-cell>
          <table:table-cell office:value-type="string" calcext:value-type="string">
            <text:p><text:a xlink:href="https://en.wikipedia.org/wiki/Coupon_Codes_-_Online_version_of_paper_coupons" xlink:type="simple">Digital coupon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Offers" xlink:type="simple">Google Offers</text:a> </text:p>
          </table:table-cell>
          <table:table-cell office:value-type="string" calcext:value-type="string">
            <text:p><text:a xlink:href="https://en.wikipedia.org/wiki/List_of_mergers_and_acquisitions_by_Alphabet#cite_note-178" xlink:type="simple">[178]</text:a><text:a xlink:href="https://en.wikipedia.org/wiki/List_of_mergers_and_acquisitions_by_Alphabet#cite_note-179" xlink:type="simple">[179]</text:a> 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ovember 30, 2012 </text:p>
          </table:table-cell>
          <table:table-cell office:value-type="string" calcext:value-type="string">
            <text:p><text:a xlink:href="https://en.wikipedia.org/wiki/BufferBox" xlink:type="simple">BufferBox</text:a> </text:p>
          </table:table-cell>
          <table:table-cell office:value-type="string" calcext:value-type="string">
            <text:p><text:a xlink:href="https://en.wikipedia.org/wiki/Package_delivery" xlink:type="simple">Package delivery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table:style-name="ce3" office:value-type="string" calcext:value-type="string">
            <text:p>$17,000,000 </text:p>
          </table:table-cell>
          <table:table-cell office:value-type="string" calcext:value-type="string">
            <text:p><text:a xlink:href="https://en.wikipedia.org/wiki/Google_Shopping" xlink:type="simple">Google Shopping</text:a>, 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80" xlink:type="simple">[180]</text:a><text:a xlink:href="https://en.wikipedia.org/wiki/List_of_mergers_and_acquisitions_by_Alphabet#cite_note-181" xlink:type="simple">[181]</text:a> 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February 6, 2013 </text:p>
          </table:table-cell>
          <table:table-cell office:value-type="string" calcext:value-type="string">
            <text:p>Channel Intelligence </text:p>
          </table:table-cell>
          <table:table-cell office:value-type="string" calcext:value-type="string">
            <text:p><text:a xlink:href="https://en.wikipedia.org/wiki/E-commerce" xlink:type="simple">Product ecommerc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25,000,000 </text:p>
          </table:table-cell>
          <table:table-cell office:value-type="string" calcext:value-type="string">
            <text:p><text:a xlink:href="https://en.wikipedia.org/wiki/Google_Shopping" xlink:type="simple">Google Shopping</text:a> </text:p>
          </table:table-cell>
          <table:table-cell office:value-type="string" calcext:value-type="string">
            <text:p><text:a xlink:href="https://en.wikipedia.org/wiki/List_of_mergers_and_acquisitions_by_Alphabet#cite_note-182" xlink:type="simple">[182]</text:a> 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arch 12, 2013 </text:p>
          </table:table-cell>
          <table:table-cell office:value-type="string" calcext:value-type="string">
            <text:p>DNNresearch </text:p>
          </table:table-cell>
          <table:table-cell office:value-type="string" calcext:value-type="string">
            <text:p><text:a xlink:href="https://en.wikipedia.org/wiki/Deep_Learning" xlink:type="simple">Deep Neural Networks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table:style-name="ce3" office:value-type="string" calcext:value-type="string">
            <text:p>$44,000,000 </text:p>
          </table:table-cell>
          <table:table-cell office:value-type="string" calcext:value-type="string">
            <text:p><text:a xlink:href="https://en.wikipedia.org/wiki/Google" xlink:type="simple">Google</text:a>, 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183" xlink:type="simple">[183]</text:a><text:a xlink:href="https://en.wikipedia.org/wiki/List_of_mergers_and_acquisitions_by_Alphabet#cite_note-184" xlink:type="simple">[184]</text:a> 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March 15, 2013 </text:p>
          </table:table-cell>
          <table:table-cell office:value-type="string" calcext:value-type="string">
            <text:p>Talaria Technologies </text:p>
          </table:table-cell>
          <table:table-cell office:value-type="string" calcext:value-type="string">
            <text:p><text:a xlink:href="https://en.wikipedia.org/wiki/Cloud_computing" xlink:type="simple">Cloud comput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Storage" xlink:type="simple">Google Cloud</text:a> </text:p>
          </table:table-cell>
          <table:table-cell office:value-type="string" calcext:value-type="string">
            <text:p><text:a xlink:href="https://en.wikipedia.org/wiki/List_of_mergers_and_acquisitions_by_Alphabet#cite_note-185" xlink:type="simple">[185]</text:a> 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pril 12, 2013 </text:p>
          </table:table-cell>
          <table:table-cell office:value-type="string" calcext:value-type="string">
            <text:p>Behavio </text:p>
          </table:table-cell>
          <table:table-cell office:value-type="string" calcext:value-type="string">
            <text:p>Social Predict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Now" xlink:type="simple">Google Now</text:a> </text:p>
          </table:table-cell>
          <table:table-cell office:value-type="string" calcext:value-type="string">
            <text:p><text:a xlink:href="https://en.wikipedia.org/wiki/List_of_mergers_and_acquisitions_by_Alphabet#cite_note-186" xlink:type="simple">[186]</text:a> 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pril 23, 2013 </text:p>
          </table:table-cell>
          <table:table-cell office:value-type="string" calcext:value-type="string">
            <text:p><text:a xlink:href="https://en.wikipedia.org/wiki/Wavii" xlink:type="simple">Wavii</text:a> </text:p>
          </table:table-cell>
          <table:table-cell office:value-type="string" calcext:value-type="string">
            <text:p><text:a xlink:href="https://en.wikipedia.org/wiki/Natural_Language_Processing" xlink:type="simple">Natural Language Proces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30,000,000 </text:p>
          </table:table-cell>
          <table:table-cell office:value-type="string" calcext:value-type="string">
            <text:p><text:a xlink:href="https://en.wikipedia.org/wiki/Google_Knowledge_Graph" xlink:type="simple">Google Knowledge Graph</text:a> </text:p>
          </table:table-cell>
          <table:table-cell office:value-type="string" calcext:value-type="string">
            <text:p><text:a xlink:href="https://en.wikipedia.org/wiki/List_of_mergers_and_acquisitions_by_Alphabet#cite_note-187" xlink:type="simple">[187]</text:a> 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May 23, 2013 </text:p>
          </table:table-cell>
          <table:table-cell office:value-type="string" calcext:value-type="string">
            <text:p><text:a xlink:href="https://en.wikipedia.org/wiki/Makani_Power" xlink:type="simple">Makani Power</text:a> </text:p>
          </table:table-cell>
          <table:table-cell office:value-type="string" calcext:value-type="string">
            <text:p><text:a xlink:href="https://en.wikipedia.org/wiki/Airborne_wind_turbine" xlink:type="simple">Airborne wind turbine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188" xlink:type="simple">[188]</text:a>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une 11, 2013 </text:p>
          </table:table-cell>
          <table:table-cell office:value-type="string" calcext:value-type="string">
            <text:p><text:a xlink:href="https://en.wikipedia.org/wiki/Waze" xlink:type="simple">Waze</text:a> </text:p>
          </table:table-cell>
          <table:table-cell office:value-type="string" calcext:value-type="string">
            <text:p><text:a xlink:href="https://en.wikipedia.org/wiki/Global_Positioning_System" xlink:type="simple">GPS</text:a> navigation software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table:style-name="ce3" office:value-type="string" calcext:value-type="string">
            <text:p>$966,000,000 </text:p>
          </table:table-cell>
          <table:table-cell office:value-type="string" calcext:value-type="string">
            <text:p><text:a xlink:href="https://en.wikipedia.org/wiki/Google_Maps" xlink:type="simple">Google Maps</text:a>, <text:a xlink:href="https://en.wikipedia.org/wiki/Waze" xlink:type="simple">Waze</text:a> </text:p>
          </table:table-cell>
          <table:table-cell office:value-type="string" calcext:value-type="string">
            <text:p><text:a xlink:href="https://en.wikipedia.org/wiki/List_of_mergers_and_acquisitions_by_Alphabet#cite_note-Rip-7" xlink:type="simple">[7]</text:a> 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September 16, 2013 </text:p>
          </table:table-cell>
          <table:table-cell office:value-type="string" calcext:value-type="string">
            <text:p><text:a xlink:href="https://en.wikipedia.org/wiki/Bump_(application)" xlink:type="simple">Bump</text:a> </text:p>
          </table:table-cell>
          <table:table-cell office:value-type="string" calcext:value-type="string">
            <text:p><text:a xlink:href="https://en.wikipedia.org/wiki/Mobile_application_development" xlink:type="simple">Mobile softwar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hotos" xlink:type="simple">Google Photos</text:a> </text:p>
          </table:table-cell>
          <table:table-cell office:value-type="string" calcext:value-type="string">
            <text:p><text:a xlink:href="https://en.wikipedia.org/wiki/List_of_mergers_and_acquisitions_by_Alphabet#cite_note-PC_Mag_9.2013-189" xlink:type="simple">[189]</text:a> 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October 2, 2013 </text:p>
          </table:table-cell>
          <table:table-cell office:value-type="string" calcext:value-type="string">
            <text:p><text:a xlink:href="https://en.wikipedia.org/wiki/Flutter_(American_company)" xlink:type="simple">Flutter</text:a> </text:p>
          </table:table-cell>
          <table:table-cell office:value-type="string" calcext:value-type="string">
            <text:p><text:a xlink:href="https://en.wikipedia.org/wiki/Gesture_recognition" xlink:type="simple">Gesture recognition</text:a> technology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40,000,000 </text:p>
          </table:table-cell>
          <table:table-cell office:value-type="string" calcext:value-type="string">
            <text:p><text:a xlink:href="https://en.wikipedia.org/wiki/Google" xlink:type="simple">Google</text:a>, <text:a xlink:href="https://en.wikipedia.org/wiki/Android_(operating_system)" xlink:type="simple">Android</text:a>, 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190" xlink:type="simple">[190]</text:a>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ctober 22, 2013 </text:p>
          </table:table-cell>
          <table:table-cell office:value-type="string" calcext:value-type="string">
            <text:p>FlexyCore </text:p>
          </table:table-cell>
          <table:table-cell office:value-type="string" calcext:value-type="string">
            <text:p>DroidBooster App for Android </text:p>
          </table:table-cell>
          <table:table-cell office:value-type="string" calcext:value-type="string">
            <text:p> <text:a xlink:href="https://en.wikipedia.org/wiki/France" xlink:type="simple">France</text:a> </text:p>
          </table:table-cell>
          <table:table-cell table:style-name="ce3" office:value-type="string" calcext:value-type="string">
            <text:p>$23,000,000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91" xlink:type="simple">[191]</text:a>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cember 2, 2013 </text:p>
          </table:table-cell>
          <table:table-cell office:value-type="string" calcext:value-type="string">
            <text:p>Schaft </text:p>
          </table:table-cell>
          <table:table-cell office:value-type="string" calcext:value-type="string">
            <text:p><text:a xlink:href="https://en.wikipedia.org/wiki/Robotics" xlink:type="simple">Robotics</text:a>, <text:a xlink:href="https://en.wikipedia.org/wiki/Humanoid_robot" xlink:type="simple">humanoid robots</text:a> </text:p>
          </table:table-cell>
          <table:table-cell office:value-type="string" calcext:value-type="string">
            <text:p> <text:a xlink:href="https://en.wikipedia.org/wiki/Japan" xlink:type="simple">Japan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ecember 3, 2013 </text:p>
          </table:table-cell>
          <table:table-cell office:value-type="string" calcext:value-type="string">
            <text:p>Industrial Perception </text:p>
          </table:table-cell>
          <table:table-cell office:value-type="string" calcext:value-type="string">
            <text:p><text:a xlink:href="https://en.wikipedia.org/wiki/Robotic_arm" xlink:type="simple">Robotic arms</text:a>, <text:a xlink:href="https://en.wikipedia.org/wiki/Computer_vision" xlink:type="simple">computer vision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December 4, 2013 </text:p>
          </table:table-cell>
          <table:table-cell office:value-type="string" calcext:value-type="string">
            <text:p><text:a xlink:href="https://en.wikipedia.org/wiki/Redwood_Robotics" xlink:type="simple">Redwood Robotics</text:a> </text:p>
          </table:table-cell>
          <table:table-cell office:value-type="string" calcext:value-type="string">
            <text:p><text:a xlink:href="https://en.wikipedia.org/wiki/Robotic_arm" xlink:type="simple">Robotic arm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cember 5, 2013 </text:p>
          </table:table-cell>
          <table:table-cell office:value-type="string" calcext:value-type="string">
            <text:p><text:a xlink:href="https://en.wikipedia.org/wiki/Meka_Robotics" xlink:type="simple">Meka Robotics</text:a> </text:p>
          </table:table-cell>
          <table:table-cell office:value-type="string" calcext:value-type="string">
            <text:p><text:a xlink:href="https://en.wikipedia.org/wiki/Robots" xlink:type="simple">Robot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ecember 6, 2013 </text:p>
          </table:table-cell>
          <table:table-cell office:value-type="string" calcext:value-type="string">
            <text:p>Holomni </text:p>
          </table:table-cell>
          <table:table-cell office:value-type="string" calcext:value-type="string">
            <text:p>Robotic wheel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ecember 7, 2013 </text:p>
          </table:table-cell>
          <table:table-cell office:value-type="string" calcext:value-type="string">
            <text:p>Bot &amp; Dolly </text:p>
          </table:table-cell>
          <table:table-cell office:value-type="string" calcext:value-type="string">
            <text:p><text:a xlink:href="https://en.wikipedia.org/wiki/Robotic_camera" xlink:type="simple">Robotic camera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ecember 8, 2013 </text:p>
          </table:table-cell>
          <table:table-cell office:value-type="string" calcext:value-type="string">
            <text:p>Autofuss </text:p>
          </table:table-cell>
          <table:table-cell office:value-type="string" calcext:value-type="string">
            <text:p>Ads and Desig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 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ecember 10, 2013 </text:p>
          </table:table-cell>
          <table:table-cell office:value-type="string" calcext:value-type="string">
            <text:p><text:a xlink:href="https://en.wikipedia.org/wiki/Boston_Dynamics" xlink:type="simple">Boston Dynamics</text:a> </text:p>
          </table:table-cell>
          <table:table-cell office:value-type="string" calcext:value-type="string">
            <text:p><text:a xlink:href="https://en.wikipedia.org/wiki/Robotics" xlink:type="simple">Robotic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Man-192" xlink:type="simple">[192]</text:a><text:a xlink:href="https://en.wikipedia.org/wiki/List_of_mergers_and_acquisitions_by_Alphabet#cite_note-193" xlink:type="simple">[193]</text:a> 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January 4, 2014 </text:p>
          </table:table-cell>
          <table:table-cell office:value-type="string" calcext:value-type="string">
            <text:p>Bitspin </text:p>
          </table:table-cell>
          <table:table-cell office:value-type="string" calcext:value-type="string">
            <text:p>Timely App for Android </text:p>
          </table:table-cell>
          <table:table-cell office:value-type="string" calcext:value-type="string">
            <text:p> <text:a xlink:href="https://en.wikipedia.org/wiki/Switzerland" xlink:type="simple">Switzerland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194" xlink:type="simple">[194]</text:a> 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January 13, 2014 </text:p>
          </table:table-cell>
          <table:table-cell office:value-type="string" calcext:value-type="string">
            <text:p><text:a xlink:href="https://en.wikipedia.org/wiki/Nest_Labs" xlink:type="simple">Nest Labs</text:a> </text:p>
          </table:table-cell>
          <table:table-cell office:value-type="string" calcext:value-type="string">
            <text:p><text:a xlink:href="https://en.wikipedia.org/wiki/Home_automation" xlink:type="simple">Home automation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3,200,000,000 </text:p>
          </table:table-cell>
          <table:table-cell office:value-type="string" calcext:value-type="string">
            <text:p><text:a xlink:href="https://en.wikipedia.org/wiki/Nest_Labs" xlink:type="simple">Nest Labs</text:a> </text:p>
          </table:table-cell>
          <table:table-cell office:value-type="string" calcext:value-type="string">
            <text:p><text:a xlink:href="https://en.wikipedia.org/wiki/List_of_mergers_and_acquisitions_by_Alphabet#cite_note-195" xlink:type="simple">[195]</text:a><text:a xlink:href="https://en.wikipedia.org/wiki/List_of_mergers_and_acquisitions_by_Alphabet#cite_note-196" xlink:type="simple">[196]</text:a> 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January 15, 2014 </text:p>
          </table:table-cell>
          <table:table-cell office:value-type="string" calcext:value-type="string">
            <text:p><text:a xlink:href="https://en.wikipedia.org/wiki/Impermium" xlink:type="simple">Impermium</text:a> </text:p>
          </table:table-cell>
          <table:table-cell office:value-type="string" calcext:value-type="string">
            <text:p><text:a xlink:href="https://en.wikipedia.org/wiki/Internet_security" xlink:type="simple">Internet securit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roject_Zero_(Google)" xlink:type="simple">Project Zero</text:a> </text:p>
          </table:table-cell>
          <table:table-cell office:value-type="string" calcext:value-type="string">
            <text:p><text:a xlink:href="https://en.wikipedia.org/wiki/List_of_mergers_and_acquisitions_by_Alphabet#cite_note-197" xlink:type="simple">[197]</text:a>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anuary 26, 2014 </text:p>
          </table:table-cell>
          <table:table-cell office:value-type="string" calcext:value-type="string">
            <text:p><text:a xlink:href="https://en.wikipedia.org/wiki/DeepMind_Technologies" xlink:type="simple">DeepMind Technologies</text:a> </text:p>
          </table:table-cell>
          <table:table-cell office:value-type="string" calcext:value-type="string">
            <text:p><text:a xlink:href="https://en.wikipedia.org/wiki/Artificial_intelligence" xlink:type="simple">Artificial intelligence</text:a>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table:style-name="ce3" office:value-type="string" calcext:value-type="string">
            <text:p>$625,000,000 </text:p>
          </table:table-cell>
          <table:table-cell office:value-type="string" calcext:value-type="string">
            <text:p><text:a xlink:href="https://en.wikipedia.org/wiki/Google_DeepMind" xlink:type="simple">Google DeepMind</text:a> </text:p>
          </table:table-cell>
          <table:table-cell office:value-type="string" calcext:value-type="string">
            <text:p><text:a xlink:href="https://en.wikipedia.org/wiki/List_of_mergers_and_acquisitions_by_Alphabet#cite_note-198" xlink:type="simple">[198]</text:a><text:a xlink:href="https://en.wikipedia.org/wiki/List_of_mergers_and_acquisitions_by_Alphabet#cite_note-199" xlink:type="simple">[199]</text:a> 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February 16, 2014 </text:p>
          </table:table-cell>
          <table:table-cell office:value-type="string" calcext:value-type="string">
            <text:p><text:a xlink:href="https://en.wikipedia.org/wiki/SlickLogin" xlink:type="simple">SlickLogin</text:a> </text:p>
          </table:table-cell>
          <table:table-cell office:value-type="string" calcext:value-type="string">
            <text:p><text:a xlink:href="https://en.wikipedia.org/wiki/Internet_Security" xlink:type="simple">Internet Security</text:a>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roject_Zero_(Google)" xlink:type="simple">Project Zero</text:a> </text:p>
          </table:table-cell>
          <table:table-cell office:value-type="string" calcext:value-type="string">
            <text:p><text:a xlink:href="https://en.wikipedia.org/wiki/List_of_mergers_and_acquisitions_by_Alphabet#cite_note-200" xlink:type="simple">[200]</text:a>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ebruary 21, 2014 </text:p>
          </table:table-cell>
          <table:table-cell office:value-type="string" calcext:value-type="string">
            <text:p>spider.io </text:p>
          </table:table-cell>
          <table:table-cell office:value-type="string" calcext:value-type="string">
            <text:p><text:a xlink:href="https://en.wikipedia.org/wiki/Click_fraud" xlink:type="simple">Anti-click fraud</text:a>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DoubleClick" xlink:type="simple">DoubleClick</text:a>, <text:a xlink:href="https://en.wikipedia.org/wiki/AdSense" xlink:type="simple">AdSense</text:a> </text:p>
          </table:table-cell>
          <table:table-cell office:value-type="string" calcext:value-type="string">
            <text:p><text:a xlink:href="https://en.wikipedia.org/wiki/List_of_mergers_and_acquisitions_by_Alphabet#cite_note-201" xlink:type="simple">[201]</text:a> 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rch 12, 2014 </text:p>
          </table:table-cell>
          <table:table-cell office:value-type="string" calcext:value-type="string">
            <text:p>GreenThrottle </text:p>
          </table:table-cell>
          <table:table-cell office:value-type="string" calcext:value-type="string">
            <text:p><text:a xlink:href="https://en.wikipedia.org/wiki/Gadgets" xlink:type="simple">Gadget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02" xlink:type="simple">[202]</text:a><text:a xlink:href="https://en.wikipedia.org/wiki/List_of_mergers_and_acquisitions_by_Alphabet#cite_note-203" xlink:type="simple">[203]</text:a> 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April 14, 2014 </text:p>
          </table:table-cell>
          <table:table-cell office:value-type="string" calcext:value-type="string">
            <text:p><text:a xlink:href="https://en.wikipedia.org/wiki/Titan_Aerospace" xlink:type="simple">Titan Aerospace</text:a> </text:p>
          </table:table-cell>
          <table:table-cell office:value-type="string" calcext:value-type="string">
            <text:p><text:a xlink:href="https://en.wikipedia.org/wiki/Unmanned_aerial_vehicle" xlink:type="simple">High-altitude UAV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roject_Loon" xlink:type="simple">Project Loon</text:a> </text:p>
          </table:table-cell>
          <table:table-cell office:value-type="string" calcext:value-type="string">
            <text:p><text:a xlink:href="https://en.wikipedia.org/wiki/List_of_mergers_and_acquisitions_by_Alphabet#cite_note-204" xlink:type="simple">[204]</text:a><text:a xlink:href="https://en.wikipedia.org/wiki/List_of_mergers_and_acquisitions_by_Alphabet#cite_note-205" xlink:type="simple">[205]</text:a><text:a xlink:href="https://en.wikipedia.org/wiki/List_of_mergers_and_acquisitions_by_Alphabet#cite_note-206" xlink:type="simple">[206]</text:a>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y 2, 2014 </text:p>
          </table:table-cell>
          <table:table-cell office:value-type="string" calcext:value-type="string">
            <text:p>Rangespan </text:p>
          </table:table-cell>
          <table:table-cell office:value-type="string" calcext:value-type="string">
            <text:p><text:a xlink:href="https://en.wikipedia.org/wiki/E-commerce" xlink:type="simple">E-commerce</text:a>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hopping" xlink:type="simple">Google Shopping</text:a> </text:p>
          </table:table-cell>
          <table:table-cell office:value-type="string" calcext:value-type="string">
            <text:p><text:a xlink:href="https://en.wikipedia.org/wiki/List_of_mergers_and_acquisitions_by_Alphabet#cite_note-207" xlink:type="simple">[207]</text:a>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y 6, 2014 </text:p>
          </table:table-cell>
          <table:table-cell office:value-type="string" calcext:value-type="string">
            <text:p>Adometry </text:p>
          </table:table-cell>
          <table:table-cell office:value-type="string" calcext:value-type="string">
            <text:p>Online advertising attribut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Analytics" xlink:type="simple">Google Analytics</text:a> <text:a xlink:href="https://en.wikipedia.org/wiki/AdSense" xlink:type="simple">AdSense</text:a> </text:p>
          </table:table-cell>
          <table:table-cell office:value-type="string" calcext:value-type="string">
            <text:p><text:a xlink:href="https://en.wikipedia.org/wiki/List_of_mergers_and_acquisitions_by_Alphabet#cite_note-208" xlink:type="simple">[208]</text:a>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y 7, 2014 </text:p>
          </table:table-cell>
          <table:table-cell office:value-type="string" calcext:value-type="string">
            <text:p>Appetas </text:p>
          </table:table-cell>
          <table:table-cell office:value-type="string" calcext:value-type="string">
            <text:p>Restaurant website creat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y_Business" xlink:type="simple">Google My Business</text:a> </text:p>
          </table:table-cell>
          <table:table-cell office:value-type="string" calcext:value-type="string">
            <text:p><text:a xlink:href="https://en.wikipedia.org/wiki/List_of_mergers_and_acquisitions_by_Alphabet#cite_note-209" xlink:type="simple">[209]</text:a> 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y 7, 2014 </text:p>
          </table:table-cell>
          <table:table-cell office:value-type="string" calcext:value-type="string">
            <text:p><text:a xlink:href="https://en.wikipedia.org/wiki/Stackdriver" xlink:type="simple">Stackdriver</text:a> </text:p>
          </table:table-cell>
          <table:table-cell office:value-type="string" calcext:value-type="string">
            <text:p><text:a xlink:href="https://en.wikipedia.org/wiki/Cloud_computing" xlink:type="simple">Cloud comput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10" xlink:type="simple">[210]</text:a>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y 7, 2014 </text:p>
          </table:table-cell>
          <table:table-cell office:value-type="string" calcext:value-type="string">
            <text:p>MyEnergy </text:p>
          </table:table-cell>
          <table:table-cell office:value-type="string" calcext:value-type="string">
            <text:p>Online energy usage monitor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Nest_Labs" xlink:type="simple">Nest Labs</text:a> </text:p>
          </table:table-cell>
          <table:table-cell office:value-type="string" calcext:value-type="string">
            <text:p><text:a xlink:href="https://en.wikipedia.org/wiki/List_of_mergers_and_acquisitions_by_Alphabet#cite_note-211" xlink:type="simple">[211]</text:a> 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May 16, 2014 </text:p>
          </table:table-cell>
          <table:table-cell office:value-type="string" calcext:value-type="string">
            <text:p><text:a xlink:href="https://en.wikipedia.org/wiki/Quest_Visual" xlink:type="simple">Quest Visual</text:a> </text:p>
          </table:table-cell>
          <table:table-cell office:value-type="string" calcext:value-type="string">
            <text:p><text:a xlink:href="https://en.wikipedia.org/wiki/Augmented_reality" xlink:type="simple">Augmented reality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Translate" xlink:type="simple">Google Translate</text:a> </text:p>
          </table:table-cell>
          <table:table-cell office:value-type="string" calcext:value-type="string">
            <text:p><text:a xlink:href="https://en.wikipedia.org/wiki/List_of_mergers_and_acquisitions_by_Alphabet#cite_note-212" xlink:type="simple">[212]</text:a> 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May 19, 2014 </text:p>
          </table:table-cell>
          <table:table-cell office:value-type="string" calcext:value-type="string">
            <text:p>Divide </text:p>
          </table:table-cell>
          <table:table-cell office:value-type="string" calcext:value-type="string">
            <text:p><text:a xlink:href="https://en.wikipedia.org/wiki/Mobile_device_management" xlink:type="simple">Mobile device management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for_Work" xlink:type="simple">Android for Work</text:a> </text:p>
          </table:table-cell>
          <table:table-cell office:value-type="string" calcext:value-type="string">
            <text:p><text:a xlink:href="https://en.wikipedia.org/wiki/List_of_mergers_and_acquisitions_by_Alphabet#cite_note-recode-enterpoid-213" xlink:type="simple">[213]</text:a> 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June 10, 2014 </text:p>
          </table:table-cell>
          <table:table-cell office:value-type="string" calcext:value-type="string">
            <text:p><text:a xlink:href="https://en.wikipedia.org/wiki/Skybox_Imaging" xlink:type="simple">Skybox Imaging</text:a> </text:p>
          </table:table-cell>
          <table:table-cell office:value-type="string" calcext:value-type="string">
            <text:p><text:a xlink:href="https://en.wikipedia.org/wiki/Satellite" xlink:type="simple">Satellit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500,000,000 </text:p>
          </table:table-cell>
          <table:table-cell office:value-type="string" calcext:value-type="string">
            <text:p><text:a xlink:href="https://en.wikipedia.org/wiki/Google_Maps" xlink:type="simple">Google Maps</text:a>, <text:a xlink:href="https://en.wikipedia.org/wiki/Project_Loon" xlink:type="simple">Project Loon</text:a> </text:p>
          </table:table-cell>
          <table:table-cell office:value-type="string" calcext:value-type="string">
            <text:p><text:a xlink:href="https://en.wikipedia.org/wiki/List_of_mergers_and_acquisitions_by_Alphabet#cite_note-214" xlink:type="simple">[214]</text:a> 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June 19, 2014 </text:p>
          </table:table-cell>
          <table:table-cell office:value-type="string" calcext:value-type="string">
            <text:p>mDialog </text:p>
          </table:table-cell>
          <table:table-cell office:value-type="string" calcext:value-type="string">
            <text:p><text:a xlink:href="https://en.wikipedia.org/wiki/Online_advertising" xlink:type="simple">Online advertising</text:a>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DoubleClick" xlink:type="simple">DoubleClick</text:a> </text:p>
          </table:table-cell>
          <table:table-cell office:value-type="string" calcext:value-type="string">
            <text:p><text:a xlink:href="https://en.wikipedia.org/wiki/List_of_mergers_and_acquisitions_by_Alphabet#cite_note-bizjournals1-215" xlink:type="simple">[215]</text:a> 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June 19, 2014 </text:p>
          </table:table-cell>
          <table:table-cell office:value-type="string" calcext:value-type="string">
            <text:p>Alpental Technologies </text:p>
          </table:table-cell>
          <table:table-cell office:value-type="string" calcext:value-type="string">
            <text:p>Wireles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" xlink:type="simple">Google</text:a> </text:p>
          </table:table-cell>
          <table:table-cell office:value-type="string" calcext:value-type="string">
            <text:p><text:a xlink:href="https://en.wikipedia.org/wiki/List_of_mergers_and_acquisitions_by_Alphabet#cite_note-bizjournals1-215" xlink:type="simple">[215]</text:a> 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June 20, 2014 </text:p>
          </table:table-cell>
          <table:table-cell office:value-type="string" calcext:value-type="string">
            <text:p><text:a xlink:href="https://en.wikipedia.org/wiki/Dropcam" xlink:type="simple">Dropcam</text:a> </text:p>
          </table:table-cell>
          <table:table-cell office:value-type="string" calcext:value-type="string">
            <text:p>Home monitor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555,000,000 </text:p>
          </table:table-cell>
          <table:table-cell office:value-type="string" calcext:value-type="string">
            <text:p><text:a xlink:href="https://en.wikipedia.org/wiki/Nest_Labs" xlink:type="simple">Nest Labs</text:a> </text:p>
          </table:table-cell>
          <table:table-cell office:value-type="string" calcext:value-type="string">
            <text:p><text:a xlink:href="https://en.wikipedia.org/wiki/List_of_mergers_and_acquisitions_by_Alphabet#cite_note-216" xlink:type="simple">[216]</text:a>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une 25, 2014 </text:p>
          </table:table-cell>
          <table:table-cell office:value-type="string" calcext:value-type="string">
            <text:p>Appurify </text:p>
          </table:table-cell>
          <table:table-cell office:value-type="string" calcext:value-type="string">
            <text:p>Automated application test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17" xlink:type="simple">[217]</text:a> 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July 1, 2014 </text:p>
          </table:table-cell>
          <table:table-cell office:value-type="string" calcext:value-type="string">
            <text:p><text:a xlink:href="https://en.wikipedia.org/wiki/Songza" xlink:type="simple">Songza</text:a> </text:p>
          </table:table-cell>
          <table:table-cell office:value-type="string" calcext:value-type="string">
            <text:p>Music stream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lay" xlink:type="simple">Google Play</text:a>, <text:a xlink:href="https://en.wikipedia.org/wiki/Android_TV" xlink:type="simple">Android TV</text:a> </text:p>
          </table:table-cell>
          <table:table-cell office:value-type="string" calcext:value-type="string">
            <text:p><text:a xlink:href="https://en.wikipedia.org/wiki/List_of_mergers_and_acquisitions_by_Alphabet#cite_note-218" xlink:type="simple">[218]</text:a>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uly 23, 2014 </text:p>
          </table:table-cell>
          <table:table-cell office:value-type="string" calcext:value-type="string">
            <text:p>drawElements </text:p>
          </table:table-cell>
          <table:table-cell office:value-type="string" calcext:value-type="string">
            <text:p>Graphics compatibility testing </text:p>
          </table:table-cell>
          <table:table-cell office:value-type="string" calcext:value-type="string">
            <text:p> <text:a xlink:href="https://en.wikipedia.org/wiki/Finland" xlink:type="simple">Finland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19" xlink:type="simple">[219]</text:a> 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ugust 6, 2014 </text:p>
          </table:table-cell>
          <table:table-cell office:value-type="string" calcext:value-type="string">
            <text:p>Emu </text:p>
          </table:table-cell>
          <table:table-cell office:value-type="string" calcext:value-type="string">
            <text:p><text:a xlink:href="https://en.wikipedia.org/wiki/IM_client" xlink:type="simple">IM client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Hangouts" xlink:type="simple">Google Hangouts</text:a>, <text:a xlink:href="https://en.wikipedia.org/wiki/Google_Now" xlink:type="simple">Google Now</text:a> </text:p>
          </table:table-cell>
          <table:table-cell office:value-type="string" calcext:value-type="string">
            <text:p><text:a xlink:href="https://en.wikipedia.org/wiki/List_of_mergers_and_acquisitions_by_Alphabet#cite_note-220" xlink:type="simple">[220]</text:a> 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ugust 6, 2014 </text:p>
          </table:table-cell>
          <table:table-cell office:value-type="string" calcext:value-type="string">
            <text:p>Directr </text:p>
          </table:table-cell>
          <table:table-cell office:value-type="string" calcext:value-type="string">
            <text:p>Mobile video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221" xlink:type="simple">[221]</text:a>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ugust 17, 2014 </text:p>
          </table:table-cell>
          <table:table-cell office:value-type="string" calcext:value-type="string">
            <text:p>Jetpac </text:p>
          </table:table-cell>
          <table:table-cell office:value-type="string" calcext:value-type="string">
            <text:p><text:a xlink:href="https://en.wikipedia.org/wiki/Artificial_intelligence" xlink:type="simple">Artificial intelligence</text:a>, image recognit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icasa" xlink:type="simple">Picasa</text:a> </text:p>
          </table:table-cell>
          <table:table-cell office:value-type="string" calcext:value-type="string">
            <text:p><text:a xlink:href="https://en.wikipedia.org/wiki/List_of_mergers_and_acquisitions_by_Alphabet#cite_note-222" xlink:type="simple">[222]</text:a> 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August 23, 2014 </text:p>
          </table:table-cell>
          <table:table-cell office:value-type="string" calcext:value-type="string">
            <text:p>Gecko Design </text:p>
          </table:table-cell>
          <table:table-cell office:value-type="string" calcext:value-type="string">
            <text:p>Mechanical desig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X_(company)" xlink:type="simple">X</text:a> </text:p>
          </table:table-cell>
          <table:table-cell office:value-type="string" calcext:value-type="string">
            <text:p><text:a xlink:href="https://en.wikipedia.org/wiki/List_of_mergers_and_acquisitions_by_Alphabet#cite_note-223" xlink:type="simple">[223]</text:a>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ugust 26, 2014 </text:p>
          </table:table-cell>
          <table:table-cell office:value-type="string" calcext:value-type="string">
            <text:p>Zync Render </text:p>
          </table:table-cell>
          <table:table-cell office:value-type="string" calcext:value-type="string">
            <text:p>Cloud-based visual effects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24" xlink:type="simple">[224]</text:a> 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eptember 10, 2014 </text:p>
          </table:table-cell>
          <table:table-cell office:value-type="string" calcext:value-type="string">
            <text:p><text:a xlink:href="https://en.wikipedia.org/wiki/Lift_Labs" xlink:type="simple">Lift Labs</text:a> </text:p>
          </table:table-cell>
          <table:table-cell office:value-type="string" calcext:value-type="string">
            <text:p><text:a xlink:href="https://en.wikipedia.org/wiki/Liftware" xlink:type="simple">Liftwar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Verily" xlink:type="simple">Verily</text:a> </text:p>
          </table:table-cell>
          <table:table-cell office:value-type="string" calcext:value-type="string">
            <text:p><text:a xlink:href="https://en.wikipedia.org/wiki/List_of_mergers_and_acquisitions_by_Alphabet#cite_note-225" xlink:type="simple">[225]</text:a> 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eptember 11, 2014 </text:p>
          </table:table-cell>
          <table:table-cell office:value-type="string" calcext:value-type="string">
            <text:p>Polar </text:p>
          </table:table-cell>
          <table:table-cell office:value-type="string" calcext:value-type="string">
            <text:p><text:a xlink:href="https://en.wikipedia.org/wiki/Social_polling" xlink:type="simple">Social poll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226" xlink:type="simple">[226]</text:a>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ctober 21, 2014 </text:p>
          </table:table-cell>
          <table:table-cell office:value-type="string" calcext:value-type="string">
            <text:p><text:a xlink:href="https://en.wikipedia.org/wiki/Firebase" xlink:type="simple">Firebase</text:a> </text:p>
          </table:table-cell>
          <table:table-cell office:value-type="string" calcext:value-type="string">
            <text:p>Application development platform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27" xlink:type="simple">[227]</text:a>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ctober 23, 2014 </text:p>
          </table:table-cell>
          <table:table-cell office:value-type="string" calcext:value-type="string">
            <text:p>Dark Blue Labs &amp; Vision Factory </text:p>
          </table:table-cell>
          <table:table-cell office:value-type="string" calcext:value-type="string">
            <text:p>Artificial intelligence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table:style-name="ce3" office:value-type="string" calcext:value-type="string">
            <text:p>$10,000,000 </text:p>
          </table:table-cell>
          <table:table-cell office:value-type="string" calcext:value-type="string">
            <text:p><text:a xlink:href="https://en.wikipedia.org/wiki/Google_DeepMind" xlink:type="simple">Google DeepMind</text:a> </text:p>
          </table:table-cell>
          <table:table-cell office:value-type="string" calcext:value-type="string">
            <text:p><text:a xlink:href="https://en.wikipedia.org/wiki/List_of_mergers_and_acquisitions_by_Alphabet#cite_note-techcrunch.com-228" xlink:type="simple">[228]</text:a> 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October 24, 2014 </text:p>
          </table:table-cell>
          <table:table-cell office:value-type="string" calcext:value-type="string">
            <text:p>Revolv </text:p>
          </table:table-cell>
          <table:table-cell office:value-type="string" calcext:value-type="string">
            <text:p><text:a xlink:href="https://en.wikipedia.org/wiki/Home_automation" xlink:type="simple">Home automation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Nest_Labs" xlink:type="simple">Nest Labs</text:a> </text:p>
          </table:table-cell>
          <table:table-cell office:value-type="string" calcext:value-type="string">
            <text:p><text:a xlink:href="https://en.wikipedia.org/wiki/List_of_mergers_and_acquisitions_by_Alphabet#cite_note-229" xlink:type="simple">[229]</text:a>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vember 19, 2014 </text:p>
          </table:table-cell>
          <table:table-cell office:value-type="string" calcext:value-type="string">
            <text:p>RelativeWave </text:p>
          </table:table-cell>
          <table:table-cell office:value-type="string" calcext:value-type="string">
            <text:p>Mobile <text:a xlink:href="https://en.wikipedia.org/wiki/Software_prototyping" xlink:type="simple">software prototyp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30" xlink:type="simple">[230]</text:a> 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December 17, 2014 </text:p>
          </table:table-cell>
          <table:table-cell office:value-type="string" calcext:value-type="string">
            <text:p>Vidmaker </text:p>
          </table:table-cell>
          <table:table-cell office:value-type="string" calcext:value-type="string">
            <text:p>Video edit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231" xlink:type="simple">[231]</text:a> 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February 4, 2015 </text:p>
          </table:table-cell>
          <table:table-cell office:value-type="string" calcext:value-type="string">
            <text:p>Launchpad Toys </text:p>
          </table:table-cell>
          <table:table-cell office:value-type="string" calcext:value-type="string">
            <text:p>Child-friendly app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YouTube for Kids </text:p>
          </table:table-cell>
          <table:table-cell office:value-type="string" calcext:value-type="string">
            <text:p><text:a xlink:href="https://en.wikipedia.org/wiki/List_of_mergers_and_acquisitions_by_Alphabet#cite_note-232" xlink:type="simple">[232]</text:a><text:a xlink:href="https://en.wikipedia.org/wiki/List_of_mergers_and_acquisitions_by_Alphabet#cite_note-233" xlink:type="simple">[233]</text:a>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ebruary 8, 2015 </text:p>
          </table:table-cell>
          <table:table-cell office:value-type="string" calcext:value-type="string">
            <text:p>Odysee </text:p>
          </table:table-cell>
          <table:table-cell office:value-type="string" calcext:value-type="string">
            <text:p>Multimedia sharing and storag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%2B" xlink:type="simple">Google+</text:a> </text:p>
          </table:table-cell>
          <table:table-cell office:value-type="string" calcext:value-type="string">
            <text:p><text:a xlink:href="https://en.wikipedia.org/wiki/List_of_mergers_and_acquisitions_by_Alphabet#cite_note-234" xlink:type="simple">[234]</text:a> 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February 23, 2015 </text:p>
          </table:table-cell>
          <table:table-cell office:value-type="string" calcext:value-type="string">
            <text:p><text:a xlink:href="https://en.wikipedia.org/wiki/Softcard" xlink:type="simple">Softcard</text:a> </text:p>
          </table:table-cell>
          <table:table-cell office:value-type="string" calcext:value-type="string">
            <text:p>Mobile payment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Pay" xlink:type="simple">Android Pay</text:a> </text:p>
          </table:table-cell>
          <table:table-cell office:value-type="string" calcext:value-type="string">
            <text:p><text:a xlink:href="https://en.wikipedia.org/wiki/List_of_mergers_and_acquisitions_by_Alphabet#cite_note-verge-googleacquired-235" xlink:type="simple">[235]</text:a><text:a xlink:href="https://en.wikipedia.org/wiki/List_of_mergers_and_acquisitions_by_Alphabet#cite_note-cnet-googlesoftcard-236" xlink:type="simple">[236]</text:a>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ebruary 24, 2015 </text:p>
          </table:table-cell>
          <table:table-cell office:value-type="string" calcext:value-type="string">
            <text:p>Red Hot Labs </text:p>
          </table:table-cell>
          <table:table-cell office:value-type="string" calcext:value-type="string">
            <text:p>App advertising and discovery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lay" xlink:type="simple">Google Play</text:a> </text:p>
          </table:table-cell>
          <table:table-cell office:value-type="string" calcext:value-type="string">
            <text:p><text:a xlink:href="https://en.wikipedia.org/wiki/List_of_mergers_and_acquisitions_by_Alphabet#cite_note-237" xlink:type="simple">[237]</text:a>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pril 16, 2015 </text:p>
          </table:table-cell>
          <table:table-cell office:value-type="string" calcext:value-type="string">
            <text:p>Thrive Audio </text:p>
          </table:table-cell>
          <table:table-cell office:value-type="string" calcext:value-type="string">
            <text:p>Surround sound technology </text:p>
          </table:table-cell>
          <table:table-cell office:value-type="string" calcext:value-type="string">
            <text:p> <text:a xlink:href="https://en.wikipedia.org/wiki/Republic_of_Ireland" xlink:type="simple">Ireland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ardboard" xlink:type="simple">Google Cardboard</text:a> </text:p>
          </table:table-cell>
          <table:table-cell office:value-type="string" calcext:value-type="string">
            <text:p><text:a xlink:href="https://en.wikipedia.org/wiki/List_of_mergers_and_acquisitions_by_Alphabet#cite_note-The_Verge-238" xlink:type="simple">[238]</text:a> 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pril 16, 2015 </text:p>
          </table:table-cell>
          <table:table-cell office:value-type="string" calcext:value-type="string">
            <text:p>Skillman &amp; Hackett </text:p>
          </table:table-cell>
          <table:table-cell office:value-type="string" calcext:value-type="string">
            <text:p>Virtual reality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Tilt_Brush" xlink:type="simple">Tilt Brush</text:a> </text:p>
          </table:table-cell>
          <table:table-cell office:value-type="string" calcext:value-type="string">
            <text:p><text:a xlink:href="https://en.wikipedia.org/wiki/List_of_mergers_and_acquisitions_by_Alphabet#cite_note-The_Verge-238" xlink:type="simple">[238]</text:a>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y 4, 2015 </text:p>
          </table:table-cell>
          <table:table-cell office:value-type="string" calcext:value-type="string">
            <text:p>Timeful </text:p>
          </table:table-cell>
          <table:table-cell office:value-type="string" calcext:value-type="string">
            <text:p>Mobile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Inbox" xlink:type="simple">Google Inbox</text:a>, <text:a xlink:href="https://en.wikipedia.org/wiki/Google_Calendar" xlink:type="simple">Google Calendar</text:a> </text:p>
          </table:table-cell>
          <table:table-cell office:value-type="string" calcext:value-type="string">
            <text:p><text:a xlink:href="https://en.wikipedia.org/wiki/List_of_mergers_and_acquisitions_by_Alphabet#cite_note-239" xlink:type="simple">[239]</text:a> 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ay 28, 2015 </text:p>
          </table:table-cell>
          <table:table-cell office:value-type="string" calcext:value-type="string">
            <text:p>Pulse.io </text:p>
          </table:table-cell>
          <table:table-cell office:value-type="string" calcext:value-type="string">
            <text:p>Mobile app optimizer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40" xlink:type="simple">[240]</text:a>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uly 21, 2015 </text:p>
          </table:table-cell>
          <table:table-cell office:value-type="string" calcext:value-type="string">
            <text:p>Pixate </text:p>
          </table:table-cell>
          <table:table-cell office:value-type="string" calcext:value-type="string">
            <text:p>Mobile <text:a xlink:href="https://en.wikipedia.org/wiki/Software_prototyping" xlink:type="simple">software prototyp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41" xlink:type="simple">[241]</text:a>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eptember 21, 2015 </text:p>
          </table:table-cell>
          <table:table-cell office:value-type="string" calcext:value-type="string">
            <text:p><text:a xlink:href="https://en.wikipedia.org/wiki/Oyster_(company)" xlink:type="simple">Oyster</text:a> </text:p>
          </table:table-cell>
          <table:table-cell office:value-type="string" calcext:value-type="string">
            <text:p>E-book subscription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lay_Books" xlink:type="simple">Google Play Books</text:a> </text:p>
          </table:table-cell>
          <table:table-cell office:value-type="string" calcext:value-type="string">
            <text:p>[<text:a xlink:href="https://en.wikipedia.org/wiki/Wikipedia:Citation_needed" xlink:type="simple">citation needed</text:a>] 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September 30, 2015 </text:p>
          </table:table-cell>
          <table:table-cell office:value-type="string" calcext:value-type="string">
            <text:p>Jibe Mobile </text:p>
          </table:table-cell>
          <table:table-cell office:value-type="string" calcext:value-type="string">
            <text:p><text:a xlink:href="https://en.wikipedia.org/wiki/Rich_Communication_Services" xlink:type="simple">Rich Communication Service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Messages_(Google)" xlink:type="simple">Messages</text:a> </text:p>
          </table:table-cell>
          <table:table-cell office:value-type="string" calcext:value-type="string">
            <text:p><text:a xlink:href="https://en.wikipedia.org/wiki/List_of_mergers_and_acquisitions_by_Alphabet#cite_note-242" xlink:type="simple">[242]</text:a>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une 18, 2015 </text:p>
          </table:table-cell>
          <table:table-cell office:value-type="string" calcext:value-type="string">
            <text:p>Agawi </text:p>
          </table:table-cell>
          <table:table-cell office:value-type="string" calcext:value-type="string">
            <text:p>Mobile <text:a xlink:href="https://en.wikipedia.org/wiki/Application_streaming" xlink:type="simple">application stream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, <text:a xlink:href="https://en.wikipedia.org/wiki/Google_Play" xlink:type="simple">Google Play</text:a> </text:p>
          </table:table-cell>
          <table:table-cell office:value-type="string" calcext:value-type="string">
            <text:p><text:a xlink:href="https://en.wikipedia.org/wiki/List_of_mergers_and_acquisitions_by_Alphabet#cite_note-243" xlink:type="simple">[243]</text:a> 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October 17, 2015 </text:p>
          </table:table-cell>
          <table:table-cell office:value-type="string" calcext:value-type="string">
            <text:p>Digisfera </text:p>
          </table:table-cell>
          <table:table-cell office:value-type="string" calcext:value-type="string">
            <text:p><text:a xlink:href="https://en.wikipedia.org/wiki/360_Panorama" xlink:type="simple">360-degree photography</text:a> </text:p>
          </table:table-cell>
          <table:table-cell office:value-type="string" calcext:value-type="string">
            <text:p> <text:a xlink:href="https://en.wikipedia.org/wiki/Portugal" xlink:type="simple">Portuga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Street_View" xlink:type="simple">Street View</text:a> </text:p>
          </table:table-cell>
          <table:table-cell office:value-type="string" calcext:value-type="string">
            <text:p><text:a xlink:href="https://en.wikipedia.org/wiki/List_of_mergers_and_acquisitions_by_Alphabet#cite_note-244" xlink:type="simple">[244]</text:a> 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November 11, 2015 </text:p>
          </table:table-cell>
          <table:table-cell office:value-type="string" calcext:value-type="string">
            <text:p>Fly Labs </text:p>
          </table:table-cell>
          <table:table-cell office:value-type="string" calcext:value-type="string">
            <text:p>Video edit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hotos" xlink:type="simple">Google Photos</text:a> </text:p>
          </table:table-cell>
          <table:table-cell office:value-type="string" calcext:value-type="string">
            <text:p><text:a xlink:href="https://en.wikipedia.org/wiki/List_of_mergers_and_acquisitions_by_Alphabet#cite_note-245" xlink:type="simple">[245]</text:a> 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November 11, 2015 </text:p>
          </table:table-cell>
          <table:table-cell office:value-type="string" calcext:value-type="string">
            <text:p>bebop </text:p>
          </table:table-cell>
          <table:table-cell office:value-type="string" calcext:value-type="string">
            <text:p>Cloud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380,000,000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46" xlink:type="simple">[246]</text:a> 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February 12, 2016 </text:p>
          </table:table-cell>
          <table:table-cell office:value-type="string" calcext:value-type="string">
            <text:p>BandPage </text:p>
          </table:table-cell>
          <table:table-cell office:value-type="string" calcext:value-type="string">
            <text:p>Platform for musician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247" xlink:type="simple">[247]</text:a>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ebruary 18, 2016 </text:p>
          </table:table-cell>
          <table:table-cell office:value-type="string" calcext:value-type="string">
            <text:p>Pie </text:p>
          </table:table-cell>
          <table:table-cell office:value-type="string" calcext:value-type="string">
            <text:p>Enterprise communications </text:p>
          </table:table-cell>
          <table:table-cell office:value-type="string" calcext:value-type="string">
            <text:p> <text:a xlink:href="https://en.wikipedia.org/wiki/Singapore" xlink:type="simple">Singapore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Spaces_(app)" xlink:type="simple">Spaces</text:a> </text:p>
          </table:table-cell>
          <table:table-cell office:value-type="string" calcext:value-type="string">
            <text:p><text:a xlink:href="https://en.wikipedia.org/wiki/List_of_mergers_and_acquisitions_by_Alphabet#cite_note-248" xlink:type="simple">[248]</text:a>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y 2, 2016 </text:p>
          </table:table-cell>
          <table:table-cell office:value-type="string" calcext:value-type="string">
            <text:p>Synergyse </text:p>
          </table:table-cell>
          <table:table-cell office:value-type="string" calcext:value-type="string">
            <text:p>Interactive learning platform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249" xlink:type="simple">[249]</text:a>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une 22, 2016 </text:p>
          </table:table-cell>
          <table:table-cell office:value-type="string" calcext:value-type="string">
            <text:p>Webpass </text:p>
          </table:table-cell>
          <table:table-cell office:value-type="string" calcext:value-type="string">
            <text:p>Internet service provider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Fiber" xlink:type="simple">Google Fiber</text:a> </text:p>
          </table:table-cell>
          <table:table-cell office:value-type="string" calcext:value-type="string">
            <text:p><text:a xlink:href="https://en.wikipedia.org/wiki/List_of_mergers_and_acquisitions_by_Alphabet#cite_note-250" xlink:type="simple">[250]</text:a> 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July 6, 2016 </text:p>
          </table:table-cell>
          <table:table-cell office:value-type="string" calcext:value-type="string">
            <text:p>Moodstocks </text:p>
          </table:table-cell>
          <table:table-cell office:value-type="string" calcext:value-type="string">
            <text:p>Image recognition </text:p>
          </table:table-cell>
          <table:table-cell office:value-type="string" calcext:value-type="string">
            <text:p> <text:a xlink:href="https://en.wikipedia.org/wiki/France" xlink:type="simple">France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hotos" xlink:type="simple">Google Photos</text:a> </text:p>
          </table:table-cell>
          <table:table-cell office:value-type="string" calcext:value-type="string">
            <text:p><text:a xlink:href="https://en.wikipedia.org/wiki/List_of_mergers_and_acquisitions_by_Alphabet#cite_note-251" xlink:type="simple">[251]</text:a> 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July 8, 2016 </text:p>
          </table:table-cell>
          <table:table-cell office:value-type="string" calcext:value-type="string">
            <text:p>Anvato </text:p>
          </table:table-cell>
          <table:table-cell office:value-type="string" calcext:value-type="string">
            <text:p>Cloud-based video service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pcmag-acquired-252" xlink:type="simple">[252]</text:a> 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July 12, 2016 </text:p>
          </table:table-cell>
          <table:table-cell office:value-type="string" calcext:value-type="string">
            <text:p>Kifi </text:p>
          </table:table-cell>
          <table:table-cell office:value-type="string" calcext:value-type="string">
            <text:p>Link manage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Spaces_(app)" xlink:type="simple">Spaces</text:a> </text:p>
          </table:table-cell>
          <table:table-cell office:value-type="string" calcext:value-type="string">
            <text:p><text:a xlink:href="https://en.wikipedia.org/wiki/List_of_mergers_and_acquisitions_by_Alphabet#cite_note-253" xlink:type="simple">[253]</text:a>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July 27, 2016 </text:p>
          </table:table-cell>
          <table:table-cell office:value-type="string" calcext:value-type="string">
            <text:p>LaunchKit </text:p>
          </table:table-cell>
          <table:table-cell office:value-type="string" calcext:value-type="string">
            <text:p>Mobile developer tool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Firebase" xlink:type="simple">Firebase</text:a> </text:p>
          </table:table-cell>
          <table:table-cell office:value-type="string" calcext:value-type="string">
            <text:p><text:a xlink:href="https://en.wikipedia.org/wiki/List_of_mergers_and_acquisitions_by_Alphabet#cite_note-254" xlink:type="simple">[254]</text:a> 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ugust 8, 2016 </text:p>
          </table:table-cell>
          <table:table-cell office:value-type="string" calcext:value-type="string">
            <text:p><text:a xlink:href="https://en.wikipedia.org/wiki/Orbitera" xlink:type="simple">Orbitera</text:a> </text:p>
          </table:table-cell>
          <table:table-cell office:value-type="string" calcext:value-type="string">
            <text:p>Cloud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00,000,000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55" xlink:type="simple">[255]</text:a> </text:p>
          </table:table-cell>
        </table:table-row>
        <table:table-row table:style-name="ro5">
          <table:table-cell office:value-type="float" office:value="196" calcext:value-type="float">
            <text:p>196</text:p>
          </table:table-cell>
          <table:table-cell office:value-type="string" calcext:value-type="string">
            <text:p>September 8, 2016 </text:p>
          </table:table-cell>
          <table:table-cell office:value-type="string" calcext:value-type="string">
            <text:p><text:a xlink:href="https://en.wikipedia.org/wiki/Apigee" xlink:type="simple">Apigee</text:a> </text:p>
          </table:table-cell>
          <table:table-cell office:value-type="string" calcext:value-type="string">
            <text:p><text:a xlink:href="https://en.wikipedia.org/wiki/API_management" xlink:type="simple">API management</text:a> and <text:a xlink:href="https://en.wikipedia.org/wiki/Predictive_analytics" xlink:type="simple">predictive analytic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625,000,000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56" xlink:type="simple">[256]</text:a>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ptember 15, 2016 </text:p>
          </table:table-cell>
          <table:table-cell office:value-type="string" calcext:value-type="string">
            <text:p><text:a xlink:href="https://en.wikipedia.org/wiki/Urban_Engines" xlink:type="simple">Urban Engines</text:a> </text:p>
          </table:table-cell>
          <table:table-cell office:value-type="string" calcext:value-type="string">
            <text:p>Location-based analytic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257" xlink:type="simple">[257]</text:a><text:a xlink:href="https://en.wikipedia.org/wiki/List_of_mergers_and_acquisitions_by_Alphabet#cite_note-258" xlink:type="simple">[258]</text:a> 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September 19, 2016 </text:p>
          </table:table-cell>
          <table:table-cell office:value-type="string" calcext:value-type="string">
            <text:p>API.AI </text:p>
          </table:table-cell>
          <table:table-cell office:value-type="string" calcext:value-type="string">
            <text:p><text:a xlink:href="https://en.wikipedia.org/wiki/Natural_language_processing" xlink:type="simple">Natural language proces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Assistant" xlink:type="simple">Google Assistant</text:a> </text:p>
          </table:table-cell>
          <table:table-cell office:value-type="string" calcext:value-type="string">
            <text:p><text:a xlink:href="https://en.wikipedia.org/wiki/List_of_mergers_and_acquisitions_by_Alphabet#cite_note-259" xlink:type="simple">[259]</text:a><text:a xlink:href="https://en.wikipedia.org/wiki/List_of_mergers_and_acquisitions_by_Alphabet#cite_note-260" xlink:type="simple">[260]</text:a> 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October 11, 2016 </text:p>
          </table:table-cell>
          <table:table-cell office:value-type="string" calcext:value-type="string">
            <text:p><text:a xlink:href="https://en.wikipedia.org/wiki/FameBit" xlink:type="simple">FameBit</text:a> </text:p>
          </table:table-cell>
          <table:table-cell office:value-type="string" calcext:value-type="string">
            <text:p><text:a xlink:href="https://en.wikipedia.org/wiki/Branded_content" xlink:type="simple">Branded content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261" xlink:type="simple">[261]</text:a> 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October 24, 2016 </text:p>
          </table:table-cell>
          <table:table-cell office:value-type="string" calcext:value-type="string">
            <text:p>Eyefluence </text:p>
          </table:table-cell>
          <table:table-cell office:value-type="string" calcext:value-type="string">
            <text:p>Eye tracking, virtual reality </text:p>
          </table:table-cell>
          <table:table-cell table:number-columns-repeated="2" office:value-type="string" calcext:value-type="string">
            <text:p>—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262" xlink:type="simple">[262]</text:a><text:a xlink:href="https://en.wikipedia.org/wiki/List_of_mergers_and_acquisitions_by_Alphabet#cite_note-263" xlink:type="simple">[263]</text:a> 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November 5, 2016 </text:p>
          </table:table-cell>
          <table:table-cell office:value-type="string" calcext:value-type="string">
            <text:p>LeapDroid </text:p>
          </table:table-cell>
          <table:table-cell office:value-type="string" calcext:value-type="string">
            <text:p>Android Emulator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Android </text:p>
          </table:table-cell>
          <table:table-cell office:value-type="string" calcext:value-type="string">
            <text:p><text:a xlink:href="https://en.wikipedia.org/wiki/List_of_mergers_and_acquisitions_by_Alphabet#cite_note-264" xlink:type="simple">[264]</text:a> </text:p>
          </table:table-cell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November 21, 2016 </text:p>
          </table:table-cell>
          <table:table-cell office:value-type="string" calcext:value-type="string">
            <text:p>Qwiklabs </text:p>
          </table:table-cell>
          <table:table-cell office:value-type="string" calcext:value-type="string">
            <text:p>Cloud-based hands-on training platform </text:p>
          </table:table-cell>
          <table:table-cell table:number-columns-repeated="2" office:value-type="string" calcext:value-type="string">
            <text:p>— </text:p>
          </table:table-cell>
          <table:table-cell office:value-type="string" calcext:value-type="string">
            <text:p>Google Cloud Platform </text:p>
          </table:table-cell>
          <table:table-cell office:value-type="string" calcext:value-type="string">
            <text:p><text:a xlink:href="https://en.wikipedia.org/wiki/List_of_mergers_and_acquisitions_by_Alphabet#cite_note-:0-265" xlink:type="simple">[265]</text:a> 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December 13, 2016 </text:p>
          </table:table-cell>
          <table:table-cell office:value-type="string" calcext:value-type="string">
            <text:p>Cronologics </text:p>
          </table:table-cell>
          <table:table-cell office:value-type="string" calcext:value-type="string">
            <text:p><text:a xlink:href="https://en.wikipedia.org/wiki/Smartwatch" xlink:type="simple">Smartwatche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Wear" xlink:type="simple">Android Wear</text:a> </text:p>
          </table:table-cell>
          <table:table-cell office:value-type="string" calcext:value-type="string">
            <text:p><text:a xlink:href="https://en.wikipedia.org/wiki/List_of_mergers_and_acquisitions_by_Alphabet#cite_note-ars-cronologics-266" xlink:type="simple">[266]</text:a>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January 5, 2017 </text:p>
          </table:table-cell>
          <table:table-cell office:value-type="string" calcext:value-type="string">
            <text:p>Limes Audio </text:p>
          </table:table-cell>
          <table:table-cell office:value-type="string" calcext:value-type="string">
            <text:p>Voice communication </text:p>
          </table:table-cell>
          <table:table-cell office:value-type="string" calcext:value-type="string">
            <text:p> <text:a xlink:href="https://en.wikipedia.org/wiki/Sweden" xlink:type="simple">Sweden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uo" xlink:type="simple">Google Duo</text:a>, <text:a xlink:href="https://en.wikipedia.org/wiki/Google_Hangouts" xlink:type="simple">Google Hangouts</text:a> </text:p>
          </table:table-cell>
          <table:table-cell office:value-type="string" calcext:value-type="string">
            <text:p><text:a xlink:href="https://en.wikipedia.org/wiki/List_of_mergers_and_acquisitions_by_Alphabet#cite_note-androidpolice-limesaudio-267" xlink:type="simple">[267]</text:a> 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January 19, 2017 </text:p>
          </table:table-cell>
          <table:table-cell office:value-type="string" calcext:value-type="string">
            <text:p>Fabric </text:p>
          </table:table-cell>
          <table:table-cell office:value-type="string" calcext:value-type="string">
            <text:p>Mobile app platform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Firebase" xlink:type="simple">Firebase</text:a> </text:p>
          </table:table-cell>
          <table:table-cell office:value-type="string" calcext:value-type="string">
            <text:p><text:a xlink:href="https://en.wikipedia.org/wiki/List_of_mergers_and_acquisitions_by_Alphabet#cite_note-268" xlink:type="simple">[268]</text:a> 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March 8, 2017 </text:p>
          </table:table-cell>
          <table:table-cell office:value-type="string" calcext:value-type="string">
            <text:p><text:a xlink:href="https://en.wikipedia.org/wiki/Kaggle" xlink:type="simple">Kaggle</text:a> </text:p>
          </table:table-cell>
          <table:table-cell office:value-type="string" calcext:value-type="string">
            <text:p><text:a xlink:href="https://en.wikipedia.org/wiki/Data_science" xlink:type="simple">Data science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69" xlink:type="simple">[269]</text:a> 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March 9, 2017 </text:p>
          </table:table-cell>
          <table:table-cell office:value-type="string" calcext:value-type="string">
            <text:p>AppBridge </text:p>
          </table:table-cell>
          <table:table-cell office:value-type="string" calcext:value-type="string">
            <text:p>Productivity suit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ocs" xlink:type="simple">Google Docs</text:a> </text:p>
          </table:table-cell>
          <table:table-cell office:value-type="string" calcext:value-type="string">
            <text:p><text:a xlink:href="https://en.wikipedia.org/wiki/List_of_mergers_and_acquisitions_by_Alphabet#cite_note-270" xlink:type="simple">[270]</text:a> 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May 10, 2017 </text:p>
          </table:table-cell>
          <table:table-cell office:value-type="string" calcext:value-type="string">
            <text:p><text:a xlink:href="https://en.wikipedia.org/wiki/Owlchemy_Labs" xlink:type="simple">Owlchemy Labs</text:a> </text:p>
          </table:table-cell>
          <table:table-cell office:value-type="string" calcext:value-type="string">
            <text:p><text:a xlink:href="https://en.wikipedia.org/wiki/Virtual_reality" xlink:type="simple">Virtual reality</text:a> studio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271" xlink:type="simple">[271]</text:a> 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July 12, 2017 </text:p>
          </table:table-cell>
          <table:table-cell office:value-type="string" calcext:value-type="string">
            <text:p>Halli Labs </text:p>
          </table:table-cell>
          <table:table-cell office:value-type="string" calcext:value-type="string">
            <text:p><text:a xlink:href="https://en.wikipedia.org/wiki/Artificial_intelligence" xlink:type="simple">Artificial intelligence</text:a> </text:p>
          </table:table-cell>
          <table:table-cell office:value-type="string" calcext:value-type="string">
            <text:p> <text:a xlink:href="https://en.wikipedia.org/wiki/India" xlink:type="simple">India</text:a> </text:p>
          </table:table-cell>
          <table:table-cell office:value-type="string" calcext:value-type="string">
            <text:p>—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272" xlink:type="simple">[272]</text:a> 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August 16, 2017 </text:p>
          </table:table-cell>
          <table:table-cell office:value-type="string" calcext:value-type="string">
            <text:p>AIMatter </text:p>
          </table:table-cell>
          <table:table-cell office:value-type="string" calcext:value-type="string">
            <text:p><text:a xlink:href="https://en.wikipedia.org/wiki/Computer_vision" xlink:type="simple">Computer vision</text:a> </text:p>
          </table:table-cell>
          <table:table-cell office:value-type="string" calcext:value-type="string">
            <text:p> <text:a xlink:href="https://en.wikipedia.org/wiki/Belarus" xlink:type="simple">Belaru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273" xlink:type="simple">[273]</text:a><text:a xlink:href="https://en.wikipedia.org/wiki/List_of_mergers_and_acquisitions_by_Alphabet#cite_note-274" xlink:type="simple">[274]</text:a><text:a xlink:href="https://en.wikipedia.org/wiki/List_of_mergers_and_acquisitions_by_Alphabet#cite_note-275" xlink:type="simple">[275]</text:a> 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September 21, 2017 </text:p>
          </table:table-cell>
          <table:table-cell office:value-type="string" calcext:value-type="string">
            <text:p><text:a xlink:href="https://en.wikipedia.org/wiki/HTC" xlink:type="simple">HTC</text:a> (portions) </text:p>
          </table:table-cell>
          <table:table-cell office:value-type="string" calcext:value-type="string">
            <text:p>Talent and intellectual property licenses </text:p>
          </table:table-cell>
          <table:table-cell office:value-type="string" calcext:value-type="string">
            <text:p> <text:a xlink:href="https://en.wikipedia.org/wiki/Taiwan" xlink:type="simple">Taiwan</text:a> </text:p>
          </table:table-cell>
          <table:table-cell table:style-name="ce3" office:value-type="string" calcext:value-type="string">
            <text:p>$1,100,000,000 </text:p>
          </table:table-cell>
          <table:table-cell office:value-type="string" calcext:value-type="string">
            <text:p><text:a xlink:href="https://en.wikipedia.org/wiki/Google_Pixel" xlink:type="simple">Google Pixel</text:a> </text:p>
          </table:table-cell>
          <table:table-cell office:value-type="string" calcext:value-type="string">
            <text:p><text:a xlink:href="https://en.wikipedia.org/wiki/List_of_mergers_and_acquisitions_by_Alphabet#cite_note-276" xlink:type="simple">[276]</text:a><text:a xlink:href="https://en.wikipedia.org/wiki/List_of_mergers_and_acquisitions_by_Alphabet#cite_note-277" xlink:type="simple">[277]</text:a><text:a xlink:href="https://en.wikipedia.org/wiki/List_of_mergers_and_acquisitions_by_Alphabet#cite_note-278" xlink:type="simple">[278]</text:a> </text:p>
          </table:table-cell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string" calcext:value-type="string">
            <text:p>September 26, 2017 </text:p>
          </table:table-cell>
          <table:table-cell office:value-type="string" calcext:value-type="string">
            <text:p><text:a xlink:href="https://en.wikipedia.org/wiki/Bitium" xlink:type="simple">Bitium</text:a> </text:p>
          </table:table-cell>
          <table:table-cell office:value-type="string" calcext:value-type="string">
            <text:p>Single sign-on and identity manage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79" xlink:type="simple">[279]</text:a> 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October 9, 2017 </text:p>
          </table:table-cell>
          <table:table-cell office:value-type="string" calcext:value-type="string">
            <text:p>Relay Media </text:p>
          </table:table-cell>
          <table:table-cell office:value-type="string" calcext:value-type="string">
            <text:p><text:a xlink:href="https://en.wikipedia.org/wiki/Accelerated_Mobile_Pages" xlink:type="simple">AMP</text:a> converter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ccelerated_Mobile_Pages" xlink:type="simple">Accelerated Mobile Pages</text:a> </text:p>
          </table:table-cell>
          <table:table-cell office:value-type="string" calcext:value-type="string">
            <text:p><text:a xlink:href="https://en.wikipedia.org/wiki/List_of_mergers_and_acquisitions_by_Alphabet#cite_note-280" xlink:type="simple">[280]</text:a> </text:p>
          </table:table-cell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string" calcext:value-type="string">
            <text:p>October 11, 2017 </text:p>
          </table:table-cell>
          <table:table-cell office:value-type="string" calcext:value-type="string">
            <text:p>60db </text:p>
          </table:table-cell>
          <table:table-cell office:value-type="string" calcext:value-type="string">
            <text:p><text:a xlink:href="https://en.wikipedia.org/wiki/Podcast" xlink:type="simple">Podcasts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Play_Music" xlink:type="simple">Google Play Music</text:a>, <text:a xlink:href="https://en.wikipedia.org/wiki/Google_Podcasts" xlink:type="simple">Google Podcasts</text:a> </text:p>
          </table:table-cell>
          <table:table-cell office:value-type="string" calcext:value-type="string">
            <text:p><text:a xlink:href="https://en.wikipedia.org/wiki/List_of_mergers_and_acquisitions_by_Alphabet#cite_note-281" xlink:type="simple">[281]</text:a>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anuary 11, 2018 </text:p>
          </table:table-cell>
          <table:table-cell office:value-type="string" calcext:value-type="string">
            <text:p>Redux </text:p>
          </table:table-cell>
          <table:table-cell office:value-type="string" calcext:value-type="string">
            <text:p>Audio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office:value-type="string" calcext:value-type="string">
            <text:p>—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282" xlink:type="simple">[282]</text:a><text:a xlink:href="https://en.wikipedia.org/wiki/List_of_mergers_and_acquisitions_by_Alphabet#cite_note-283" xlink:type="simple">[283]</text:a> 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March 27, 2018 </text:p>
          </table:table-cell>
          <table:table-cell office:value-type="string" calcext:value-type="string">
            <text:p><text:a xlink:href="https://en.wikipedia.org/wiki/Tenor_(website)" xlink:type="simple">Tenor</text:a> </text:p>
          </table:table-cell>
          <table:table-cell office:value-type="string" calcext:value-type="string">
            <text:p><text:a xlink:href="https://en.wikipedia.org/wiki/GIF" xlink:type="simple">GIF</text:a> <text:a xlink:href="https://en.wikipedia.org/wiki/Image_search" xlink:type="simple">image search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Images" xlink:type="simple">Google Images</text:a>, <text:a xlink:href="https://en.wikipedia.org/wiki/Gboard" xlink:type="simple">Gboard</text:a> </text:p>
          </table:table-cell>
          <table:table-cell office:value-type="string" calcext:value-type="string">
            <text:p><text:a xlink:href="https://en.wikipedia.org/wiki/List_of_mergers_and_acquisitions_by_Alphabet#cite_note-284" xlink:type="simple">[284]</text:a> 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May 9, 2018 </text:p>
          </table:table-cell>
          <table:table-cell office:value-type="string" calcext:value-type="string">
            <text:p>Velostrata </text:p>
          </table:table-cell>
          <table:table-cell office:value-type="string" calcext:value-type="string">
            <text:p>Cloud migration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85" xlink:type="simple">[285]</text:a> 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May 14, 2018 </text:p>
          </table:table-cell>
          <table:table-cell office:value-type="string" calcext:value-type="string">
            <text:p>Cask </text:p>
          </table:table-cell>
          <table:table-cell office:value-type="string" calcext:value-type="string">
            <text:p>Big data, <text:a xlink:href="https://en.wikipedia.org/wiki/Apache_Hadoop" xlink:type="simple">Hadoop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86" xlink:type="simple">[286]</text:a>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ugust 6, 2018 </text:p>
          </table:table-cell>
          <table:table-cell office:value-type="string" calcext:value-type="string">
            <text:p>GraphicsFuzz </text:p>
          </table:table-cell>
          <table:table-cell office:value-type="string" calcext:value-type="string">
            <text:p>GPU reliability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Android_(operating_system)" xlink:type="simple">Android</text:a> </text:p>
          </table:table-cell>
          <table:table-cell office:value-type="string" calcext:value-type="string">
            <text:p><text:a xlink:href="https://en.wikipedia.org/wiki/List_of_mergers_and_acquisitions_by_Alphabet#cite_note-287" xlink:type="simple">[287]</text:a><text:a xlink:href="https://en.wikipedia.org/wiki/List_of_mergers_and_acquisitions_by_Alphabet#cite_note-288" xlink:type="simple">[288]</text:a> 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September 19, 2018 </text:p>
          </table:table-cell>
          <table:table-cell office:value-type="string" calcext:value-type="string">
            <text:p>Senosis </text:p>
          </table:table-cell>
          <table:table-cell office:value-type="string" calcext:value-type="string">
            <text:p>Health monitor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Nest_Labs" xlink:type="simple">Nest Labs</text:a> </text:p>
          </table:table-cell>
          <table:table-cell office:value-type="string" calcext:value-type="string">
            <text:p><text:a xlink:href="https://en.wikipedia.org/wiki/List_of_mergers_and_acquisitions_by_Alphabet#cite_note-289" xlink:type="simple">[289]</text:a> </text:p>
          </table:table-cell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October 2, 2018 </text:p>
          </table:table-cell>
          <table:table-cell office:value-type="string" calcext:value-type="string">
            <text:p>Onward </text:p>
          </table:table-cell>
          <table:table-cell office:value-type="string" calcext:value-type="string">
            <text:p><text:a xlink:href="https://en.wikipedia.org/wiki/Machine_learning" xlink:type="simple">Machine learning</text:a>, <text:a xlink:href="https://en.wikipedia.org/wiki/Natural_language_processing" xlink:type="simple">natural language process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290" xlink:type="simple">[290]</text:a><text:a xlink:href="https://en.wikipedia.org/wiki/List_of_mergers_and_acquisitions_by_Alphabet#cite_note-291" xlink:type="simple">[291]</text:a> 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November 28, 2018 </text:p>
          </table:table-cell>
          <table:table-cell office:value-type="string" calcext:value-type="string">
            <text:p>Workbench Education </text:p>
          </table:table-cell>
          <table:table-cell office:value-type="string" calcext:value-type="string">
            <text:p>Education technology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assroom" xlink:type="simple">Google Classroom</text:a> </text:p>
          </table:table-cell>
          <table:table-cell office:value-type="string" calcext:value-type="string">
            <text:p><text:a xlink:href="https://en.wikipedia.org/wiki/List_of_mergers_and_acquisitions_by_Alphabet#cite_note-292" xlink:type="simple">[292]</text:a> 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December 10, 2018 </text:p>
          </table:table-cell>
          <table:table-cell office:value-type="string" calcext:value-type="string">
            <text:p>Sigmoid Labs </text:p>
          </table:table-cell>
          <table:table-cell office:value-type="string" calcext:value-type="string">
            <text:p><text:a xlink:href="https://en.wikipedia.org/wiki/Indian_Railways" xlink:type="simple">Indian Railways</text:a> train tracking app <text:a xlink:href="https://en.wikipedia.org/wiki/Where_is_my_Train" xlink:type="simple">Where is my Train</text:a> </text:p>
          </table:table-cell>
          <table:table-cell office:value-type="string" calcext:value-type="string">
            <text:p> <text:a xlink:href="https://en.wikipedia.org/wiki/India" xlink:type="simple">India</text:a> </text:p>
          </table:table-cell>
          <table:table-cell table:style-name="ce3" office:value-type="string" calcext:value-type="string">
            <text:p>$40,000,000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293" xlink:type="simple">[293]</text:a><text:a xlink:href="https://en.wikipedia.org/wiki/List_of_mergers_and_acquisitions_by_Alphabet#cite_note-294" xlink:type="simple">[294]</text:a>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ecember 20, 2018 </text:p>
          </table:table-cell>
          <table:table-cell office:value-type="string" calcext:value-type="string">
            <text:p>DevOps Research and Assessment </text:p>
          </table:table-cell>
          <table:table-cell office:value-type="string" calcext:value-type="string">
            <text:p>Research and Assess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95" xlink:type="simple">[295]</text:a> 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January 3, 2019 </text:p>
          </table:table-cell>
          <table:table-cell office:value-type="string" calcext:value-type="string">
            <text:p>Superpod </text:p>
          </table:table-cell>
          <table:table-cell office:value-type="string" calcext:value-type="string">
            <text:p>Question and answer app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60,000,000 </text:p>
          </table:table-cell>
          <table:table-cell office:value-type="string" calcext:value-type="string">
            <text:p><text:a xlink:href="https://en.wikipedia.org/wiki/Google_Assistant" xlink:type="simple">Google Assistant</text:a> </text:p>
          </table:table-cell>
          <table:table-cell office:value-type="string" calcext:value-type="string">
            <text:p><text:a xlink:href="https://en.wikipedia.org/wiki/List_of_mergers_and_acquisitions_by_Alphabet#cite_note-296" xlink:type="simple">[296]</text:a><text:a xlink:href="https://en.wikipedia.org/wiki/List_of_mergers_and_acquisitions_by_Alphabet#cite_note-297" xlink:type="simple">[297]</text:a>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ebruary 19, 2019 </text:p>
          </table:table-cell>
          <table:table-cell office:value-type="string" calcext:value-type="string">
            <text:p>Alooma </text:p>
          </table:table-cell>
          <table:table-cell office:value-type="string" calcext:value-type="string">
            <text:p>Big data, cloud migration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298" xlink:type="simple">[298]</text:a><text:a xlink:href="https://en.wikipedia.org/wiki/List_of_mergers_and_acquisitions_by_Alphabet#cite_note-299" xlink:type="simple">[299]</text:a> 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March 31, 2019 </text:p>
          </table:table-cell>
          <table:table-cell office:value-type="string" calcext:value-type="string">
            <text:p>Nightcorn </text:p>
          </table:table-cell>
          <table:table-cell office:value-type="string" calcext:value-type="string">
            <text:p>Video sharing </text:p>
          </table:table-cell>
          <table:table-cell office:value-type="string" calcext:value-type="string">
            <text:p> <text:a xlink:href="https://en.wikipedia.org/wiki/Germany" xlink:type="simple">Germany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YouTube" xlink:type="simple">YouTube</text:a> </text:p>
          </table:table-cell>
          <table:table-cell office:value-type="string" calcext:value-type="string">
            <text:p><text:a xlink:href="https://en.wikipedia.org/wiki/List_of_mergers_and_acquisitions_by_Alphabet#cite_note-300" xlink:type="simple">[300]</text:a> 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June 6, 2019 </text:p>
          </table:table-cell>
          <table:table-cell office:value-type="string" calcext:value-type="string">
            <text:p><text:a xlink:href="https://en.wikipedia.org/wiki/Looker_(company)" xlink:type="simple">Looker</text:a> </text:p>
          </table:table-cell>
          <table:table-cell office:value-type="string" calcext:value-type="string">
            <text:p>Big data, analytic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2,600,000,000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01" xlink:type="simple">[301]</text:a> 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July 9, 2019 </text:p>
          </table:table-cell>
          <table:table-cell office:value-type="string" calcext:value-type="string">
            <text:p>Elastifile </text:p>
          </table:table-cell>
          <table:table-cell office:value-type="string" calcext:value-type="string">
            <text:p>File storag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02" xlink:type="simple">[302]</text:a> 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October 16, 2019 </text:p>
          </table:table-cell>
          <table:table-cell office:value-type="string" calcext:value-type="string">
            <text:p>Socratic </text:p>
          </table:table-cell>
          <table:table-cell office:value-type="string" calcext:value-type="string">
            <text:p>Learning app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assroom" xlink:type="simple">Google Classroom</text:a> </text:p>
          </table:table-cell>
          <table:table-cell office:value-type="string" calcext:value-type="string">
            <text:p><text:a xlink:href="https://en.wikipedia.org/wiki/List_of_mergers_and_acquisitions_by_Alphabet#cite_note-303" xlink:type="simple">[303]</text:a> 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November 18, 2019 </text:p>
          </table:table-cell>
          <table:table-cell office:value-type="string" calcext:value-type="string">
            <text:p>CloudSimple </text:p>
          </table:table-cell>
          <table:table-cell office:value-type="string" calcext:value-type="string">
            <text:p>Cloud host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04" xlink:type="simple">[304]</text:a> 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December 19, 2019 </text:p>
          </table:table-cell>
          <table:table-cell office:value-type="string" calcext:value-type="string">
            <text:p><text:a xlink:href="https://en.wikipedia.org/wiki/Typhoon_Studios" xlink:type="simple">Typhoon Studios</text:a> </text:p>
          </table:table-cell>
          <table:table-cell office:value-type="string" calcext:value-type="string">
            <text:p>Video game development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Stadia" xlink:type="simple">Stadia</text:a> </text:p>
          </table:table-cell>
          <table:table-cell office:value-type="string" calcext:value-type="string">
            <text:p><text:a xlink:href="https://en.wikipedia.org/wiki/List_of_mergers_and_acquisitions_by_Alphabet#cite_note-305" xlink:type="simple">[305]</text:a> 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January 14, 2020 </text:p>
          </table:table-cell>
          <table:table-cell office:value-type="string" calcext:value-type="string">
            <text:p><text:a xlink:href="https://en.wikipedia.org/wiki/AppSheet" xlink:type="simple">AppSheet</text:a> </text:p>
          </table:table-cell>
          <table:table-cell office:value-type="string" calcext:value-type="string">
            <text:p>Mobile app develop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06" xlink:type="simple">[306]</text:a>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anuary 14, 2020 </text:p>
          </table:table-cell>
          <table:table-cell office:value-type="string" calcext:value-type="string">
            <text:p><text:a xlink:href="https://en.wikipedia.org/w/index.php?title=Pointy&amp;action=edit&amp;redlink=1" xlink:type="simple">Pointy</text:a> </text:p>
          </table:table-cell>
          <table:table-cell office:value-type="string" calcext:value-type="string">
            <text:p>Local retail inventory feeds </text:p>
          </table:table-cell>
          <table:table-cell office:value-type="string" calcext:value-type="string">
            <text:p> <text:a xlink:href="https://en.wikipedia.org/wiki/Republic_of_Ireland" xlink:type="simple">Ireland</text:a> </text:p>
          </table:table-cell>
          <table:table-cell table:style-name="ce3" office:value-type="string" calcext:value-type="string">
            <text:p>$163,000,000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307" xlink:type="simple">[307]</text:a>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ebruary 19, 2020 </text:p>
          </table:table-cell>
          <table:table-cell office:value-type="string" calcext:value-type="string">
            <text:p>Cornerstone Technology B.V. </text:p>
          </table:table-cell>
          <table:table-cell office:value-type="string" calcext:value-type="string">
            <text:p>Mainframe, cloud migration </text:p>
          </table:table-cell>
          <table:table-cell office:value-type="string" calcext:value-type="string">
            <text:p> <text:a xlink:href="https://en.wikipedia.org/wiki/Netherlands" xlink:type="simple">Netherland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08" xlink:type="simple">[308]</text:a> 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ne 30, 2020 </text:p>
          </table:table-cell>
          <table:table-cell office:value-type="string" calcext:value-type="string">
            <text:p>North </text:p>
          </table:table-cell>
          <table:table-cell office:value-type="string" calcext:value-type="string">
            <text:p>Smart glasses </text:p>
          </table:table-cell>
          <table:table-cell office:value-type="string" calcext:value-type="string">
            <text:p> <text:a xlink:href="https://en.wikipedia.org/wiki/Canada" xlink:type="simple">Canada</text:a> </text:p>
          </table:table-cell>
          <table:table-cell table:style-name="ce3" office:value-type="string" calcext:value-type="string">
            <text:p>$180,000,00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309" xlink:type="simple">[309]</text:a><text:a xlink:href="https://en.wikipedia.org/wiki/List_of_mergers_and_acquisitions_by_Alphabet#cite_note-310" xlink:type="simple">[310]</text:a> 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August 25, 2020 </text:p>
          </table:table-cell>
          <table:table-cell office:value-type="string" calcext:value-type="string">
            <text:p>Stratozone </text:p>
          </table:table-cell>
          <table:table-cell office:value-type="string" calcext:value-type="string">
            <text:p>Cloud Assessment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11" xlink:type="simple">[311]</text:a>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ecember 8, 2020 </text:p>
          </table:table-cell>
          <table:table-cell office:value-type="string" calcext:value-type="string">
            <text:p>Dataform </text:p>
          </table:table-cell>
          <table:table-cell office:value-type="string" calcext:value-type="string">
            <text:p>Big data, analytics </text:p>
          </table:table-cell>
          <table:table-cell office:value-type="string" calcext:value-type="string">
            <text:p> <text:a xlink:href="https://en.wikipedia.org/wiki/United_Kingdom" xlink:type="simple">United Kingdom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12" xlink:type="simple">[312]</text:a><text:a xlink:href="https://en.wikipedia.org/wiki/List_of_mergers_and_acquisitions_by_Alphabet#cite_note-313" xlink:type="simple">[313]</text:a> 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December 11, 2020 </text:p>
          </table:table-cell>
          <table:table-cell office:value-type="string" calcext:value-type="string">
            <text:p><text:a xlink:href="https://en.wikipedia.org/wiki/Neverware" xlink:type="simple">Neverware</text:a> </text:p>
          </table:table-cell>
          <table:table-cell office:value-type="string" calcext:value-type="string">
            <text:p><text:a xlink:href="https://en.wikipedia.org/wiki/ChromiumOS" xlink:type="simple">ChromiumOS</text:a> distribution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ChromeOS" xlink:type="simple">ChromeOS Flex</text:a> </text:p>
          </table:table-cell>
          <table:table-cell office:value-type="string" calcext:value-type="string">
            <text:p><text:a xlink:href="https://en.wikipedia.org/wiki/List_of_mergers_and_acquisitions_by_Alphabet#cite_note-314" xlink:type="simple">[314]</text:a><text:a xlink:href="https://en.wikipedia.org/wiki/List_of_mergers_and_acquisitions_by_Alphabet#cite_note-315" xlink:type="simple">[315]</text:a><text:a xlink:href="https://en.wikipedia.org/wiki/List_of_mergers_and_acquisitions_by_Alphabet#cite_note-316" xlink:type="simple">[316]</text:a>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ecember 14, 2020 </text:p>
          </table:table-cell>
          <table:table-cell office:value-type="string" calcext:value-type="string">
            <text:p><text:a xlink:href="https://en.wikipedia.org/wiki/Actifio" xlink:type="simple">Actifio</text:a> </text:p>
          </table:table-cell>
          <table:table-cell office:value-type="string" calcext:value-type="string">
            <text:p>Backup, Disaster Recovery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17" xlink:type="simple">[317]</text:a> 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January 14, 2021 </text:p>
          </table:table-cell>
          <table:table-cell office:value-type="string" calcext:value-type="string">
            <text:p><text:a xlink:href="https://en.wikipedia.org/wiki/Fitbit" xlink:type="simple">Fitbit</text:a> </text:p>
          </table:table-cell>
          <table:table-cell office:value-type="string" calcext:value-type="string">
            <text:p>Wearable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2,100,000,000 </text:p>
          </table:table-cell>
          <table:table-cell office:value-type="string" calcext:value-type="string">
            <text:p><text:a xlink:href="https://en.wikipedia.org/wiki/Wear_OS" xlink:type="simple">Wear OS</text:a> </text:p>
          </table:table-cell>
          <table:table-cell office:value-type="string" calcext:value-type="string">
            <text:p><text:a xlink:href="https://en.wikipedia.org/wiki/List_of_mergers_and_acquisitions_by_Alphabet#cite_note-318" xlink:type="simple">[318]</text:a><text:a xlink:href="https://en.wikipedia.org/wiki/List_of_mergers_and_acquisitions_by_Alphabet#cite_note-319" xlink:type="simple">[319]</text:a> 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ebruary 2021 </text:p>
          </table:table-cell>
          <table:table-cell office:value-type="string" calcext:value-type="string">
            <text:p>Provino </text:p>
          </table:table-cell>
          <table:table-cell office:value-type="string" calcext:value-type="string">
            <text:p>Cloud hard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Tensor_processing_unit" xlink:type="simple">Tensor processing unit</text:a> </text:p>
          </table:table-cell>
          <table:table-cell office:value-type="string" calcext:value-type="string">
            <text:p><text:a xlink:href="https://en.wikipedia.org/wiki/List_of_mergers_and_acquisitions_by_Alphabet#cite_note-320" xlink:type="simple">[320]</text:a> 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April 5, 2021 </text:p>
          </table:table-cell>
          <table:table-cell office:value-type="string" calcext:value-type="string">
            <text:p>Dysonics </text:p>
          </table:table-cell>
          <table:table-cell office:value-type="string" calcext:value-type="string">
            <text:p>Audio hard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Pixel_Buds" xlink:type="simple">Pixel Buds</text:a> </text:p>
          </table:table-cell>
          <table:table-cell office:value-type="string" calcext:value-type="string">
            <text:p><text:a xlink:href="https://en.wikipedia.org/wiki/List_of_mergers_and_acquisitions_by_Alphabet#cite_note-321" xlink:type="simple">[321]</text:a> 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September 3, 2021 </text:p>
          </table:table-cell>
          <table:table-cell office:value-type="string" calcext:value-type="string">
            <text:p>Playspace </text:p>
          </table:table-cell>
          <table:table-cell office:value-type="string" calcext:value-type="string">
            <text:p>Collaboration tool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Workspace" xlink:type="simple">Google Workspace</text:a> </text:p>
          </table:table-cell>
          <table:table-cell office:value-type="string" calcext:value-type="string">
            <text:p><text:a xlink:href="https://en.wikipedia.org/wiki/List_of_mergers_and_acquisitions_by_Alphabet#cite_note-322" xlink:type="simple">[322]</text:a> 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October 18, 2021 </text:p>
          </table:table-cell>
          <table:table-cell office:value-type="string" calcext:value-type="string">
            <text:p>MuJoCo </text:p>
          </table:table-cell>
          <table:table-cell office:value-type="string" calcext:value-type="string">
            <text:p>Robotics simulator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DeepMind" xlink:type="simple">Google DeepMind</text:a> </text:p>
          </table:table-cell>
          <table:table-cell office:value-type="string" calcext:value-type="string">
            <text:p><text:a xlink:href="https://en.wikipedia.org/wiki/List_of_mergers_and_acquisitions_by_Alphabet#cite_note-323" xlink:type="simple">[323]</text:a> 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January 4, 2022 </text:p>
          </table:table-cell>
          <table:table-cell office:value-type="string" calcext:value-type="string">
            <text:p>Siemplify </text:p>
          </table:table-cell>
          <table:table-cell office:value-type="string" calcext:value-type="string">
            <text:p><text:a xlink:href="https://en.wikipedia.org/wiki/Cybersecurity" xlink:type="simple">Cybersecurity</text:a>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table:style-name="ce3" office:value-type="string" calcext:value-type="string">
            <text:p>$500,000,000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24" xlink:type="simple">[324]</text:a><text:a xlink:href="https://en.wikipedia.org/wiki/List_of_mergers_and_acquisitions_by_Alphabet#cite_note-325" xlink:type="simple">[325]</text:a> 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March 8, 2022 </text:p>
          </table:table-cell>
          <table:table-cell office:value-type="string" calcext:value-type="string">
            <text:p><text:a xlink:href="https://en.wikipedia.org/wiki/Mandiant" xlink:type="simple">Mandiant</text:a> </text:p>
          </table:table-cell>
          <table:table-cell office:value-type="string" calcext:value-type="string">
            <text:p>Cybersecurity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5,400,000,000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26" xlink:type="simple">[326]</text:a> 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March 16, 2022 </text:p>
          </table:table-cell>
          <table:table-cell office:value-type="string" calcext:value-type="string">
            <text:p>Raxium </text:p>
          </table:table-cell>
          <table:table-cell office:value-type="string" calcext:value-type="string">
            <text:p>AR hard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table:style-name="ce3" office:value-type="string" calcext:value-type="string">
            <text:p>$1,000,000,00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327" xlink:type="simple">[327]</text:a><text:a xlink:href="https://en.wikipedia.org/wiki/List_of_mergers_and_acquisitions_by_Alphabet#cite_note-328" xlink:type="simple">[328]</text:a> 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April 22, 2022 </text:p>
          </table:table-cell>
          <table:table-cell office:value-type="string" calcext:value-type="string">
            <text:p>Vicarious </text:p>
          </table:table-cell>
          <table:table-cell office:value-type="string" calcext:value-type="string">
            <text:p>AI/Robotics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Intrinsic_(company)" xlink:type="simple">Intrinsic</text:a> </text:p>
          </table:table-cell>
          <table:table-cell office:value-type="string" calcext:value-type="string">
            <text:p><text:a xlink:href="https://en.wikipedia.org/wiki/List_of_mergers_and_acquisitions_by_Alphabet#cite_note-329" xlink:type="simple">[329]</text:a> 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pril 29, 2022 </text:p>
          </table:table-cell>
          <table:table-cell office:value-type="string" calcext:value-type="string">
            <text:p>MobiledgeX </text:p>
          </table:table-cell>
          <table:table-cell office:value-type="string" calcext:value-type="string">
            <text:p>Mobile <text:a xlink:href="https://en.wikipedia.org/wiki/Edge_Computing" xlink:type="simple">Edge Computing</text:a>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Cloud_Platform" xlink:type="simple">Google Cloud Platform</text:a> </text:p>
          </table:table-cell>
          <table:table-cell office:value-type="string" calcext:value-type="string">
            <text:p><text:a xlink:href="https://en.wikipedia.org/wiki/List_of_mergers_and_acquisitions_by_Alphabet#cite_note-330" xlink:type="simple">[330]</text:a> </text:p>
          </table:table-cell>
        </table:table-row>
        <table:table-row table:style-name="ro5">
          <table:table-cell office:value-type="float" office:value="251" calcext:value-type="float">
            <text:p>251</text:p>
          </table:table-cell>
          <table:table-cell office:value-type="string" calcext:value-type="string">
            <text:p>August 2022 </text:p>
          </table:table-cell>
          <table:table-cell office:value-type="string" calcext:value-type="string">
            <text:p>Alter </text:p>
          </table:table-cell>
          <table:table-cell office:value-type="string" calcext:value-type="string">
            <text:p>Artificial intelligence </text:p>
          </table:table-cell>
          <table:table-cell office:value-type="string" calcext:value-type="string">
            <text:p> <text:a xlink:href="https://en.wikipedia.org/wiki/United_States" xlink:type="simple">United States</text:a></text:p>
            <text:p> <text:a xlink:href="https://en.wikipedia.org/wiki/Czech_Republic" xlink:type="simple">Czech Republic</text:a> </text:p>
          </table:table-cell>
          <table:table-cell table:style-name="ce3" office:value-type="string" calcext:value-type="string">
            <text:p>$100,000,00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331" xlink:type="simple">[331]</text:a> 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September 20, 2022 </text:p>
          </table:table-cell>
          <table:table-cell office:value-type="string" calcext:value-type="string">
            <text:p>BreezoMeter </text:p>
          </table:table-cell>
          <table:table-cell office:value-type="string" calcext:value-type="string">
            <text:p>Air quality monitoring </text:p>
          </table:table-cell>
          <table:table-cell office:value-type="string" calcext:value-type="string">
            <text:p> <text:a xlink:href="https://en.wikipedia.org/wiki/Israel" xlink:type="simple">Israel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Maps" xlink:type="simple">Google Maps</text:a> </text:p>
          </table:table-cell>
          <table:table-cell office:value-type="string" calcext:value-type="string">
            <text:p><text:a xlink:href="https://en.wikipedia.org/wiki/List_of_mergers_and_acquisitions_by_Alphabet#cite_note-332" xlink:type="simple">[332]</text:a> 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October 11, 2022 </text:p>
          </table:table-cell>
          <table:table-cell office:value-type="string" calcext:value-type="string">
            <text:p>BrightBytes </text:p>
          </table:table-cell>
          <table:table-cell office:value-type="string" calcext:value-type="string">
            <text:p>Data &amp; Analytics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Google_for_Education" xlink:type="simple">Google for Education</text:a> </text:p>
          </table:table-cell>
          <table:table-cell office:value-type="string" calcext:value-type="string">
            <text:p><text:a xlink:href="https://en.wikipedia.org/wiki/List_of_mergers_and_acquisitions_by_Alphabet#cite_note-333" xlink:type="simple">[333]</text:a> 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October 26, 2022 </text:p>
          </table:table-cell>
          <table:table-cell office:value-type="string" calcext:value-type="string">
            <text:p>Sound Life Sciences </text:p>
          </table:table-cell>
          <table:table-cell office:value-type="string" calcext:value-type="string">
            <text:p>Health monitoring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List_of_mergers_and_acquisitions_by_Alphabet#cite_note-334" xlink:type="simple">[334]</text:a><text:a xlink:href="https://en.wikipedia.org/wiki/List_of_mergers_and_acquisitions_by_Alphabet#cite_note-335" xlink:type="simple">[335]</text:a> 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December 15, 2022 </text:p>
          </table:table-cell>
          <table:table-cell office:value-type="string" calcext:value-type="string">
            <text:p><text:a xlink:href="https://en.wikipedia.org/wiki/Open_Robotics" xlink:type="simple">Open Source Robotics Corporation</text:a> </text:p>
          </table:table-cell>
          <table:table-cell office:value-type="string" calcext:value-type="string">
            <text:p>Robotics Software </text:p>
          </table:table-cell>
          <table:table-cell office:value-type="string" calcext:value-type="string">
            <text:p> <text:a xlink:href="https://en.wikipedia.org/wiki/United_States" xlink:type="simple">United States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Intrinsic_(company)" xlink:type="simple">Intrinsic</text:a> </text:p>
          </table:table-cell>
          <table:table-cell office:value-type="string" calcext:value-type="string">
            <text:p><text:a xlink:href="https://en.wikipedia.org/wiki/List_of_mergers_and_acquisitions_by_Alphabet#cite_note-336" xlink:type="simple">[336]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9:50:49.208817329</meta:creation-date>
    <dc:date>2023-01-08T19:53:43.648803991</dc:date>
    <meta:editing-duration>PT2M54S</meta:editing-duration>
    <meta:editing-cycles>1</meta:editing-cycles>
    <meta:document-statistic meta:table-count="1" meta:cell-count="2056" meta:object-count="255"/>
    <meta:generator>LibreOffice/7.3.2.2$Linux_X86_64 LibreOffice_project/30$Build-2</meta:generator>
  </office:meta>
</office:document-meta>
</file>